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D130525AB1E863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91cm" fo:min-width="0cm"/>
      <style:paragraph-properties style:writing-mode="lr-tb"/>
    </style:style>
    <style:style style:name="gr14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96cm" fo:min-width="0cm"/>
      <style:paragraph-properties style:writing-mode="lr-tb"/>
    </style:style>
    <style:style style:name="gr16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5.415cm" fo:min-width="0cm"/>
      <style:paragraph-properties style:writing-mode="lr-tb"/>
    </style:style>
    <style:style style:name="gr18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draw:fill="none" fo:min-height="4.978cm"/>
      <style:paragraph-properties style:writing-mode="lr-tb"/>
    </style:style>
    <style:style style:name="gr27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9.91cm"/>
      <style:paragraph-properties style:writing-mode="lr-tb"/>
    </style:style>
    <style:style style:name="gr3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4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Implicit_5f_14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17.14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4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7" style:family="graphic" style:parent-style-name="Implicit_5f_14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993cm" fo:min-width="25.455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22.692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55" style:family="graphic" style:parent-style-name="standard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43cm" fo:min-width="25.455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57cm"/>
      <style:paragraph-properties style:writing-mode="lr-tb"/>
    </style:style>
    <style:style style:name="gr5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5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6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>
      <style:graphic-properties draw:stroke="solid" draw:fill="none" fo:min-height="3.1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65" style:family="graphic" style:parent-style-name="standard">
      <style:graphic-properties draw:stroke="solid" draw:fill="none" fo:min-height="3.78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82cm"/>
      <style:paragraph-properties style:writing-mode="lr-tb"/>
    </style:style>
    <style:style style:name="gr67" style:family="graphic" style:parent-style-name="Implicit_5f_1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Implicit_5f_1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Implicit_5f_1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06cm" fo:min-width="0cm"/>
      <style:paragraph-properties style:writing-mode="lr-tb"/>
    </style:style>
    <style:style style:name="gr74" style:family="graphic" style:parent-style-name="standard">
      <style:graphic-properties draw:stroke="none" draw:fill="none" fo:min-height="2.42cm"/>
      <style:paragraph-properties style:writing-mode="lr-tb"/>
    </style:style>
    <style:style style:name="gr75" style:family="graphic" style:parent-style-name="standard">
      <style:graphic-properties draw:stroke="none" draw:fill="none" fo:min-height="29.741cm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draw:fill="none" fo:min-height="17.355cm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none" draw:fill="none" fo:min-height="17.59cm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none" draw:fill="none" fo:min-height="20.39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0cm"/>
      <style:paragraph-properties style:writing-mode="lr-tb"/>
    </style:style>
    <style:style style:name="gr87" style:family="graphic" style:parent-style-name="standard">
      <style:graphic-properties draw:stroke="none" draw:fill="none" fo:min-height="7.727cm"/>
      <style:paragraph-properties style:writing-mode="lr-tb"/>
    </style:style>
    <style:style style:name="gr88" style:family="graphic" style:parent-style-name="standard">
      <style:graphic-properties draw:stroke="none" draw:fill="none" fo:min-height="5.50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  <style:paragraph-properties style:writing-mode="lr-tb"/>
    </style:style>
    <style:style style:name="gr90" style:family="graphic" style:parent-style-name="standard">
      <style:graphic-properties draw:stroke="none" draw:fill="none" fo:min-height="15.68cm"/>
      <style:paragraph-properties style:writing-mode="lr-tb"/>
    </style:style>
    <style:style style:name="gr91" style:family="graphic" style:parent-style-name="standard">
      <style:graphic-properties draw:stroke="none" draw:fill="none" fo:min-height="13.164cm"/>
      <style:paragraph-properties style:writing-mode="lr-tb"/>
    </style:style>
    <style:style style:name="gr92" style:family="graphic" style:parent-style-name="standard">
      <style:graphic-properties draw:stroke="none" draw:fill="none" fo:min-height="19.314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6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7" style:family="paragraph">
      <loext:graphic-properties draw:fill-color="#ffffff"/>
      <style:paragraph-properties style:writing-mode="lr-tb"/>
      <style:text-properties fo:font-size="28.1000003814697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style:writing-mode="lr-tb"/>
      <style:text-properties fo:color="#9966cc" loext:opacity="100%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/>
    </style:style>
    <style:style style:name="P25" style:family="paragraph">
      <style:paragraph-properties fo:margin-left="0cm" fo:margin-right="0cm" fo:text-indent="0cm" style:writing-mode="lr-tb"/>
    </style:style>
    <style:style style:name="P26" style:family="paragraph">
      <loext:graphic-properties draw:fill-color="#ffffff"/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32.9000015258789pt"/>
    </style:style>
    <style:style style:name="P28" style:family="paragraph">
      <loext:graphic-properties draw:fill="none" draw:fill-color="#ffffff"/>
      <style:paragraph-properties style:writing-mode="lr-tb"/>
      <style:text-properties style:font-name="Arial"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color="#c9211e" loext:opacity="100%"/>
    </style:style>
    <style:style style:name="P30" style:family="paragraph">
      <style:paragraph-properties fo:margin-top="0.42cm" fo:margin-bottom="0.35cm"/>
    </style:style>
    <style:style style:name="P31" style:family="paragraph">
      <style:paragraph-properties fo:margin-top="0.42cm" fo:margin-bottom="0.35cm" fo:text-align="start"/>
    </style:style>
    <style:style style:name="P32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/>
      <style:paragraph-properties fo:margin-top="0.42cm" fo:margin-bottom="0.35cm" fo:text-align="start" style:writing-mode="lr-tb"/>
      <style:text-properties fo:font-size="26pt" style:font-size-asian="26pt" style:font-size-complex="26pt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/>
      <style:paragraph-properties style:writing-mode="lr-tb"/>
      <style:text-properties fo:color="#000000" loext:opacity="100%" style:font-name="Arial" fo:font-size="28pt" style:font-size-asian="28pt" style:font-size-complex="28pt"/>
    </style:style>
    <style:style style:name="P37" style:family="paragraph">
      <loext:graphic-properties draw:fill="none"/>
      <style:paragraph-properties style:writing-mode="lr-tb"/>
      <style:text-properties style:font-name="Arial" fo:font-size="24pt" style:font-size-asian="24pt" style:font-size-complex="24pt"/>
    </style:style>
    <style:style style:name="P38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f0041" loext:opacity="100%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2a6099" loext:opacity="100%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bf0041" loext:opacity="100%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color="#800080" loext:opacity="100%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8064a2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99009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cc00cc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8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6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9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1" style:family="text">
      <style:text-properties fo:font-variant="normal" fo:text-transform="none" fo:color="#cc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3" style:family="text">
      <style:text-properties fo:color="#9966cc" loext:opacity="100%"/>
    </style:style>
    <style:style style:name="T44" style:family="text">
      <style:text-properties fo:font-variant="normal" fo:text-transform="none" fo:color="#99009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5" style:family="text">
      <style:text-properties style:font-name="Arial" fo:font-size="28pt" style:font-size-asian="28pt" style:font-size-complex="28pt"/>
    </style:style>
    <style:style style:name="T46" style:family="text">
      <style:text-properties fo:color="#0000cd" loext:opacity="100%" style:font-name="Arial" fo:font-size="28pt" style:font-size-asian="28pt" style:font-size-complex="28pt"/>
    </style:style>
    <style:style style:name="T47" style:family="text">
      <style:text-properties fo:font-variant="normal" fo:text-transform="none" fo:color="#0000cd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cd" loext:opacity="100%" style:font-name="Arial" fo:font-size="28pt" fo:font-style="italic" style:font-size-asian="28pt" style:font-size-complex="28pt"/>
    </style:style>
    <style:style style:name="T50" style:family="text">
      <style:text-properties fo:color="#0000cd" loext:opacity="100%" style:font-name="Arial" fo:font-size="28pt" fo:font-style="normal" style:font-size-asian="28pt" style:font-style-asian="normal" style:font-size-complex="28pt" style:font-style-complex="normal"/>
    </style:style>
    <style:style style:name="T51" style:family="text">
      <style:text-properties fo:color="#000000" loext:opacity="100%" style:font-name="Arial" fo:font-size="28pt" style:font-size-asian="28pt" style:font-size-complex="28pt"/>
    </style:style>
    <style:style style:name="T52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c9211e" loext:opacity="100%" style:font-name="Arial" fo:font-size="28pt" style:font-size-asian="28pt" style:font-size-complex="28pt"/>
    </style:style>
    <style:style style:name="T54" style:family="text">
      <style:text-properties fo:color="#c9211e" loext:opacity="100%" style:font-name="Arial" fo:font-size="28pt" fo:font-style="normal" style:font-size-asian="28pt" style:font-style-asian="normal" style:font-size-complex="28pt" style:font-style-complex="normal"/>
    </style:style>
    <style:style style:name="T55" style:family="text">
      <style:text-properties fo:font-size="26pt" fo:font-weight="bold" style:font-size-asian="26pt" style:font-weight-asian="bold" style:font-size-complex="26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55308d" loext:opacity="100%" fo:font-size="26pt" style:font-size-asian="26pt" style:font-size-complex="26pt"/>
    </style:style>
    <style:style style:name="T61" style:family="text">
      <style:text-properties fo:color="#800080" loext:opacity="100%" fo:font-size="26pt" style:font-size-asian="26pt" style:font-size-complex="26pt"/>
    </style:style>
    <style:style style:name="T62" style:family="text">
      <style:text-properties fo:color="#2a6099" loext:opacity="100%" fo:font-size="26pt" style:font-size-asian="26pt" style:font-size-complex="26pt"/>
    </style:style>
    <style:style style:name="T63" style:family="text">
      <style:text-properties fo:font-size="26pt" fo:font-weight="normal" style:font-size-asian="26pt" style:font-weight-asian="normal" style:font-size-complex="26pt" style:font-weight-complex="normal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color="#7030a0" loext:opacity="100%" style:font-name="Arial" fo:font-size="32pt" style:font-size-asian="32pt" style:font-size-complex="32pt"/>
    </style:style>
    <style:style style:name="T66" style:family="text">
      <style:text-properties style:font-name="Arial" fo:font-size="24pt" style:font-size-asian="24pt" style:font-size-complex="24pt"/>
    </style:style>
    <style:style style:name="T67" style:family="text">
      <style:text-properties fo:color="#0000ff" loext:opacity="100%" style:font-name="Arial" fo:font-size="28pt" style:font-size-asian="28pt" style:font-size-complex="28pt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loext:opacity="100%" style:font-name="Arial" fo:font-size="28pt" fo:font-style="normal" style:font-size-asian="28pt" style:font-style-asian="normal" style:font-size-complex="28pt" style:font-style-complex="normal"/>
    </style:style>
    <style:style style:name="T70" style:family="text">
      <style:text-properties style:font-name="Arial" fo:font-size="26pt" style:font-size-asian="26pt" style:font-size-complex="26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0000" loext:opacity="100%" fo:font-size="26pt" style:font-size-asian="26pt" style:font-size-complex="26pt"/>
    </style:style>
    <style:style style:name="T74" style:family="text">
      <style:text-properties fo:color="#ff0000" loext:opacity="100%" style:font-name="Arial" fo:font-size="28pt" style:font-size-asian="28pt" style:font-size-complex="28pt"/>
    </style:style>
    <style:style style:name="T75" style:family="text">
      <style:text-properties fo:color="#2a6099" loext:opacity="100%" style:font-name="Arial" fo:font-size="28pt" style:font-size-asian="28pt" style:font-size-complex="28pt"/>
    </style:style>
    <style:style style:name="T76" style:family="text">
      <style:text-properties fo:font-variant="normal" fo:text-transform="none" fo:color="#2a6099" loext:opacity="100%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00" loext:opacity="100%" style:font-name="Arial" fo:font-size="26pt" style:font-size-asian="26pt" style:font-size-complex="26pt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0<text:line-break/></text:p>
          </draw:text-box>
        </draw:frame>
        <draw:frame presentation:style-name="pr2" draw:text-style-name="P3" draw:layer="layout" svg:width="25.199cm" svg:height="12.179cm" svg:x="1.4cm" svg:y="4.514cm" presentation:class="subtitle" presentation:user-transformed="true">
          <draw:text-box>
            <text:p text:style-name="P2"><text:span text:style-name="T1">Semestrul I, 2024-2025</text:span></text:p>
            <text:p text:style-name="P2"><text:span text:style-name="T1">Carmen Chir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TextBox 1_ 1" draw:style-name="gr2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 2" draw:style-name="gr3" draw:text-style-name="P6" draw:layer="layout" svg:width="25.742cm" svg:height="12.437cm" svg:x="0.856cm" svg:y="1.998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 2" draw:style-name="gr4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 2" draw:style-name="gr5" draw:text-style-name="P6" draw:layer="layout" svg:width="0.503cm" svg:height="4.315cm" svg:x="0.126cm" svg:y="1.166cm"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 2" draw:style-name="gr6" draw:text-style-name="P6" draw:layer="layout" svg:width="26.038cm" svg:height="19.116cm" svg:x="0.983cm" svg:y="1.166cm">
          <text:p text:style-name="P5"><text:span text:style-name="T4"><text:s text:c="11"/></text:span><text:span text:style-name="T4"><text:s text:c="11"/></text:span><text:span text:style-name="T4"><text:s text:c="10"/></text:span><text:span text:style-name="T3">OBIE</text:span><text:span text:style-name="T3">CTE</text:span></text:p>
          <text:p text:style-name="P5"><text:span text:style-name="T7"><text:s/></text:span></text:p>
          <text:p text:style-name="P5"><text:span text:style-name="T8"/></text:p>
          <text:p text:style-name="P5"><text:span text:style-name="T8"><text:s text:c="2"/></text:span><text:span text:style-name="T8">- <text:s/>un </text:span><text:span text:style-name="T8">obiect </text:span><text:span text:style-name="T8">este o </text:span><text:span text:style-name="T8">colecție </text:span><text:span text:style-name="T8">de </text:span><text:span text:style-name="T8">perechi </text:span><text:span text:style-name="T8">propriet</text:span><text:span text:style-name="T8">ate-</text:span><text:span text:style-name="T8">valoare</text:span></text:p>
          <text:p text:style-name="P5"><text:span text:style-name="T9"><text:s text:c="2"/></text:span></text:p>
          <text:p text:style-name="P5"><text:span text:style-name="T10"><text:s text:c="2"/></text:span><text:span text:style-name="T10">- <text:s/></text:span><text:span text:style-name="T10">daca </text:span><text:span text:style-name="T10">valoare</text:span><text:span text:style-name="T10">a este </text:span><text:span text:style-name="T10">o </text:span><text:span text:style-name="T10">funcție, </text:span><text:span text:style-name="T10">atunci </text:span><text:span text:style-name="T10">propriet</text:span><text:span text:style-name="T10">atea se </text:span></text:p>
          <text:p text:style-name="P5"><text:span text:style-name="T10"><text:s text:c="3"/></text:span><text:span text:style-name="T10">numeșt</text:span><text:span text:style-name="T10">e </text:span><text:span text:style-name="T10">metodă</text:span></text:p>
          <text:p text:style-name="P5"><text:span text:style-name="T10"><text:s/></text:span></text:p>
          <text:p text:style-name="P5"><text:span text:style-name="T11"><text:s text:c="6"/></text:span><text:span text:style-name="T11">var </text:span><text:span text:style-name="T11">ob = </text:span><text:span text:style-name="T11">{prop1: </text:span><text:span text:style-name="T11">val1, </text:span><text:span text:style-name="T11">prop2: </text:span><text:span text:style-name="T11">val2, ... </text:span><text:span text:style-name="T11">, propn: </text:span><text:span text:style-name="T11">valn};</text:span></text:p>
          <text:p text:style-name="P5"><text:span text:style-name="T12"><text:s/></text:span></text:p>
          <text:p text:style-name="P5"><text:span text:style-name="T8"><text:s text:c="2"/></text:span><text:span text:style-name="T8">- <text:s/></text:span><text:span text:style-name="T8">accesa</text:span><text:span text:style-name="T8">rea </text:span><text:span text:style-name="T8">propriet</text:span><text:span text:style-name="T8">ăților:</text:span></text:p>
          <text:p text:style-name="P5"><text:span text:style-name="T8"><text:s text:c="2"/></text:span></text:p>
          <text:p text:style-name="P5"><text:span text:style-name="T8"><text:s text:c="5"/></text:span><text:span text:style-name="T11">ob.prop</text:span><text:span text:style-name="T11">1; <text:s/>// </text:span><text:span text:style-name="T11">val1</text:span></text:p>
          <text:p text:style-name="P5"><text:span text:style-name="T11"><text:s text:c="5"/></text:span><text:span text:style-name="T11">ob["pro</text:span><text:span text:style-name="T11">p1"]; // </text:span><text:span text:style-name="T11">val1</text:span></text:p>
          <text:p text:style-name="P5"><text:span text:style-name="T11"><text:s text:c="2"/></text:span></text:p>
          <text:p text:style-name="P5"><text:span text:style-name="T13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TextBox 1_ 6" draw:style-name="gr7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 5" draw:style-name="gr8" draw:text-style-name="P6" draw:layer="layout" svg:width="25.742cm" svg:height="12.437cm" svg:x="0.856cm" svg:y="1.998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 5" draw:style-name="gr9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 5" draw:style-name="gr10" draw:text-style-name="P6" draw:layer="layout" svg:width="0.503cm" svg:height="4.315cm" svg:x="0.126cm" svg:y="1.166cm"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 5" draw:style-name="gr11" draw:text-style-name="P6" draw:layer="layout" svg:width="23.943cm" svg:height="21.829cm" svg:x="1.301cm" svg:y="1.166cm">
          <text:p text:style-name="P5"><text:span text:style-name="T14"><text:s text:c="24"/></text:span><text:span text:style-name="T14">PROTOTIPURI</text:span></text:p>
          <text:p text:style-name="P5"><text:span text:style-name="T7"><text:s/></text:span></text:p>
          <text:p text:style-name="P5"><text:span text:style-name="T8"><text:s text:c="2"/></text:span><text:span text:style-name="T8">- prototipul unui obiect este desemnat prin </text:span></text:p>
          <text:p text:style-name="P5"><text:span text:style-name="T11"><text:s text:c="25"/></text:span><text:span text:style-name="T11">Object.prototype</text:span></text:p>
          <text:p text:style-name="P5"><text:span text:style-name="T8"/></text:p>
          <text:p text:style-name="P5"><text:span text:style-name="T8"><text:s text:c="2"/></text:span><text:span text:style-name="T8">- orice obiect moștenește proprietățile obiectului</text:span></text:p>
          <text:p text:style-name="P5"><text:span text:style-name="T8"><text:s text:c="5"/></text:span><text:span text:style-name="T8">prototip (prototypal inheritance)</text:span></text:p>
          <text:p text:style-name="P5"><text:span text:style-name="T8"/></text:p>
          <text:p text:style-name="P5"><text:span text:style-name="T8"><text:s/></text:span><text:span text:style-name="T8">- <text:s/>obiectele care au același prototip formează o clasă</text:span></text:p>
          <text:p text:style-name="P5"><text:span text:style-name="T8"/></text:p>
          <text:p text:style-name="P5"><text:span text:style-name="T8"><text:s/></text:span><text:span text:style-name="T8">- <text:s/>toate obiectele sunt descendenți ai obiectului</text:span></text:p>
          <text:p text:style-name="P5"><text:span text:style-name="T8"><text:s text:c="4"/></text:span><text:span text:style-name="T8">generic </text:span><text:span text:style-name="T11">Object</text:span></text:p>
          <text:p text:style-name="P5"><text:span text:style-name="T11"/></text:p>
          <text:p text:style-name="P5"><text:span text:style-name="T11"><text:s text:c="4"/></text:span><text:span text:style-name="T11">Object.getPrototypeOf() </text:span><text:span text:style-name="T8">// prototipul obiectului</text:span></text:p>
          <text:p text:style-name="P5"><text:span text:style-name="T11"><text:s text:c="47"/></text:span><text:span text:style-name="T8">specificat</text:span></text:p>
          <text:p text:style-name="P5"><text:span text:style-name="T8"/></text:p>
          <text:p text:style-name="P5"><text:span text:style-name="T12"><text:s text:c="5"/></text:span></text:p>
          <text:p text:style-name="P5"><text:span text:style-name="T13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TextBox 1_ 2" draw:style-name="gr12" draw:text-style-name="P6" draw:layer="layout" svg:width="11.032cm" svg:height="1.605cm" svg:x="7.824cm" svg:y="1.066cm">
          <text:p text:style-name="P5"><text:span text:style-name="T4">Crearea obiectelor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8" draw:layer="layout" svg:width="26.7cm" svg:height="10.16cm" svg:x="0.9cm" svg:y="4.4cm">
          <draw:text-box>
            <text:p><text:span text:style-name="T15">-</text:span><text:span text:style-name="T15"> </text:span><text:span text:style-name="T15"><text:s/></text:span><text:span text:style-name="T15">p</text:span><text:span text:style-name="T15">r</text:span><text:span text:style-name="T15">i</text:span><text:span text:style-name="T15">n</text:span><text:span text:style-name="T15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 </text:span><text:span text:style-name="T16">l</text:span><text:span text:style-name="T16">i</text:span><text:span text:style-name="T16">t</text:span><text:span text:style-name="T16">e</text:span><text:span text:style-name="T16">r</text:span><text:span text:style-name="T16">a</text:span><text:span text:style-name="T16">l</text:span></text:p>
            <text:p><text:span text:style-name="T15"/></text:p>
            <text:p><text:span text:style-name="T17">-</text:span><text:span text:style-name="T17"> </text:span><text:span text:style-name="T17">p</text:span><text:span text:style-name="T17">r</text:span><text:span text:style-name="T17">o</text:span><text:span text:style-name="T17">p</text:span><text:span text:style-name="T17">r</text:span><text:span text:style-name="T17">i</text:span><text:span text:style-name="T17">e</text:span><text:span text:style-name="T17">t</text:span><text:span text:style-name="T17">ă</text:span><text:span text:style-name="T17">ț</text:span><text:span text:style-name="T17">i</text:span><text:span text:style-name="T17">l</text:span><text:span text:style-name="T17">e</text:span><text:span text:style-name="T17">,</text:span><text:span text:style-name="T17"> </text:span><text:span text:style-name="T17">m</text:span><text:span text:style-name="T17">e</text:span><text:span text:style-name="T17">t</text:span><text:span text:style-name="T17">o</text:span><text:span text:style-name="T17">d</text:span><text:span text:style-name="T17">e</text:span><text:span text:style-name="T17">l</text:span><text:span text:style-name="T17">e</text:span><text:span text:style-name="T17">,</text:span><text:span text:style-name="T17"> </text:span><text:span text:style-name="T17">î</text:span><text:span text:style-name="T17">m</text:span><text:span text:style-name="T17">p</text:span><text:span text:style-name="T17">r</text:span><text:span text:style-name="T17">e</text:span><text:span text:style-name="T17">u</text:span><text:span text:style-name="T17">n</text:span><text:span text:style-name="T17">ă</text:span><text:span text:style-name="T17"> </text:span><text:span text:style-name="T17">c</text:span><text:span text:style-name="T17">u</text:span><text:span text:style-name="T17"> </text:span><text:span text:style-name="T17">v</text:span><text:span text:style-name="T17">a</text:span><text:span text:style-name="T17">l</text:span><text:span text:style-name="T17">o</text:span><text:span text:style-name="T17">r</text:span><text:span text:style-name="T17">i</text:span><text:span text:style-name="T17">l</text:span><text:span text:style-name="T17">e</text:span><text:span text:style-name="T17"> </text:span><text:span text:style-name="T17">l</text:span><text:span text:style-name="T17">o</text:span><text:span text:style-name="T17">r</text:span><text:span text:style-name="T17"> </text:span></text:p>
            <text:p><text:span text:style-name="T17"><text:s/></text:span><text:span text:style-name="T17"><text:s/></text:span><text:span text:style-name="T17">s</text:span><text:span text:style-name="T17">u</text:span><text:span text:style-name="T17">n</text:span><text:span text:style-name="T17">t</text:span><text:span text:style-name="T17"> </text:span><text:span text:style-name="T17">e</text:span><text:span text:style-name="T17">n</text:span><text:span text:style-name="T17">u</text:span><text:span text:style-name="T17">m</text:span><text:span text:style-name="T17">e</text:span><text:span text:style-name="T17">r</text:span><text:span text:style-name="T17">a</text:span><text:span text:style-name="T17">t</text:span><text:span text:style-name="T17">e</text:span><text:span text:style-name="T17"> </text:span><text:span text:style-name="T17">î</text:span><text:span text:style-name="T17">n</text:span><text:span text:style-name="T17">t</text:span><text:span text:style-name="T17">r</text:span><text:span text:style-name="T17">e</text:span><text:span text:style-name="T17"> </text:span><text:span text:style-name="T17">a</text:span><text:span text:style-name="T17">c</text:span><text:span text:style-name="T17">o</text:span><text:span text:style-name="T17">l</text:span><text:span text:style-name="T17">a</text:span><text:span text:style-name="T17">d</text:span><text:span text:style-name="T17">e</text:span></text:p>
            <text:p><text:span text:style-name="T17"/></text:p>
            <text:p><text:span text:style-name="T17">-</text:span><text:span text:style-name="T17"> </text:span><text:span text:style-name="T17">s</text:span><text:span text:style-name="T17">e</text:span><text:span text:style-name="T17"> </text:span><text:span text:style-name="T17">c</text:span><text:span text:style-name="T17">r</text:span><text:span text:style-name="T17">e</text:span><text:span text:style-name="T17">e</text:span><text:span text:style-name="T17">a</text:span><text:span text:style-name="T17">z</text:span><text:span text:style-name="T17">ă</text:span><text:span text:style-name="T17"> </text:span><text:span text:style-name="T17">u</text:span><text:span text:style-name="T17">n</text:span><text:span text:style-name="T17"> </text:span><text:span text:style-name="T17">s</text:span><text:span text:style-name="T17">i</text:span><text:span text:style-name="T17">n</text:span><text:span text:style-name="T17">g</text:span><text:span text:style-name="T17">u</text:span><text:span text:style-name="T17">r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/text:p>
            <text:p><text:span text:style-name="T17"/></text:p>
            <text:p><text:span text:style-name="T18"><text:s/></text:span><text:span text:style-name="T18">v</text:span><text:span text:style-name="T18">a</text:span><text:span text:style-name="T18">r</text:span><text:span text:style-name="T18"> </text:span><text:span text:style-name="T18">r</text:span><text:span text:style-name="T18">e</text:span><text:span text:style-name="T18">t</text:span><text:span text:style-name="T18">e</text:span><text:span text:style-name="T18">t</text:span><text:span text:style-name="T18">a</text:span><text:span text:style-name="T18"> </text:span><text:span text:style-name="T18">=</text:span><text:span text:style-name="T18"> </text:span><text:span text:style-name="T18">{</text:span><text:span text:style-name="T18">n</text:span><text:span text:style-name="T18">u</text:span><text:span text:style-name="T18">m</text:span><text:span text:style-name="T18">e</text:span><text:span text:style-name="T18">:</text:span><text:span text:style-name="T18"> </text:span><text:span text:style-name="T18">"</text:span><text:span text:style-name="T18">P</text:span><text:span text:style-name="T18">a</text:span><text:span text:style-name="T18">t</text:span><text:span text:style-name="T18">e</text:span><text:span text:style-name="T18">u</text:span><text:span text:style-name="T18">r</text:span><text:span text:style-name="T18">i</text:span><text:span text:style-name="T18">"</text:span><text:span text:style-name="T18">,</text:span><text:span text:style-name="T18"> </text:span><text:span text:style-name="T18">d</text:span><text:span text:style-name="T18">u</text:span><text:span text:style-name="T18">r</text:span><text:span text:style-name="T18">a</text:span><text:span text:style-name="T18">t</text:span><text:span text:style-name="T18">a</text:span><text:span text:style-name="T18">:</text:span><text:span text:style-name="T18"> </text:span><text:span text:style-name="T18">4</text:span><text:span text:style-name="T18">0</text:span><text:span text:style-name="T18">,</text:span><text:span text:style-name="T18"> </text:span><text:span text:style-name="T18">c</text:span><text:span text:style-name="T18">a</text:span><text:span text:style-name="T18">t</text:span><text:span text:style-name="T18">e</text:span><text:span text:style-name="T18">g</text:span><text:span text:style-name="T18">o</text:span><text:span text:style-name="T18">r</text:span><text:span text:style-name="T18">i</text:span><text:span text:style-name="T18">e</text:span><text:span text:style-name="T18">:</text:span><text:span text:style-name="T19">"</text:span><text:span text:style-name="T19">A</text:span><text:span text:style-name="T19">p</text:span><text:span text:style-name="T19">e</text:span><text:span text:style-name="T19">r</text:span><text:span text:style-name="T19">i</text:span><text:span text:style-name="T19">t</text:span><text:span text:style-name="T19">i</text:span><text:span text:style-name="T19">v</text:span><text:span text:style-name="T19">"</text:span><text:span text:style-name="T19"> </text:span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TextBox 1_ 7" draw:style-name="gr14" draw:text-style-name="P6" draw:layer="layout" svg:width="11.032cm" svg:height="1.605cm" svg:x="7.824cm" svg:y="0.266cm">
          <text:p text:style-name="P5"><text:span text:style-name="T4">Crearea obiectelor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8" draw:layer="layout" svg:width="26.7cm" svg:height="12.21cm" svg:x="0.9cm" svg:y="4.4cm">
          <draw:text-box>
            <text:p><text:span text:style-name="T15">-</text:span><text:span text:style-name="T15"> </text:span><text:span text:style-name="T15"><text:s/></text:span><text:span text:style-name="T15">c</text:span><text:span text:style-name="T15">u</text:span><text:span text:style-name="T15"> </text:span><text:span text:style-name="T15">a</text:span><text:span text:style-name="T15">j</text:span><text:span text:style-name="T15">u</text:span><text:span text:style-name="T15">t</text:span><text:span text:style-name="T15">o</text:span><text:span text:style-name="T15">r</text:span><text:span text:style-name="T15">u</text:span><text:span text:style-name="T15">l</text:span><text:span text:style-name="T15"> </text:span><text:span text:style-name="T16">o</text:span><text:span text:style-name="T16">b</text:span><text:span text:style-name="T16">i</text:span><text:span text:style-name="T16">e</text:span><text:span text:style-name="T16">c</text:span><text:span text:style-name="T16">t</text:span><text:span text:style-name="T16">u</text:span><text:span text:style-name="T16">l</text:span><text:span text:style-name="T16">u</text:span><text:span text:style-name="T16">i</text:span><text:span text:style-name="T16"> </text:span><text:span text:style-name="T16">g</text:span><text:span text:style-name="T16">e</text:span><text:span text:style-name="T16">n</text:span><text:span text:style-name="T16">e</text:span><text:span text:style-name="T16">r</text:span><text:span text:style-name="T16">i</text:span><text:span text:style-name="T16">c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/text:p>
            <text:p><text:span text:style-name="T15"/></text:p>
            <text:p><text:span text:style-name="T17">-</text:span><text:span text:style-name="T17"> </text:span><text:span text:style-name="T17"><text:s/></text:span><text:span text:style-name="T17">s</text:span><text:span text:style-name="T17">e</text:span><text:span text:style-name="T17"> </text:span><text:span text:style-name="T17">a</text:span><text:span text:style-name="T17">p</text:span><text:span text:style-name="T17">e</text:span><text:span text:style-name="T17">l</text:span><text:span text:style-name="T17">e</text:span><text:span text:style-name="T17">a</text:span><text:span text:style-name="T17">z</text:span><text:span text:style-name="T17">a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u</text:span><text:span text:style-name="T17">l</text:span><text:span text:style-name="T17"> </text:span><text:span text:style-name="T17">n</text:span><text:span text:style-name="T17">e</text:span><text:span text:style-name="T17">w</text:span><text:span text:style-name="T17"> 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(</text:span><text:span text:style-name="T17">)</text:span><text:span text:style-name="T17"> </text:span><text:span text:style-name="T17">ș</text:span><text:span text:style-name="T17">i</text:span><text:span text:style-name="T17"> </text:span><text:span text:style-name="T17">s</text:span><text:span text:style-name="T17">e</text:span><text:span text:style-name="T17"> </text:span><text:span text:style-name="T17">a</text:span><text:span text:style-name="T17">d</text:span><text:span text:style-name="T17">a</text:span><text:span text:style-name="T17">u</text:span><text:span text:style-name="T17">g</text:span><text:span text:style-name="T17">a</text:span><text:span text:style-name="T17"> </text:span><text:span text:style-name="T17">a</text:span><text:span text:style-name="T17">p</text:span><text:span text:style-name="T17">o</text:span><text:span text:style-name="T17">i</text:span></text:p>
            <text:p><text:span text:style-name="T17"><text:s/></text:span><text:span text:style-name="T17"><text:s/></text:span><text:span text:style-name="T17"><text:s/></text:span><text:span text:style-name="T17">p</text:span><text:span text:style-name="T17">r</text:span><text:span text:style-name="T17">o</text:span><text:span text:style-name="T17">p</text:span><text:span text:style-name="T17">r</text:span><text:span text:style-name="T17">i</text:span><text:span text:style-name="T17">e</text:span><text:span text:style-name="T17">t</text:span><text:span text:style-name="T17">a</text:span><text:span text:style-name="T17">t</text:span><text:span text:style-name="T17">i</text:span><text:span text:style-name="T17">l</text:span><text:span text:style-name="T17">e</text:span><text:span text:style-name="T17"> </text:span><text:span text:style-name="T17">ș</text:span><text:span text:style-name="T17">i</text:span><text:span text:style-name="T17"> </text:span><text:span text:style-name="T17">m</text:span><text:span text:style-name="T17">e</text:span><text:span text:style-name="T17">t</text:span><text:span text:style-name="T17">o</text:span><text:span text:style-name="T17">d</text:span><text:span text:style-name="T17">e</text:span><text:span text:style-name="T17">l</text:span><text:span text:style-name="T17">e</text:span></text:p>
            <text:p><text:span text:style-name="T17"/></text:p>
            <text:p><text:span text:style-name="T17">-</text:span><text:span text:style-name="T17"> </text:span><text:span text:style-name="T17"><text:s/></text:span><text:span text:style-name="T17">s</text:span><text:span text:style-name="T17">e</text:span><text:span text:style-name="T17"> </text:span><text:span text:style-name="T17">c</text:span><text:span text:style-name="T17">r</text:span><text:span text:style-name="T17">e</text:span><text:span text:style-name="T17">e</text:span><text:span text:style-name="T17">a</text:span><text:span text:style-name="T17">z</text:span><text:span text:style-name="T17">ă</text:span><text:span text:style-name="T17"> </text:span><text:span text:style-name="T17">u</text:span><text:span text:style-name="T17">n</text:span><text:span text:style-name="T17"> </text:span><text:span text:style-name="T17">s</text:span><text:span text:style-name="T17">i</text:span><text:span text:style-name="T17">n</text:span><text:span text:style-name="T17">g</text:span><text:span text:style-name="T17">u</text:span><text:span text:style-name="T17">r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/text:p>
            <text:p><text:span text:style-name="T17"/></text:p>
            <text:p><text:span text:style-name="T20"><text:s/></text:span><text:span text:style-name="T20"><text:s/></text:span><text:span text:style-name="T21">v</text:span><text:span text:style-name="T21">a</text:span><text:span text:style-name="T21">r</text:span><text:span text:style-name="T21"> </text:span><text:span text:style-name="T21">r</text:span><text:span text:style-name="T21">e</text:span><text:span text:style-name="T21">t</text:span><text:span text:style-name="T21">e</text:span><text:span text:style-name="T21">t</text:span><text:span text:style-name="T21">a</text:span><text:span text:style-name="T21"> </text:span><text:span text:style-name="T21">=</text:span><text:span text:style-name="T21"> </text:span><text:span text:style-name="T21">n</text:span><text:span text:style-name="T21">e</text:span><text:span text:style-name="T21">w</text:span><text:span text:style-name="T21"> </text:span><text:span text:style-name="T21">O</text:span><text:span text:style-name="T21">b</text:span><text:span text:style-name="T21">j</text:span><text:span text:style-name="T21">e</text:span><text:span text:style-name="T21">c</text:span><text:span text:style-name="T21">t</text:span><text:span text:style-name="T21">(</text:span><text:span text:style-name="T21">)</text:span><text:span text:style-name="T21">;</text:span></text:p>
            <text:p><text:span text:style-name="T21"><text:s/></text:span><text:span text:style-name="T21"><text:s/></text:span><text:span text:style-name="T21"><text:s/></text:span><text:span text:style-name="T18">r</text:span><text:span text:style-name="T18">e</text:span><text:span text:style-name="T18">t</text:span><text:span text:style-name="T18">e</text:span><text:span text:style-name="T18">t</text:span><text:span text:style-name="T18">a</text:span><text:span text:style-name="T18">.</text:span><text:span text:style-name="T18">n</text:span><text:span text:style-name="T18">u</text:span><text:span text:style-name="T18">m</text:span><text:span text:style-name="T18">e</text:span><text:span text:style-name="T18"> </text:span><text:span text:style-name="T18">=</text:span><text:span text:style-name="T18"> </text:span><text:span text:style-name="T18">"</text:span><text:span text:style-name="T18">P</text:span><text:span text:style-name="T18">a</text:span><text:span text:style-name="T18">t</text:span><text:span text:style-name="T18">e</text:span><text:span text:style-name="T18">u</text:span><text:span text:style-name="T18">r</text:span><text:span text:style-name="T18">i</text:span><text:span text:style-name="T18">"</text:span><text:span text:style-name="T18">;</text:span></text:p>
            <text:p><text:span text:style-name="T18"><text:s/></text:span><text:span text:style-name="T18"><text:s/></text:span><text:span text:style-name="T18"><text:s/></text:span><text:span text:style-name="T18">r</text:span><text:span text:style-name="T18">e</text:span><text:span text:style-name="T18">t</text:span><text:span text:style-name="T18">e</text:span><text:span text:style-name="T18">t</text:span><text:span text:style-name="T18">a</text:span><text:span text:style-name="T18">.</text:span><text:span text:style-name="T18">d</text:span><text:span text:style-name="T18">u</text:span><text:span text:style-name="T18">r</text:span><text:span text:style-name="T18">a</text:span><text:span text:style-name="T18">t</text:span><text:span text:style-name="T18">a</text:span><text:span text:style-name="T18"> </text:span><text:span text:style-name="T18">=</text:span><text:span text:style-name="T18"> </text:span><text:span text:style-name="T18">4</text:span><text:span text:style-name="T18">0</text:span><text:span text:style-name="T18">;</text:span></text:p>
            <text:p><text:span text:style-name="T18"><text:s/></text:span><text:span text:style-name="T18"><text:s/></text:span><text:span text:style-name="T18"><text:s/></text:span><text:span text:style-name="T18">r</text:span><text:span text:style-name="T18">e</text:span><text:span text:style-name="T18">t</text:span><text:span text:style-name="T18">e</text:span><text:span text:style-name="T18">t</text:span><text:span text:style-name="T18">a</text:span><text:span text:style-name="T18">.</text:span><text:span text:style-name="T18">c</text:span><text:span text:style-name="T18">a</text:span><text:span text:style-name="T18">t</text:span><text:span text:style-name="T18">e</text:span><text:span text:style-name="T18">g</text:span><text:span text:style-name="T18">o</text:span><text:span text:style-name="T18">r</text:span><text:span text:style-name="T18">i</text:span><text:span text:style-name="T18">e</text:span><text:span text:style-name="T18"> </text:span><text:span text:style-name="T18">=</text:span><text:span text:style-name="T18"> </text:span><text:span text:style-name="T19">"</text:span><text:span text:style-name="T19">A</text:span><text:span text:style-name="T19">p</text:span><text:span text:style-name="T19">e</text:span><text:span text:style-name="T19">r</text:span><text:span text:style-name="T19">i</text:span><text:span text:style-name="T19">t</text:span><text:span text:style-name="T19">i</text:span><text:span text:style-name="T19">v</text:span><text:span text:style-name="T19">"</text:span><text:span text:style-name="T19">;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TextBox 1_ 8" draw:style-name="gr16" draw:text-style-name="P6" draw:layer="layout" svg:width="11.032cm" svg:height="1.605cm" svg:x="7.824cm" svg:y="0.766cm">
          <text:p text:style-name="P5"><text:span text:style-name="T4">Crearea obiectelor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8" draw:layer="layout" svg:width="26.7cm" svg:height="15.665cm" svg:x="0.9cm" svg:y="3.3cm">
          <draw:text-box>
            <text:p><text:span text:style-name="T15">-</text:span><text:span text:style-name="T15"> </text:span><text:span text:style-name="T15"><text:s/></text:span><text:span text:style-name="T15">c</text:span><text:span text:style-name="T15">u</text:span><text:span text:style-name="T15"> </text:span><text:span text:style-name="T15">a</text:span><text:span text:style-name="T15">j</text:span><text:span text:style-name="T15">u</text:span><text:span text:style-name="T15">t</text:span><text:span text:style-name="T15">o</text:span><text:span text:style-name="T15">r</text:span><text:span text:style-name="T15">u</text:span><text:span text:style-name="T15">l</text:span><text:span text:style-name="T15"> </text:span><text:span text:style-name="T16">u</text:span><text:span text:style-name="T16">n</text:span><text:span text:style-name="T16">u</text:span><text:span text:style-name="T16">i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o</text:span><text:span text:style-name="T16">r</text:span><text:span text:style-name="T16"> </text:span><text:span text:style-name="T16">d</text:span><text:span text:style-name="T16">e</text:span><text:span text:style-name="T16"> </text:span><text:span text:style-name="T16">o</text:span><text:span text:style-name="T16">b</text:span><text:span text:style-name="T16">i</text:span><text:span text:style-name="T16">e</text:span><text:span text:style-name="T16">c</text:span><text:span text:style-name="T16">t</text:span><text:span text:style-name="T16">e</text:span></text:p>
            <text:p><text:span text:style-name="T15"/></text:p>
            <text:p><text:span text:style-name="T17">-</text:span><text:span text:style-name="T17"> </text:span><text:span text:style-name="T17"><text:s/></text:span><text:span text:style-name="T17">s</text:span><text:span text:style-name="T17">e</text:span><text:span text:style-name="T17"> </text:span><text:span text:style-name="T17">d</text:span><text:span text:style-name="T17">e</text:span><text:span text:style-name="T17">f</text:span><text:span text:style-name="T17">i</text:span><text:span text:style-name="T17">n</text:span><text:span text:style-name="T17">e</text:span><text:span text:style-name="T17">s</text:span><text:span text:style-name="T17">t</text:span><text:span text:style-name="T17">e</text:span><text:span text:style-name="T17"> </text:span><text:span text:style-name="T17">o</text:span><text:span text:style-name="T17"> </text:span><text:span text:style-name="T17">f</text:span><text:span text:style-name="T17">u</text:span><text:span text:style-name="T17">n</text:span><text:span text:style-name="T17">c</text:span><text:span text:style-name="T17">ț</text:span><text:span text:style-name="T17">i</text:span><text:span text:style-name="T17">e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(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r</text:span><text:span text:style-name="T17">i</text:span><text:span text:style-name="T17">i</text:span><text:span text:style-name="T17">)</text:span><text:span text:style-name="T17"> </text:span><text:span text:style-name="T17">c</text:span><text:span text:style-name="T17">a</text:span><text:span text:style-name="T17">r</text:span><text:span text:style-name="T17">e</text:span><text:span text:style-name="T17"> </text:span><text:span text:style-name="T17">a</text:span><text:span text:style-name="T17">p</text:span><text:span text:style-name="T17">o</text:span><text:span text:style-name="T17">i</text:span><text:span text:style-name="T17"> </text:span></text:p>
            <text:p><text:span text:style-name="T17"><text:s/></text:span><text:span text:style-name="T17"><text:s/></text:span><text:span text:style-name="T17"><text:s/></text:span><text:span text:style-name="T17">v</text:span><text:span text:style-name="T17">a</text:span><text:span text:style-name="T17"> </text:span><text:span text:style-name="T17">f</text:span><text:span text:style-name="T17">i</text:span><text:span text:style-name="T17"> </text:span><text:span text:style-name="T17">a</text:span><text:span text:style-name="T17">p</text:span><text:span text:style-name="T17">e</text:span><text:span text:style-name="T17">l</text:span><text:span text:style-name="T17">a</text:span><text:span text:style-name="T17">t</text:span><text:span text:style-name="T17">a</text:span><text:span text:style-name="T17"> </text:span><text:span text:style-name="T17">c</text:span><text:span text:style-name="T17">u</text:span><text:span text:style-name="T17"> </text:span><text:span text:style-name="T17">n</text:span><text:span text:style-name="T17">e</text:span><text:span text:style-name="T17">w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(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r</text:span><text:span text:style-name="T17">i</text:span><text:span text:style-name="T17">i</text:span><text:span text:style-name="T17">)</text:span><text:span text:style-name="T17"> </text:span><text:span text:style-name="T17">p</text:span><text:span text:style-name="T17">e</text:span><text:span text:style-name="T17">n</text:span><text:span text:style-name="T17">t</text:span><text:span text:style-name="T17">r</text:span><text:span text:style-name="T17">u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f</text:span><text:span text:style-name="T17">i</text:span><text:span text:style-name="T17">e</text:span><text:span text:style-name="T17">c</text:span><text:span text:style-name="T17">a</text:span><text:span text:style-name="T17">r</text:span><text:span text:style-name="T17">e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text:span text:style-name="T17"> </text:span><text:span text:style-name="T17">c</text:span><text:span text:style-name="T17">a</text:span><text:span text:style-name="T17">r</text:span><text:span text:style-name="T17">e</text:span><text:span text:style-name="T17"> </text:span><text:span text:style-name="T17">v</text:span><text:span text:style-name="T17">a</text:span><text:span text:style-name="T17"> </text:span><text:span text:style-name="T17">f</text:span><text:span text:style-name="T17">i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/text:p>
            <text:p><text:span text:style-name="T17"/></text:p>
            <text:p><text:span text:style-name="T17"><text:s/></text:span><text:span text:style-name="T17"><text:s/></text:span><text:span text:style-name="T17"><text:s/>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r</text:span><text:span text:style-name="T17">e</text:span><text:span text:style-name="T17">t</text:span><text:span text:style-name="T17">e</text:span><text:span text:style-name="T17">t</text:span><text:span text:style-name="T17">a</text:span><text:span text:style-name="T17">(</text:span><text:span text:style-name="T17">n</text:span><text:span text:style-name="T17">,</text:span><text:span text:style-name="T17"> </text:span><text:span text:style-name="T17">d</text:span><text:span text:style-name="T17">,</text:span><text:span text:style-name="T17"> </text:span><text:span text:style-name="T17">c</text:span><text:span text:style-name="T17">)</text:span><text:span text:style-name="T17">{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22">t</text:span><text:span text:style-name="T22">h</text:span><text:span text:style-name="T22">i</text:span><text:span text:style-name="T22">s</text:span><text:span text:style-name="T17">.</text:span><text:span text:style-name="T17">n</text:span><text:span text:style-name="T17">u</text:span><text:span text:style-name="T17">m</text:span><text:span text:style-name="T17">e</text:span><text:span text:style-name="T17"> </text:span><text:span text:style-name="T17">=</text:span><text:span text:style-name="T17"> </text:span><text:span text:style-name="T17">n</text:span><text:span text:style-name="T17">;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22">t</text:span><text:span text:style-name="T22">h</text:span><text:span text:style-name="T22">i</text:span><text:span text:style-name="T22">s</text:span><text:span text:style-name="T17">.</text:span><text:span text:style-name="T17">d</text:span><text:span text:style-name="T17">u</text:span><text:span text:style-name="T17">r</text:span><text:span text:style-name="T17">a</text:span><text:span text:style-name="T17">t</text:span><text:span text:style-name="T17">a</text:span><text:span text:style-name="T17"> </text:span><text:span text:style-name="T17">=</text:span><text:span text:style-name="T17"> </text:span><text:span text:style-name="T17">d</text:span><text:span text:style-name="T17">;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22">t</text:span><text:span text:style-name="T22">h</text:span><text:span text:style-name="T22">i</text:span><text:span text:style-name="T22">s</text:span><text:span text:style-name="T17">.</text:span><text:span text:style-name="T17">c</text:span><text:span text:style-name="T17">a</text:span><text:span text:style-name="T17">t</text:span><text:span text:style-name="T17">e</text:span><text:span text:style-name="T17">g</text:span><text:span text:style-name="T17">o</text:span><text:span text:style-name="T17">r</text:span><text:span text:style-name="T17">i</text:span><text:span text:style-name="T17">e</text:span><text:span text:style-name="T17"> </text:span><text:span text:style-name="T17">=</text:span><text:span text:style-name="T17"> </text:span><text:span text:style-name="T17">c</text:span><text:span text:style-name="T17">;</text:span><text:span text:style-name="T17"> </text:span><text:span text:style-name="T17">}</text:span></text:p>
            <text:p><text:span text:style-name="T17"/></text:p>
            <text:p><text:span text:style-name="T23"><text:s/></text:span><text:span text:style-name="T23"><text:s/></text:span><text:span text:style-name="T24">v</text:span><text:span text:style-name="T24">a</text:span><text:span text:style-name="T24">r</text:span><text:span text:style-name="T24"> </text:span><text:span text:style-name="T24">r</text:span><text:span text:style-name="T24">1</text:span><text:span text:style-name="T24"> </text:span><text:span text:style-name="T24">=</text:span><text:span text:style-name="T24"> </text:span><text:span text:style-name="T24">n</text:span><text:span text:style-name="T24">e</text:span><text:span text:style-name="T24">w</text:span><text:span text:style-name="T24"> </text:span><text:span text:style-name="T24">r</text:span><text:span text:style-name="T24">e</text:span><text:span text:style-name="T24">t</text:span><text:span text:style-name="T24">e</text:span><text:span text:style-name="T24">t</text:span><text:span text:style-name="T24">a</text:span><text:span text:style-name="T24">(</text:span><text:span text:style-name="T24">"</text:span><text:span text:style-name="T24">P</text:span><text:span text:style-name="T24">a</text:span><text:span text:style-name="T24">t</text:span><text:span text:style-name="T24">e</text:span><text:span text:style-name="T24">u</text:span><text:span text:style-name="T24">r</text:span><text:span text:style-name="T24">i</text:span><text:span text:style-name="T24">"</text:span><text:span text:style-name="T24">,</text:span><text:span text:style-name="T24"> </text:span><text:span text:style-name="T24">4</text:span><text:span text:style-name="T24">0</text:span><text:span text:style-name="T24">,</text:span><text:span text:style-name="T24"> </text:span><text:span text:style-name="T18">"</text:span><text:span text:style-name="T18">A</text:span><text:span text:style-name="T18">p</text:span><text:span text:style-name="T18">e</text:span><text:span text:style-name="T18">r</text:span><text:span text:style-name="T18">i</text:span><text:span text:style-name="T18">t</text:span><text:span text:style-name="T18">i</text:span><text:span text:style-name="T18">v</text:span><text:span text:style-name="T18">"</text:span><text:span text:style-name="T18">)</text:span><text:span text:style-name="T21">;</text:span></text:p>
            <text:p text:style-name="P9"><text:span text:style-name="T24"><text:s/></text:span><text:span text:style-name="T23"><text:s/></text:span><text:span text:style-name="T24">v</text:span><text:span text:style-name="T24">a</text:span><text:span text:style-name="T24">r</text:span><text:span text:style-name="T24"> </text:span><text:span text:style-name="T24">r</text:span><text:span text:style-name="T24">2</text:span><text:span text:style-name="T24"> </text:span><text:span text:style-name="T24">=</text:span><text:span text:style-name="T24"> </text:span><text:span text:style-name="T24">n</text:span><text:span text:style-name="T24">e</text:span><text:span text:style-name="T24">w</text:span><text:span text:style-name="T24"> </text:span><text:span text:style-name="T24">r</text:span><text:span text:style-name="T24">e</text:span><text:span text:style-name="T24">t</text:span><text:span text:style-name="T24">e</text:span><text:span text:style-name="T24">t</text:span><text:span text:style-name="T24">a</text:span><text:span text:style-name="T24">(</text:span><text:span text:style-name="T24">"</text:span><text:span text:style-name="T24">S</text:span><text:span text:style-name="T24">u</text:span><text:span text:style-name="T24">p</text:span><text:span text:style-name="T24">a</text:span><text:span text:style-name="T24">"</text:span><text:span text:style-name="T24">,</text:span><text:span text:style-name="T24"> </text:span><text:span text:style-name="T24">1</text:span><text:span text:style-name="T24">2</text:span><text:span text:style-name="T24">0</text:span><text:span text:style-name="T24">,</text:span><text:span text:style-name="T24"> </text:span><text:span text:style-name="T18">"</text:span><text:span text:style-name="T18">F</text:span><text:span text:style-name="T18">e</text:span><text:span text:style-name="T18">l</text:span><text:span text:style-name="T18"> </text:span><text:span text:style-name="T18">p</text:span><text:span text:style-name="T18">r</text:span><text:span text:style-name="T18">i</text:span><text:span text:style-name="T18">n</text:span><text:span text:style-name="T18">c</text:span><text:span text:style-name="T18">i</text:span><text:span text:style-name="T18">p</text:span><text:span text:style-name="T18">a</text:span><text:span text:style-name="T18">l</text:span><text:span text:style-name="T18">"</text:span><text:span text:style-name="T18">)</text:span><text:span text:style-name="T21">;</text:span></text:p>
            <text:p text:style-name="P9"><text:span text:style-name="T23"><text:s/></text:span><text:span text:style-name="T23"><text:s/></text:span><text:span text:style-name="T24">v</text:span><text:span text:style-name="T24">a</text:span><text:span text:style-name="T24">r</text:span><text:span text:style-name="T24"> </text:span><text:span text:style-name="T24">r</text:span><text:span text:style-name="T24">3</text:span><text:span text:style-name="T24"> </text:span><text:span text:style-name="T24">=</text:span><text:span text:style-name="T24"> </text:span><text:span text:style-name="T24">n</text:span><text:span text:style-name="T24">e</text:span><text:span text:style-name="T24">w</text:span><text:span text:style-name="T24"> </text:span><text:span text:style-name="T24">r</text:span><text:span text:style-name="T24">e</text:span><text:span text:style-name="T24">t</text:span><text:span text:style-name="T24">e</text:span><text:span text:style-name="T24">t</text:span><text:span text:style-name="T24">a</text:span><text:span text:style-name="T24">(</text:span><text:span text:style-name="T24">"</text:span><text:span text:style-name="T24">T</text:span><text:span text:style-name="T24">o</text:span><text:span text:style-name="T24">r</text:span><text:span text:style-name="T24">t</text:span><text:span text:style-name="T24">"</text:span><text:span text:style-name="T24">,</text:span><text:span text:style-name="T24"> </text:span><text:span text:style-name="T24">1</text:span><text:span text:style-name="T24">0</text:span><text:span text:style-name="T24">0</text:span><text:span text:style-name="T24">,</text:span><text:span text:style-name="T24"> </text:span><text:span text:style-name="T18">"</text:span><text:span text:style-name="T18">D</text:span><text:span text:style-name="T18">e</text:span><text:span text:style-name="T18">s</text:span><text:span text:style-name="T18">e</text:span><text:span text:style-name="T18">r</text:span><text:span text:style-name="T18">t</text:span><text:span text:style-name="T18">"</text:span><text:span text:style-name="T18">)</text:span><text:span text:style-name="T2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TextBox 1_ 9" draw:style-name="gr18" draw:text-style-name="P6" draw:layer="layout" svg:width="11.032cm" svg:height="1.605cm" svg:x="7.824cm" svg:y="0.866cm">
          <text:p text:style-name="P5"><text:span text:style-name="T4">Crearea obiectelor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8" draw:layer="layout" svg:width="26.7cm" svg:height="10.16cm" svg:x="0.9cm" svg:y="4.7cm">
          <draw:text-box>
            <text:p><text:span text:style-name="T15"><text:s/></text:span><text:span text:style-name="T15">-</text:span><text:span text:style-name="T15"> </text:span><text:span text:style-name="T15"><text:s/></text:span><text:span text:style-name="T15">c</text:span><text:span text:style-name="T15">u</text:span><text:span text:style-name="T15"> </text:span><text:span text:style-name="T15">m</text:span><text:span text:style-name="T15">e</text:span><text:span text:style-name="T15">t</text:span><text:span text:style-name="T15">o</text:span><text:span text:style-name="T15">d</text:span><text:span text:style-name="T15">a</text:span><text:span text:style-name="T15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.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(</text:span><text:span text:style-name="T16">)</text:span></text:p>
            <text:p><text:span text:style-name="T15"/></text:p>
            <text:p><text:span text:style-name="T17"><text:s/></text:span><text:span text:style-name="T17">-</text:span><text:span text:style-name="T17"> </text:span><text:span text:style-name="T17"><text:s/>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.</text:span><text:span text:style-name="T17">c</text:span><text:span text:style-name="T17">r</text:span><text:span text:style-name="T17">e</text:span><text:span text:style-name="T17">a</text:span><text:span text:style-name="T17">t</text:span><text:span text:style-name="T17">e</text:span><text:span text:style-name="T17">(</text:span><text:span text:style-name="T17">o</text:span><text:span text:style-name="T17">b</text:span><text:span text:style-name="T17">)</text:span></text:p>
            <text:p><text:span text:style-name="T17"/></text:p>
            <text:p><text:span text:style-name="T17"><text:s/></text:span><text:span text:style-name="T17">-</text:span><text:span text:style-name="T17"> </text:span><text:span text:style-name="T17"><text:s/></text:span><text:span text:style-name="T17">c</text:span><text:span text:style-name="T17">r</text:span><text:span text:style-name="T17">e</text:span><text:span text:style-name="T17">e</text:span><text:span text:style-name="T17">a</text:span><text:span text:style-name="T17">z</text:span><text:span text:style-name="T17">ă</text:span><text:span text:style-name="T17"> </text:span><text:span text:style-name="T17">u</text:span><text:span text:style-name="T17">n</text:span><text:span text:style-name="T17"> </text:span><text:span text:style-name="T17">n</text:span><text:span text:style-name="T17">o</text:span><text:span text:style-name="T17">u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text:span text:style-name="T17">,</text:span><text:span text:style-name="T17"> </text:span><text:span text:style-name="T17">f</text:span><text:span text:style-name="T17">o</text:span><text:span text:style-name="T17">l</text:span><text:span text:style-name="T17">o</text:span><text:span text:style-name="T17">s</text:span><text:span text:style-name="T17">i</text:span><text:span text:style-name="T17">n</text:span><text:span text:style-name="T17">d</text:span><text:span text:style-name="T17"> </text:span><text:span text:style-name="T17">u</text:span><text:span text:style-name="T17">n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e</text:span><text:span text:style-name="T17">n</text:span><text:span text:style-name="T17">t</text:span></text:p>
            <text:p><text:span text:style-name="T17"><text:s/></text:span><text:span text:style-name="T17"><text:s/></text:span><text:span text:style-name="T17"><text:s/></text:span><text:span text:style-name="T25">o</text:span><text:span text:style-name="T25">b</text:span><text:span text:style-name="T17"> </text:span><text:span text:style-name="T17">c</text:span><text:span text:style-name="T17">a</text:span><text:span text:style-name="T17"> </text:span><text:span text:style-name="T17">p</text:span><text:span text:style-name="T17">r</text:span><text:span text:style-name="T17">o</text:span><text:span text:style-name="T17">t</text:span><text:span text:style-name="T17">o</text:span><text:span text:style-name="T17">t</text:span><text:span text:style-name="T17">i</text:span><text:span text:style-name="T17">p</text:span><text:span text:style-name="T17"> </text:span><text:span text:style-name="T17">a</text:span><text:span text:style-name="T17">l</text:span><text:span text:style-name="T17"> </text:span><text:span text:style-name="T17">o</text:span><text:span text:style-name="T17">b</text:span><text:span text:style-name="T17">i</text:span><text:span text:style-name="T17">e</text:span><text:span text:style-name="T17">c</text:span><text:span text:style-name="T17">t</text:span><text:span text:style-name="T17">u</text:span><text:span text:style-name="T17">l</text:span><text:span text:style-name="T17">u</text:span><text:span text:style-name="T17">i</text:span><text:span text:style-name="T17"> </text:span><text:span text:style-name="T17">n</text:span><text:span text:style-name="T17">o</text:span><text:span text:style-name="T17">u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TextBox 1_ 3" draw:style-name="gr19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 1" draw:style-name="gr20" draw:text-style-name="P6" draw:layer="layout" svg:width="25.742cm" svg:height="12.437cm" svg:x="0.856cm" svg:y="1.998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 1" draw:style-name="gr21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 1" draw:style-name="gr22" draw:text-style-name="P6" draw:layer="layout" svg:width="0.503cm" svg:height="4.315cm" svg:x="0.126cm" svg:y="1.166cm"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 4" draw:style-name="gr23" draw:text-style-name="P6" draw:layer="layout" svg:width="29.165cm" svg:height="11.764cm" svg:x="0.414cm" svg:y="0.407cm">
          <text:p text:style-name="P5"><text:span text:style-name="T8"><text:s text:c="32"/></text:span><text:span text:style-name="T8">Object.create(ob)</text:span></text:p>
          <text:p text:style-name="P5"><text:span text:style-name="T26"/></text:p>
          <text:p text:style-name="P5"><text:span text:style-name="T8"/></text:p>
          <text:p text:style-name="P5"><text:span text:style-name="T27"/></text:p>
          <text:p text:style-name="P5"><text:span text:style-name="T27"/></text:p>
          <text:p text:style-name="P5"><text:span text:style-name="T2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 2" draw:style-name="gr24" draw:text-style-name="P6" draw:layer="layout" svg:width="0.139cm" svg:height="1.775cm" svg:x="2.566cm" svg:y="13.766cm">
          <text:p text:style-name="P5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 2" draw:style-name="gr25" draw:text-style-name="P10" draw:layer="layout" svg:width="18.635cm" svg:height="13.288cm" svg:x="4.724cm" svg:y="7.483cm">
          <text:p text:style-name="P5"><text:span text:style-name="T2"><text:s/></text:span><text:span text:style-name="T7"><text:s/></text:span><text:span text:style-name="T7">var obi = Object.create(interval); <text:s/>// </text:span><text:span text:style-name="T28">obiect din clasa </text:span><text:span text:style-name="T7">interval</text:span></text:p>
          <text:p text:style-name="P5"><text:span text:style-name="T7"><text:s text:c="3"/></text:span><text:span text:style-name="T7">obi.mx =5; </text:span></text:p>
          <text:p text:style-name="P5"><text:span text:style-name="T7"><text:s text:c="3"/></text:span><text:span text:style-name="T7">obi.my=7; <text:s/>//obi suprascrie proprietatile prototipului</text:span></text:p>
          <text:p text:style-name="P5"><text:span text:style-name="T7"/></text:p>
          <text:p text:style-name="P5"><text:span text:style-name="T7"><text:s/></text:span><text:span text:style-name="T7">var <text:s/>intervalD = Object.create(interval); </text:span></text:p>
          <text:p text:style-name="P5"><text:span text:style-name="T7"><text:s/></text:span><text:span text:style-name="T7">intervalD.apartine = <text:s/>function(z){</text:span></text:p>
          <text:p text:style-name="P5"><text:span text:style-name="T7"><text:s text:c="17"/></text:span><text:span text:style-name="T7">return <text:s/>(z &lt; <text:s/>this.my) &amp;&amp; <text:s/>(z &gt; this.mx);</text:span></text:p>
          <text:p text:style-name="P5"><text:span text:style-name="T7"><text:s text:c="17"/></text:span><text:span text:style-name="T7">}; <text:s/></text:span><text:span text:style-name="T28">//subclasa</text:span></text:p>
          <text:p text:style-name="P5"><text:span text:style-name="T28"/></text:p>
          <text:p text:style-name="P5"><text:span text:style-name="T7">var obid = Object.create(intervalD); <text:s text:c="3"/>// </text:span><text:span text:style-name="T28">obiect din clasa </text:span><text:span text:style-name="T7">intervalD</text:span></text:p>
          <text:p text:style-name="P5"><text:span text:style-name="T7"><text:s/></text:span><text:span text:style-name="T7">obid.mx = 5;</text:span></text:p>
          <text:p text:style-name="P5"><text:span text:style-name="T7"><text:s/></text:span><text:span text:style-name="T7">obid.my=10;</text:span></text:p>
          <text:p text:style-name="P5"><text:span text:style-name="T7"/></text:p>
          <text:p text:style-name="P5"><text:span text:style-name="T7">interval.valid <text:s/>= function(){return (this.my <text:s/>&gt;= <text:s/>this.mx);};</text:span></text:p>
          <text:p text:style-name="P5"><text:span text:style-name="T7">intervalD.vid <text:s/>= function(){return (this.mx == this.my);};</text:span></text:p>
          <text:p text:style-name="P5"><text:span text:style-name="T7"/></text:p>
          <text:p text:style-name="P5"><text:span text:style-name="T7">alert(obid.valid()); alert(obid.vid(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1" draw:layer="layout" svg:width="13.375cm" svg:height="5.228cm" svg:x="7.083cm" svg:y="1.891cm">
          <draw:text-box>
            <text:p><text:span text:style-name="T7">v</text:span><text:span text:style-name="T7">a</text:span><text:span text:style-name="T7">r</text:span><text:span text:style-name="T7"> </text:span><text:span text:style-name="T7"><text:s/></text:span><text:span text:style-name="T7">i</text:span><text:span text:style-name="T7">n</text:span><text:span text:style-name="T7">t</text:span><text:span text:style-name="T7">e</text:span><text:span text:style-name="T7">r</text:span><text:span text:style-name="T7">v</text:span><text:span text:style-name="T7">a</text:span><text:span text:style-name="T7">l</text:span><text:span text:style-name="T7"> </text:span><text:span text:style-name="T7">=</text:span><text:span text:style-name="T7"> </text:span><text:span text:style-name="T7">{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m</text:span><text:span text:style-name="T7">x</text:span><text:span text:style-name="T7">:</text:span><text:span text:style-name="T7"> </text:span><text:span text:style-name="T7">2</text:span><text:span text:style-name="T7">,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m</text:span><text:span text:style-name="T7">y</text:span><text:span text:style-name="T7">:</text:span><text:span text:style-name="T7"> </text:span><text:span text:style-name="T7">4</text:span><text:span text:style-name="T7">,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a</text:span><text:span text:style-name="T7">p</text:span><text:span text:style-name="T7">a</text:span><text:span text:style-name="T7">r</text:span><text:span text:style-name="T7">t</text:span><text:span text:style-name="T7">i</text:span><text:span text:style-name="T7">n</text:span><text:span text:style-name="T7">e</text:span><text:span text:style-name="T7">: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(</text:span><text:span text:style-name="T7">z</text:span><text:span text:style-name="T7">)</text:span><text:span text:style-name="T7">{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 </text:span><text:span text:style-name="T7"><text:s/></text:span><text:span text:style-name="T7">(</text:span><text:span text:style-name="T7">z</text:span><text:span text:style-name="T7"> </text:span><text:span text:style-name="T7">&lt;</text:span><text:span text:style-name="T7">=</text:span><text:span text:style-name="T7"> </text:span><text:span text:style-name="T7"><text:s/></text:span><text:span text:style-name="T7">t</text:span><text:span text:style-name="T7">h</text:span><text:span text:style-name="T7">i</text:span><text:span text:style-name="T7">s</text:span><text:span text:style-name="T7">.</text:span><text:span text:style-name="T7">m</text:span><text:span text:style-name="T7">y</text:span><text:span text:style-name="T7">)</text:span><text:span text:style-name="T7"> </text:span><text:span text:style-name="T7">&amp;</text:span><text:span text:style-name="T7">&amp;</text:span><text:span text:style-name="T7"> </text:span><text:span text:style-name="T7"><text:s/></text:span><text:span text:style-name="T7">(</text:span><text:span text:style-name="T7">z</text:span><text:span text:style-name="T7"> </text:span><text:span text:style-name="T7">&gt;</text:span><text:span text:style-name="T7">=</text:span><text:span text:style-name="T7"> </text:span><text:span text:style-name="T7">t</text:span><text:span text:style-name="T7">h</text:span><text:span text:style-name="T7">i</text:span><text:span text:style-name="T7">s</text:span><text:span text:style-name="T7">.</text:span><text:span text:style-name="T7">m</text:span><text:span text:style-name="T7">x</text:span><text:span text:style-name="T7">)</text:span><text:span text:style-name="T7">;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}</text:span></text:p>
            <text:p><text:span text:style-name="T7"><text:s/></text:span><text:span text:style-name="T7"><text:s/></text:span><text:span text:style-name="T7">}</text:span><text:span text:style-name="T7">;</text:span><text:span text:style-name="T7"> </text:span><text:span text:style-name="T7"><text:s/></text:span><text:span text:style-name="T28">/</text:span><text:span text:style-name="T28">/</text:span><text:span text:style-name="T28">c</text:span><text:span text:style-name="T28">l</text:span><text:span text:style-name="T28">a</text:span><text:span text:style-name="T28">s</text:span><text:span text:style-name="T28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TextBox 1_ 4" draw:style-name="gr27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 4" draw:style-name="gr28" draw:text-style-name="P6" draw:layer="layout" svg:width="25.742cm" svg:height="12.437cm" svg:x="0.856cm" svg:y="1.998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 4" draw:style-name="gr29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 4" draw:style-name="gr30" draw:text-style-name="P6" draw:layer="layout" svg:width="0.503cm" svg:height="4.315cm" svg:x="0.126cm" svg:y="1.166cm"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 3" draw:style-name="gr31" draw:text-style-name="P6" draw:layer="layout" svg:width="29.165cm" svg:height="6.431cm" svg:x="0.414cm" svg:y="0.407cm">
          <text:p text:style-name="P5"><text:span text:style-name="T27"><text:s text:c="2"/></text:span><text:span text:style-name="T27">Cuvantul cheie </text:span><text:span text:style-name="T8">this</text:span></text:p>
          <text:p text:style-name="P5"><text:span text:style-name="T2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 1" draw:style-name="gr32" draw:text-style-name="P6" draw:layer="layout" svg:width="0.139cm" svg:height="1.775cm" svg:x="2.566cm" svg:y="13.766cm">
          <text:p text:style-name="P5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2" draw:layer="layout" svg:width="25.959cm" svg:height="10.16cm" svg:x="0.639cm" svg:y="3.645cm">
          <draw:text-box>
            <text:p><text:span text:style-name="T15">-</text:span><text:span text:style-name="T15"> </text:span><text:span text:style-name="T15">î</text:span><text:span text:style-name="T15">n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i</text:span><text:span text:style-name="T15">o</text:span><text:span text:style-name="T15">r</text:span><text:span text:style-name="T15">u</text:span><text:span text:style-name="T15">l</text:span><text:span text:style-name="T15"> </text:span><text:span text:style-name="T15">u</text:span><text:span text:style-name="T15">n</text:span><text:span text:style-name="T15">u</text:span><text:span text:style-name="T15">i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o</text:span><text:span text:style-name="T15">r</text:span><text:span text:style-name="T15"> </text:span><text:span text:style-name="T15">s</text:span><text:span text:style-name="T15">a</text:span><text:span text:style-name="T15">u</text:span><text:span text:style-name="T15"> </text:span><text:span text:style-name="T15">a</text:span><text:span text:style-name="T15">l</text:span><text:span text:style-name="T15"> </text:span><text:span text:style-name="T15">u</text:span><text:span text:style-name="T15">n</text:span><text:span text:style-name="T15">e</text:span><text:span text:style-name="T15">i</text:span><text:span text:style-name="T15"> </text:span><text:span text:style-name="T15">m</text:span><text:span text:style-name="T15">e</text:span><text:span text:style-name="T15">t</text:span><text:span text:style-name="T15">o</text:span><text:span text:style-name="T15">d</text:span><text:span text:style-name="T15">e</text:span><text:span text:style-name="T15"> </text:span><text:span text:style-name="T15">a</text:span><text:span text:style-name="T15">s</text:span><text:span text:style-name="T15">o</text:span><text:span text:style-name="T15">c</text:span><text:span text:style-name="T15">i</text:span><text:span text:style-name="T15">a</text:span><text:span text:style-name="T15">t</text:span><text:span text:style-name="T15">e</text:span><text:span text:style-name="T15"> </text:span><text:span text:style-name="T15"><text:s/></text:span><text:span text:style-name="T15"><text:s/></text:span><text:span text:style-name="T15">u</text:span><text:span text:style-name="T15">n</text:span><text:span text:style-name="T15">u</text:span><text:span text:style-name="T15">i</text:span><text:span text:style-name="T15"> </text:span><text:span text:style-name="T15">o</text:span><text:span text:style-name="T15">b</text:span><text:span text:style-name="T15">i</text:span><text:span text:style-name="T15">e</text:span><text:span text:style-name="T15">c</text:span><text:span text:style-name="T15">t</text:span><text:span text:style-name="T15">,</text:span><text:span text:style-name="T15"> </text:span><text:span text:style-name="T29">t</text:span><text:span text:style-name="T29">h</text:span><text:span text:style-name="T29">i</text:span><text:span text:style-name="T29">s</text:span><text:span text:style-name="T15"> </text:span><text:span text:style-name="T15">s</text:span><text:span text:style-name="T15">e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ă</text:span><text:span text:style-name="T15"> </text:span><text:span text:style-name="T15">l</text:span><text:span text:style-name="T15">a</text:span><text:span text:style-name="T15"> </text:span><text:span text:style-name="T15">o</text:span><text:span text:style-name="T15">b</text:span><text:span text:style-name="T15">i</text:span><text:span text:style-name="T15">e</text:span><text:span text:style-name="T15">c</text:span><text:span text:style-name="T15">t</text:span><text:span text:style-name="T15">u</text:span><text:span text:style-name="T15">l</text:span><text:span text:style-name="T15"> </text:span><text:span text:style-name="T15">c</text:span><text:span text:style-name="T15">u</text:span><text:span text:style-name="T15">r</text:span><text:span text:style-name="T15">e</text:span><text:span text:style-name="T15">n</text:span><text:span text:style-name="T15">t</text:span></text:p>
            <text:p><text:span text:style-name="T15"/></text:p>
            <text:p><text:span text:style-name="T15"/></text:p>
            <text:p><text:span text:style-name="T15">-</text:span><text:span text:style-name="T15"> </text:span><text:span text:style-name="T15">î</text:span><text:span text:style-name="T15">n</text:span><text:span text:style-name="T15">t</text:span><text:span text:style-name="T15">r</text:span><text:span text:style-name="T15">-</text:span><text:span text:style-name="T15">o</text:span><text:span text:style-name="T15"> </text:span><text:span text:style-name="T15">f</text:span><text:span text:style-name="T15">u</text:span><text:span text:style-name="T15">n</text:span><text:span text:style-name="T15">c</text:span><text:span text:style-name="T15">ț</text:span><text:span text:style-name="T15">i</text:span><text:span text:style-name="T15">e</text:span><text:span text:style-name="T15"> </text:span><text:span text:style-name="T15">f</text:span><text:span text:style-name="T15">o</text:span><text:span text:style-name="T15">l</text:span><text:span text:style-name="T15">o</text:span><text:span text:style-name="T15">s</text:span><text:span text:style-name="T15">i</text:span><text:span text:style-name="T15">t</text:span><text:span text:style-name="T15">ă</text:span><text:span text:style-name="T15"> </text:span><text:span text:style-name="T15">c</text:span><text:span text:style-name="T15">a</text:span><text:span text:style-name="T15"> </text:span><text:span text:style-name="T15">e</text:span><text:span text:style-name="T15">v</text:span><text:span text:style-name="T15">e</text:span><text:span text:style-name="T15">n</text:span><text:span text:style-name="T15">t</text:span><text:span text:style-name="T15"> </text:span><text:span text:style-name="T15">h</text:span><text:span text:style-name="T15">a</text:span><text:span text:style-name="T15">n</text:span><text:span text:style-name="T15">d</text:span><text:span text:style-name="T15">l</text:span><text:span text:style-name="T15">e</text:span><text:span text:style-name="T15">r</text:span><text:span text:style-name="T15">,</text:span><text:span text:style-name="T15"> </text:span><text:span text:style-name="T29">t</text:span><text:span text:style-name="T29">h</text:span><text:span text:style-name="T29">i</text:span><text:span text:style-name="T29">s</text:span><text:span text:style-name="T15"> </text:span><text:span text:style-name="T15">s</text:span><text:span text:style-name="T15">e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ă</text:span><text:span text:style-name="T15"> </text:span><text:span text:style-name="T15">l</text:span><text:span text:style-name="T15">a</text:span></text:p>
            <text:p><text:span text:style-name="T15"><text:s/></text:span><text:span text:style-name="T15"><text:s/>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u</text:span><text:span text:style-name="T15">l</text:span><text:span text:style-name="T15"> </text:span><text:span text:style-name="T15">p</text:span><text:span text:style-name="T15">e</text:span><text:span text:style-name="T15">n</text:span><text:span text:style-name="T15">t</text:span><text:span text:style-name="T15">r</text:span><text:span text:style-name="T15">u</text:span><text:span text:style-name="T15"> </text:span><text:span text:style-name="T15">c</text:span><text:span text:style-name="T15">a</text:span><text:span text:style-name="T15">r</text:span><text:span text:style-name="T15">e</text:span><text:span text:style-name="T15"> </text:span><text:span text:style-name="T15">e</text:span><text:span text:style-name="T15">s</text:span><text:span text:style-name="T15">t</text:span><text:span text:style-name="T15">e</text:span><text:span text:style-name="T15"> </text:span><text:span text:style-name="T15">d</text:span><text:span text:style-name="T15">e</text:span><text:span text:style-name="T15">f</text:span><text:span text:style-name="T15">i</text:span><text:span text:style-name="T15">n</text:span><text:span text:style-name="T15">i</text:span><text:span text:style-name="T15">t</text:span><text:span text:style-name="T15"> </text:span><text:span text:style-name="T15">l</text:span><text:span text:style-name="T15">i</text:span><text:span text:style-name="T15">s</text:span><text:span text:style-name="T15">t</text:span><text:span text:style-name="T15">e</text:span><text:span text:style-name="T15">n</text:span><text:span text:style-name="T15">e</text:span><text:span text:style-name="T15">r</text:span><text:span text:style-name="T15">u</text:span><text:span text:style-name="T15">l</text:span></text:p>
            <text:p><text:span text:style-name="T15"/></text:p>
            <text:p><text:span text:style-name="T15"/></text:p>
            <text:p><text:span text:style-name="T15">-</text:span><text:span text:style-name="T15"> </text:span><text:span text:style-name="T15">a</text:span><text:span text:style-name="T15">l</text:span><text:span text:style-name="T15">t</text:span><text:span text:style-name="T15">f</text:span><text:span text:style-name="T15">e</text:span><text:span text:style-name="T15">l</text:span><text:span text:style-name="T15">,</text:span><text:span text:style-name="T15"> </text:span><text:span text:style-name="T29">t</text:span><text:span text:style-name="T29">h</text:span><text:span text:style-name="T29">i</text:span><text:span text:style-name="T29">s</text:span><text:span text:style-name="T15"> </text:span><text:span text:style-name="T15">s</text:span><text:span text:style-name="T15">e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ă</text:span><text:span text:style-name="T15"> </text:span><text:span text:style-name="T15">l</text:span><text:span text:style-name="T15">a</text:span><text:span text:style-name="T15"> </text:span><text:span text:style-name="T15">o</text:span><text:span text:style-name="T15">b</text:span><text:span text:style-name="T15">i</text:span><text:span text:style-name="T15">e</text:span><text:span text:style-name="T15">c</text:span><text:span text:style-name="T15">t</text:span><text:span text:style-name="T15">u</text:span><text:span text:style-name="T15">l</text:span><text:span text:style-name="T15"> </text:span><text:span text:style-name="T15">w</text:span><text:span text:style-name="T15">i</text:span><text:span text:style-name="T15">n</text:span><text:span text:style-name="T15">d</text:span><text:span text:style-name="T15">o</text:span><text:span text:style-name="T15">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custom-shape draw:name="TextBox 1_ 5" draw:style-name="gr34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 3" draw:style-name="gr35" draw:text-style-name="P6" draw:layer="layout" svg:width="25.742cm" svg:height="12.437cm" svg:x="-4.666cm" svg:y="7.145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 3" draw:style-name="gr36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 3" draw:style-name="gr37" draw:text-style-name="P6" draw:layer="layout" svg:width="0.503cm" svg:height="4.315cm" svg:x="0.126cm" svg:y="1.166cm"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 6" draw:style-name="gr38" draw:text-style-name="P6" draw:layer="layout" svg:width="26.904cm" svg:height="5.839cm" svg:x="1.794cm" svg:y="0.18cm">
          <text:p text:style-name="P5"><text:span text:style-name="T13">Crearea obiectelor folosind o functie constructor si </text:span><text:span text:style-name="T30">new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 4" draw:style-name="gr39" draw:text-style-name="P10" draw:layer="layout" svg:width="21.039cm" svg:height="16.172cm" svg:x="1.931cm" svg:y="2.902cm">
          <text:p text:style-name="P5"><text:span text:style-name="T2">function Interval(x, y) {</text:span></text:p>
          <text:p text:style-name="P5"><text:span text:style-name="T2"><text:s text:c="7"/></text:span><text:span text:style-name="T2">this.mx= x;</text:span></text:p>
          <text:p text:style-name="P5"><text:span text:style-name="T2"><text:s text:c="7"/></text:span><text:span text:style-name="T2">this.my= y; } <text:s/>// </text:span><text:span text:style-name="T31">clasa</text:span></text:p>
          <text:p text:style-name="P5"><text:span text:style-name="T2"/></text:p>
          <text:p text:style-name="P5"><text:span text:style-name="T2"><text:s/></text:span><text:span text:style-name="T2">Interval.prototype.apartine = function(z){</text:span></text:p>
          <text:p text:style-name="P5"><text:span text:style-name="T2"><text:s text:c="13"/></text:span><text:span text:style-name="T2">return <text:s/>(z &lt;= <text:s/>this.my) &amp;&amp; <text:s/>(z &gt;= this.mx);} </text:span></text:p>
          <text:p text:style-name="P5"><text:span text:style-name="T2"/></text:p>
          <text:p text:style-name="P5"><text:span text:style-name="T32"><text:s/></text:span><text:span text:style-name="T32">// metoda adaugata în prototipul obiectelor create cu functia </text:span></text:p>
          <text:p text:style-name="P5"><text:span text:style-name="T32"><text:s/></text:span><text:span text:style-name="T32">constructor</text:span></text:p>
          <text:p text:style-name="P5"><text:span text:style-name="T33"/></text:p>
          <text:p text:style-name="P5"><text:span text:style-name="T2"/></text:p>
          <text:p text:style-name="P5"><text:span text:style-name="T2">var obi = new Interval(1,4); // </text:span><text:span text:style-name="T34">obiect din clasa</text:span><text:span text:style-name="T2"> Interval</text:span></text:p>
          <text:p text:style-name="P5"><text:span text:style-name="T2"><text:s/></text:span></text:p>
          <text:p text:style-name="P5"><text:span text:style-name="T2"/></text:p>
          <text:p text:style-name="P5"><text:span text:style-name="T2">Interval.prototype.valid <text:s/>= function(){return (this.my <text:s/>&gt;= <text:s/>this.mx);};</text:span></text:p>
          <text:p text:style-name="P5"><text:span text:style-name="T2"/></text:p>
          <text:p text:style-name="P5"><text:span text:style-name="T2">alert(obi.valid()); //true</text:span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custom-shape draw:name="CustomShape 1_ 1" draw:style-name="gr40" draw:text-style-name="P14" draw:layer="layout" svg:width="25.936cm" svg:height="2.143cm" svg:x="1.166cm" svg:y="2.1cm"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2" draw:style-name="gr41" draw:text-style-name="P14" draw:layer="layout" svg:width="25.741cm" svg:height="13.709cm" svg:x="-4.666cm" svg:y="7.145cm"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2" draw:style-name="gr42" draw:text-style-name="P14" draw:layer="layout" svg:width="0.553cm" svg:height="3.261cm" svg:x="17.504cm" svg:y="14.349cm"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 2" draw:style-name="gr43" draw:text-style-name="P14" draw:layer="layout" svg:width="0.553cm" svg:height="4.756cm" svg:x="0.1cm" svg:y="1.166cm"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 2" draw:style-name="gr44" draw:text-style-name="P14" draw:layer="layout" svg:width="26.903cm" svg:height="6.436cm" svg:x="1.794cm" svg:y="0.18cm">
          <text:p text:style-name="P13"><text:span text:style-name="T36">Crearea obiectelor folosind o functie constructor si </text:span><text:span text:style-name="T37">new</text:span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 2" draw:style-name="gr45" draw:text-style-name="P15" draw:layer="layout" svg:width="17.639cm" svg:height="5.877cm" svg:x="1.208cm" svg:y="3.803cm">
          <text:p text:style-name="P13"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(</text:span><text:span text:style-name="T38">x</text:span><text:span text:style-name="T38">, </text:span><text:span text:style-name="T38">y</text:span><text:span text:style-name="T38">) </text:span><text:span text:style-name="T38">{</text:span></text:p>
          <text:p text:style-name="P13"><text:span text:style-name="T38"><text:s text:c="2"/></text:span><text:span text:style-name="T38"><text:s text:c="2"/></text:span><text:span text:style-name="T38"><text:s text:c="2"/></text:span><text:span text:style-name="T38"><text:s/>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x</text:span><text:span text:style-name="T38">=</text:span><text:span text:style-name="T38"> </text:span><text:span text:style-name="T38">x</text:span><text:span text:style-name="T38">; </text:span><text:span text:style-name="T38"><text:s/>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y</text:span><text:span text:style-name="T38">=</text:span><text:span text:style-name="T38"> </text:span><text:span text:style-name="T38">y</text:span><text:span text:style-name="T38">; </text:span><text:span text:style-name="T38">} </text:span><text:span text:style-name="T38"><text:s/></text:span><text:span text:style-name="T38">/</text:span><text:span text:style-name="T38">/ </text:span><text:span text:style-name="T39">c</text:span><text:span text:style-name="T39">l</text:span><text:span text:style-name="T39">a</text:span><text:span text:style-name="T39">s</text:span><text:span text:style-name="T39">a</text:span></text:p>
          <text:p text:style-name="P13"><text:span text:style-name="T35"/></text:p>
          <text:p text:style-name="P13"><text:span text:style-name="T38"><text:s/>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a</text:span><text:span text:style-name="T38">p</text:span><text:span text:style-name="T38">a</text:span><text:span text:style-name="T38">r</text:span><text:span text:style-name="T38">t</text:span><text:span text:style-name="T38">i</text:span><text:span text:style-name="T38">n</text:span><text:span text:style-name="T38">e</text:span><text:span text:style-name="T38"> </text:span><text:span text:style-name="T38">=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(</text:span><text:span text:style-name="T38">z</text:span><text:span text:style-name="T38">)</text:span><text:span text:style-name="T38">{</text:span></text:p>
          <text:p text:style-name="P13"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/></text:span><text:span text:style-name="T38">r</text:span><text:span text:style-name="T38">e</text:span><text:span text:style-name="T38">t</text:span><text:span text:style-name="T38">u</text:span><text:span text:style-name="T38">r</text:span><text:span text:style-name="T38">n</text:span><text:span text:style-name="T38"> <text:s/></text:span><text:span text:style-name="T38">(</text:span><text:span text:style-name="T38">z</text:span><text:span text:style-name="T38"> </text:span><text:span text:style-name="T38">&lt;</text:span><text:span text:style-name="T38">=</text:span><text:span text:style-name="T38"> <text:s/>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y</text:span><text:span text:style-name="T38">) </text:span><text:span text:style-name="T38">&amp;</text:span><text:span text:style-name="T38">&amp;</text:span><text:span text:style-name="T38"> <text:s/></text:span><text:span text:style-name="T38">(</text:span><text:span text:style-name="T38">z</text:span><text:span text:style-name="T38"> </text:span><text:span text:style-name="T38">&gt;</text:span><text:span text:style-name="T38">=</text:span><text:span text:style-name="T38"> 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x</text:span><text:span text:style-name="T38">)</text:span><text:span text:style-name="T38">;</text:span><text:span text:style-name="T38">}</text:span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 2" draw:style-name="gr46" draw:text-style-name="P16" draw:layer="layout" svg:width="8.164cm" svg:height="1.21cm" svg:x="2.333cm" svg:y="1.596cm">
          <text:p text:style-name="P13"><text:span text:style-name="T4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2" draw:style-name="gr47" draw:text-style-name="P14" draw:layer="layout" svg:width="25.954cm" svg:height="9.242cm" svg:x="0.812cm" svg:y="10.958cm">
          <text:p text:style-name="P13"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(</text:span><text:span text:style-name="T38">x</text:span><text:span text:style-name="T38">,</text:span><text:span text:style-name="T38">y</text:span><text:span text:style-name="T38">) </text:span><text:span text:style-name="T38">{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c</text:span><text:span text:style-name="T38">a</text:span><text:span text:style-name="T38">ll</text:span><text:span text:style-name="T38">(</text:span><text:span text:style-name="T38">t</text:span><text:span text:style-name="T38">h</text:span><text:span text:style-name="T38">i</text:span><text:span text:style-name="T38">s</text:span><text:span text:style-name="T38">,</text:span><text:span text:style-name="T38">x</text:span><text:span text:style-name="T38">,</text:span><text:span text:style-name="T38">y</text:span><text:span text:style-name="T38">)</text:span><text:span text:style-name="T38">; </text:span><text:span text:style-name="T38"><text:s/></text:span><text:span text:style-name="T38">} </text:span><text:span text:style-name="T35">/</text:span><text:span text:style-name="T35">/</text:span><text:span text:style-name="T35">t</text:span><text:span text:style-name="T35">h</text:span><text:span text:style-name="T35">i</text:span><text:span text:style-name="T35">s </text:span><text:span text:style-name="T35">e</text:span><text:span text:style-name="T35">s</text:span><text:span text:style-name="T35">t</text:span><text:span text:style-name="T35">e </text:span><text:span text:style-name="T35">o</text:span><text:span text:style-name="T35">b</text:span><text:span text:style-name="T35">i</text:span><text:span text:style-name="T35">e</text:span><text:span text:style-name="T35">c</text:span><text:span text:style-name="T35">t</text:span><text:span text:style-name="T35">u</text:span><text:span text:style-name="T35">l </text:span><text:span text:style-name="T35">c</text:span><text:span text:style-name="T35">a</text:span><text:span text:style-name="T35">r</text:span><text:span text:style-name="T35">e</text:span></text:p>
          <text:p text:style-name="P13"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s</text:span><text:span text:style-name="T35">e </text:span><text:span text:style-name="T35">c</text:span><text:span text:style-name="T35">o</text:span><text:span text:style-name="T35">n</text:span><text:span text:style-name="T35">s</text:span><text:span text:style-name="T35">t</text:span><text:span text:style-name="T35">r</text:span><text:span text:style-name="T35">u</text:span><text:span text:style-name="T35">i</text:span><text:span text:style-name="T35">e</text:span><text:span text:style-name="T35">s</text:span><text:span text:style-name="T35">t</text:span><text:span text:style-name="T35">e</text:span></text:p>
          <text:p text:style-name="P13"><text:span text:style-name="T35"/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 </text:span><text:span text:style-name="T38">=</text:span><text:span text:style-name="T38"> </text:span><text:span text:style-name="T38">O</text:span><text:span text:style-name="T38">b</text:span><text:span text:style-name="T38">j</text:span><text:span text:style-name="T38">e</text:span><text:span text:style-name="T38">c</text:span><text:span text:style-name="T38">t</text:span><text:span text:style-name="T38">.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(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)</text:span><text:span text:style-name="T38">; </text:span><text:span text:style-name="T35">/</text:span><text:span text:style-name="T35">/</text:span><text:span text:style-name="T35">a</text:span><text:span text:style-name="T35">m</text:span><text:span text:style-name="T35"> </text:span><text:span text:style-name="T35">s</text:span><text:span text:style-name="T35">c</text:span><text:span text:style-name="T35">h</text:span><text:span text:style-name="T35">i</text:span><text:span text:style-name="T35">m</text:span><text:span text:style-name="T35">b</text:span><text:span text:style-name="T35">a</text:span><text:span text:style-name="T35">t </text:span><text:span text:style-name="T35">p</text:span><text:span text:style-name="T35">r</text:span><text:span text:style-name="T35">o</text:span><text:span text:style-name="T35">t</text:span><text:span text:style-name="T35">o</text:span><text:span text:style-name="T35">ti</text:span><text:span text:style-name="T35">p</text:span><text:span text:style-name="T35">u</text:span><text:span text:style-name="T35">l </text:span></text:p>
          <text:p text:style-name="P13"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o</text:span><text:span text:style-name="T35">b</text:span><text:span text:style-name="T35">i</text:span><text:span text:style-name="T35">e</text:span><text:span text:style-name="T35">c</text:span><text:span text:style-name="T35">t</text:span><text:span text:style-name="T35">e</text:span><text:span text:style-name="T35">l</text:span><text:span text:style-name="T35">o</text:span><text:span text:style-name="T35">r </text:span><text:span text:style-name="T35">c</text:span><text:span text:style-name="T35">r</text:span><text:span text:style-name="T35">e</text:span><text:span text:style-name="T35">a</text:span><text:span text:style-name="T35">t</text:span><text:span text:style-name="T35">e </text:span><text:span text:style-name="T35">c</text:span><text:span text:style-name="T35">u </text:span><text:span text:style-name="T35">I</text:span><text:span text:style-name="T35">n</text:span><text:span text:style-name="T35">t</text:span><text:span text:style-name="T35">e</text:span><text:span text:style-name="T35">r</text:span><text:span text:style-name="T35">v</text:span><text:span text:style-name="T35">a</text:span><text:span text:style-name="T35">l</text:span><text:span text:style-name="T35">D</text:span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 </text:span><text:span text:style-name="T38">=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; </text:span><text:span text:style-name="T35">/</text:span><text:span text:style-name="T35">/</text:span><text:span text:style-name="T35">r</text:span><text:span text:style-name="T35">e</text:span><text:span text:style-name="T35">s</text:span><text:span text:style-name="T35">t</text:span><text:span text:style-name="T35">a</text:span><text:span text:style-name="T35">u</text:span><text:span text:style-name="T35">r</text:span><text:span text:style-name="T35">e</text:span><text:span text:style-name="T35">z </text:span><text:span text:style-name="T35">p</text:span><text:span text:style-name="T35">r</text:span><text:span text:style-name="T35">o</text:span><text:span text:style-name="T35">p</text:span><text:span text:style-name="T35">ri</text:span><text:span text:style-name="T35">e</text:span><text:span text:style-name="T35">t</text:span><text:span text:style-name="T35">a</text:span><text:span text:style-name="T35">t</text:span><text:span text:style-name="T35">e</text:span><text:span text:style-name="T35">a </text:span><text:span text:style-name="T35">c</text:span><text:span text:style-name="T35">o</text:span><text:span text:style-name="T35">n</text:span><text:span text:style-name="T35">s</text:span><text:span text:style-name="T35">t</text:span><text:span text:style-name="T35">r</text:span><text:span text:style-name="T35">u</text:span><text:span text:style-name="T35">c</text:span><text:span text:style-name="T35">t</text:span><text:span text:style-name="T35">o</text:span><text:span text:style-name="T35">r</text:span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a</text:span><text:span text:style-name="T38">p</text:span><text:span text:style-name="T38">a</text:span><text:span text:style-name="T38">r</text:span><text:span text:style-name="T38">t</text:span><text:span text:style-name="T38">i</text:span><text:span text:style-name="T38">n</text:span><text:span text:style-name="T38">e</text:span><text:span text:style-name="T38"> </text:span><text:span text:style-name="T38">=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(</text:span><text:span text:style-name="T38">z</text:span><text:span text:style-name="T38">)</text:span><text:span text:style-name="T38">{</text:span></text:p>
          <text:p text:style-name="P13"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/></text:span><text:span text:style-name="T38">r</text:span><text:span text:style-name="T38">e</text:span><text:span text:style-name="T38">t</text:span><text:span text:style-name="T38">u</text:span><text:span text:style-name="T38">r</text:span><text:span text:style-name="T38">n</text:span><text:span text:style-name="T38"> <text:s/></text:span><text:span text:style-name="T38">(</text:span><text:span text:style-name="T38">z</text:span><text:span text:style-name="T38"> </text:span><text:span text:style-name="T38">&lt;</text:span><text:span text:style-name="T38"> <text:s/>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y</text:span><text:span text:style-name="T38">) </text:span><text:span text:style-name="T38">&amp;</text:span><text:span text:style-name="T38">&amp;</text:span><text:span text:style-name="T38"> <text:s/></text:span><text:span text:style-name="T38">(</text:span><text:span text:style-name="T38">z</text:span><text:span text:style-name="T38"> </text:span><text:span text:style-name="T38">&gt;</text:span><text:span text:style-name="T38"> 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x</text:span><text:span text:style-name="T38">)</text:span><text:span text:style-name="T38">;</text:span><text:span text:style-name="T38">}</text:span><text:span text:style-name="T38">;</text:span></text:p>
          <text:p text:style-name="P13"><text:span text:style-name="T35"/></text:p>
          <text:p text:style-name="P13"><text:span text:style-name="T38">v</text:span><text:span text:style-name="T38">a</text:span><text:span text:style-name="T38">r </text:span><text:span text:style-name="T38">o</text:span><text:span text:style-name="T38">b</text:span><text:span text:style-name="T38">i</text:span><text:span text:style-name="T38">d</text:span><text:span text:style-name="T38"> </text:span><text:span text:style-name="T38">=</text:span><text:span text:style-name="T38"> </text:span><text:span text:style-name="T38">n</text:span><text:span text:style-name="T38">e</text:span><text:span text:style-name="T38">w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(</text:span><text:span text:style-name="T38">5</text:span><text:span text:style-name="T38">,</text:span><text:span text:style-name="T38">1</text:span><text:span text:style-name="T38">0</text:span><text:span text:style-name="T38">)</text:span><text:span text:style-name="T38">;</text:span></text:p>
          <text:p text:style-name="P13"><text:span text:style-name="T41">S</text:span><text:span text:style-name="T41">e</text:span><text:span text:style-name="T41"> </text:span><text:span text:style-name="T41">p</text:span><text:span text:style-name="T41">o</text:span><text:span text:style-name="T41">t </text:span><text:span text:style-name="T41">a</text:span><text:span text:style-name="T41">d</text:span><text:span text:style-name="T41">a</text:span><text:span text:style-name="T41">u</text:span><text:span text:style-name="T41">g</text:span><text:span text:style-name="T41">a</text:span><text:span text:style-name="T41"> </text:span><text:span text:style-name="T41">p</text:span><text:span text:style-name="T41">r</text:span><text:span text:style-name="T41">o</text:span><text:span text:style-name="T41">p</text:span><text:span text:style-name="T41">r</text:span><text:span text:style-name="T41">i</text:span><text:span text:style-name="T41">e</text:span><text:span text:style-name="T41">t</text:span><text:span text:style-name="T41">ă</text:span><text:span text:style-name="T41">ț</text:span><text:span text:style-name="T41">i </text:span><text:span text:style-name="T41">n</text:span><text:span text:style-name="T41">o</text:span><text:span text:style-name="T41">i</text:span><text:span text:style-name="T41">:</text:span><text:span text:style-name="T38"> </text:span><text:span text:style-name="T38">o</text:span><text:span text:style-name="T38">b</text:span><text:span text:style-name="T38">i</text:span><text:span text:style-name="T38">d</text:span><text:span text:style-name="T38">.</text:span><text:span text:style-name="T38">m</text:span><text:span text:style-name="T38">z</text:span><text:span text:style-name="T38"> </text:span><text:span text:style-name="T38">=</text:span><text:span text:style-name="T38"> </text:span><text:span text:style-name="T38">1</text:span><text:span text:style-name="T38">;</text:span></text:p>
          <text:p text:style-name="P13"><text:span text:style-name="T38"/></text:p>
          <text:p text:style-name="P13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custom-shape draw:name="CustomShape 1_ 2" draw:style-name="gr48" draw:text-style-name="P14" draw:layer="layout" svg:width="25.936cm" svg:height="2.143cm" svg:x="1.166cm" svg:y="2.1cm"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1" draw:style-name="gr49" draw:text-style-name="P14" draw:layer="layout" svg:width="25.741cm" svg:height="13.709cm" svg:x="-4.666cm" svg:y="7.145cm"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 1" draw:style-name="gr50" draw:text-style-name="P14" draw:layer="layout" svg:width="0.553cm" svg:height="3.261cm" svg:x="17.504cm" svg:y="14.349cm"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 1" draw:style-name="gr51" draw:text-style-name="P14" draw:layer="layout" svg:width="0.553cm" svg:height="4.756cm" svg:x="0.1cm" svg:y="1.166cm"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 1" draw:style-name="gr52" draw:text-style-name="P14" draw:layer="layout" svg:width="26.903cm" svg:height="6.436cm" svg:x="1.512cm" svg:y="-0.067cm">
          <text:p text:style-name="P13"><text:span text:style-name="T36">Crearea obiectelor folosind o functie constructor si </text:span><text:span text:style-name="T37">new</text:span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 1" draw:style-name="gr53" draw:text-style-name="P15" draw:layer="layout" svg:width="23.191cm" svg:height="5.877cm" svg:x="1.225cm" svg:y="3.036cm">
          <text:p text:style-name="P13"><text:span text:style-name="T38">function Interval(x, y) {</text:span></text:p>
          <text:p text:style-name="P13"><text:span text:style-name="T38"><text:s text:c="7"/></text:span><text:span text:style-name="T38">this.mx= x; <text:s/>this.my= y; } <text:s/>// </text:span><text:span text:style-name="T39">clasa</text:span></text:p>
          <text:p text:style-name="P13"><text:span text:style-name="T35"/></text:p>
          <text:p text:style-name="P13"><text:span text:style-name="T38"><text:s/></text:span><text:span text:style-name="T38">Interval.prototype.apartine = function(z){</text:span></text:p>
          <text:p text:style-name="P13"><text:span text:style-name="T38"><text:s text:c="13"/></text:span><text:span text:style-name="T38">return <text:s/>(z &lt;= <text:s/>this.my) &amp;&amp; <text:s/>(z &gt;= this.mx);}</text:span></text:p>
          <text:p text:style-name="P13"><text:span text:style-name="T38">Interval.prototype.valid <text:s/>= function(){return (this.my <text:s/>&gt;= <text:s/>this.mx);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 1" draw:style-name="gr54" draw:text-style-name="P16" draw:layer="layout" svg:width="8.164cm" svg:height="1.21cm" svg:x="1.865cm" svg:y="1.224cm">
          <text:p text:style-name="P13"><text:span text:style-name="T4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 1" draw:style-name="gr55" draw:text-style-name="P14" draw:layer="layout" svg:width="25.954cm" svg:height="8.679cm" svg:x="0.812cm" svg:y="10.958cm">
          <text:p text:style-name="P13"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(</text:span><text:span text:style-name="T38">x</text:span><text:span text:style-name="T38">,</text:span><text:span text:style-name="T38">y</text:span><text:span text:style-name="T38">) </text:span><text:span text:style-name="T38">{ </text:span><text:span text:style-name="T38"><text:s text:c="2"/></text:span><text:span text:style-name="T38"><text:s/>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c</text:span><text:span text:style-name="T38">a</text:span><text:span text:style-name="T38">ll</text:span><text:span text:style-name="T38">(</text:span><text:span text:style-name="T38">t</text:span><text:span text:style-name="T38">h</text:span><text:span text:style-name="T38">i</text:span><text:span text:style-name="T38">s</text:span><text:span text:style-name="T38">,</text:span><text:span text:style-name="T38">x</text:span><text:span text:style-name="T38">,</text:span><text:span text:style-name="T38">y</text:span><text:span text:style-name="T38">)</text:span><text:span text:style-name="T38">; </text:span><text:span text:style-name="T38"><text:s/></text:span><text:span text:style-name="T38">}</text:span></text:p>
          <text:p text:style-name="P13"><text:span text:style-name="T35"/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 </text:span><text:span text:style-name="T38">=</text:span><text:span text:style-name="T38"> </text:span><text:span text:style-name="T38">O</text:span><text:span text:style-name="T38">b</text:span><text:span text:style-name="T38">j</text:span><text:span text:style-name="T38">e</text:span><text:span text:style-name="T38">c</text:span><text:span text:style-name="T38">t</text:span><text:span text:style-name="T38">.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(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)</text:span><text:span text:style-name="T38">;</text:span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 </text:span><text:span text:style-name="T38">=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;</text:span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a</text:span><text:span text:style-name="T38">p</text:span><text:span text:style-name="T38">a</text:span><text:span text:style-name="T38">r</text:span><text:span text:style-name="T38">t</text:span><text:span text:style-name="T38">i</text:span><text:span text:style-name="T38">n</text:span><text:span text:style-name="T38">e</text:span><text:span text:style-name="T38"> </text:span><text:span text:style-name="T38">=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(</text:span><text:span text:style-name="T38">z</text:span><text:span text:style-name="T38">)</text:span><text:span text:style-name="T38">{</text:span></text:p>
          <text:p text:style-name="P13"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 text:c="2"/></text:span><text:span text:style-name="T38"><text:s/></text:span><text:span text:style-name="T38">r</text:span><text:span text:style-name="T38">e</text:span><text:span text:style-name="T38">t</text:span><text:span text:style-name="T38">u</text:span><text:span text:style-name="T38">r</text:span><text:span text:style-name="T38">n</text:span><text:span text:style-name="T38"> <text:s/></text:span><text:span text:style-name="T38">(</text:span><text:span text:style-name="T38">z</text:span><text:span text:style-name="T38"> </text:span><text:span text:style-name="T38">&lt;</text:span><text:span text:style-name="T38"> <text:s/>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y</text:span><text:span text:style-name="T38">) </text:span><text:span text:style-name="T38">&amp;</text:span><text:span text:style-name="T38">&amp;</text:span><text:span text:style-name="T38"> <text:s/></text:span><text:span text:style-name="T38">(</text:span><text:span text:style-name="T38">z</text:span><text:span text:style-name="T38"> </text:span><text:span text:style-name="T38">&gt;</text:span><text:span text:style-name="T38"> </text:span><text:span text:style-name="T38">t</text:span><text:span text:style-name="T38">h</text:span><text:span text:style-name="T38">i</text:span><text:span text:style-name="T38">s</text:span><text:span text:style-name="T38">.</text:span><text:span text:style-name="T38">m</text:span><text:span text:style-name="T38">x</text:span><text:span text:style-name="T38">)</text:span><text:span text:style-name="T38">;</text:span><text:span text:style-name="T38">}</text:span><text:span text:style-name="T38">;</text:span></text:p>
          <text:p text:style-name="P1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.</text:span><text:span text:style-name="T38">v</text:span><text:span text:style-name="T38">a</text:span><text:span text:style-name="T38">li</text:span><text:span text:style-name="T38">d</text:span><text:span text:style-name="T38"> </text:span><text:span text:style-name="T38">=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(</text:span><text:span text:style-name="T38">)</text:span><text:span text:style-name="T38">{</text:span></text:p>
          <text:p text:style-name="P13"><text:span text:style-name="T42"><text:s text:c="2"/></text:span><text:span text:style-name="T42"><text:s/></text:span><text:span text:style-name="T42">r</text:span><text:span text:style-name="T42">e</text:span><text:span text:style-name="T42">t</text:span><text:span text:style-name="T42">u</text:span><text:span text:style-name="T42">r</text:span><text:span text:style-name="T42">n</text:span><text:span text:style-name="T42"> <text:s/></text:span><text:span text:style-name="T42">(</text:span><text:span text:style-name="T42">I</text:span><text:span text:style-name="T42">n</text:span><text:span text:style-name="T42">t</text:span><text:span text:style-name="T42">e</text:span><text:span text:style-name="T42">r</text:span><text:span text:style-name="T42">v</text:span><text:span text:style-name="T42">a</text:span><text:span text:style-name="T42">l</text:span><text:span text:style-name="T42">.</text:span><text:span text:style-name="T42">p</text:span><text:span text:style-name="T42">r</text:span><text:span text:style-name="T42">o</text:span><text:span text:style-name="T42">t</text:span><text:span text:style-name="T42">o</text:span><text:span text:style-name="T42">t</text:span><text:span text:style-name="T42">y</text:span><text:span text:style-name="T42">p</text:span><text:span text:style-name="T42">e</text:span><text:span text:style-name="T42">.</text:span><text:span text:style-name="T42">v</text:span><text:span text:style-name="T42">a</text:span><text:span text:style-name="T42">li</text:span><text:span text:style-name="T42">d</text:span><text:span text:style-name="T42">.</text:span><text:span text:style-name="T42">c</text:span><text:span text:style-name="T42">a</text:span><text:span text:style-name="T42">ll</text:span><text:span text:style-name="T42">(</text:span><text:span text:style-name="T42">t</text:span><text:span text:style-name="T42">h</text:span><text:span text:style-name="T42">i</text:span><text:span text:style-name="T42">s</text:span><text:span text:style-name="T42">) </text:span><text:span text:style-name="T42">&amp;</text:span><text:span text:style-name="T42">&amp;</text:span><text:span text:style-name="T42"> </text:span><text:span text:style-name="T42">(</text:span><text:span text:style-name="T42">t</text:span><text:span text:style-name="T42">h</text:span><text:span text:style-name="T42">i</text:span><text:span text:style-name="T42">s</text:span><text:span text:style-name="T42">.</text:span><text:span text:style-name="T42">m</text:span><text:span text:style-name="T42">x</text:span><text:span text:style-name="T42"> </text:span><text:span text:style-name="T42">!</text:span><text:span text:style-name="T42">=</text:span><text:span text:style-name="T42"> </text:span><text:span text:style-name="T42">t</text:span><text:span text:style-name="T42">h</text:span><text:span text:style-name="T42">i</text:span><text:span text:style-name="T42">s</text:span><text:span text:style-name="T42">.</text:span><text:span text:style-name="T42">m</text:span><text:span text:style-name="T42">y</text:span><text:span text:style-name="T42">)</text:span><text:span text:style-name="T42">)</text:span><text:span text:style-name="T42">;</text:span></text:p>
          <text:p text:style-name="P13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frame draw:style-name="gr56" draw:text-style-name="P18" draw:layer="layout" svg:width="4.376cm" svg:height="0.962cm" svg:x="12.6cm" svg:y="2.2cm">
          <draw:text-box>
            <text:p>new IntervalD</text:p>
          </draw:text-box>
        </draw:frame>
        <draw:frame draw:style-name="gr56" draw:text-style-name="P18" draw:layer="layout" svg:width="4.376cm" svg:height="0.962cm" svg:x="18.101cm" svg:y="2.2cm">
          <draw:text-box>
            <text:p>new IntervalD</text:p>
          </draw:text-box>
        </draw:frame>
        <draw:frame draw:style-name="gr57" draw:text-style-name="P18" draw:layer="layout" svg:width="5.857cm" svg:height="0.962cm" svg:x="14.8cm" svg:y="4.6cm">
          <draw:text-box>
            <text:p>IntervalD.prototype</text:p>
          </draw:text-box>
        </draw:frame>
        <draw:frame draw:style-name="gr58" draw:text-style-name="P18" draw:layer="layout" svg:width="3.918cm" svg:height="0.962cm" svg:x="1.8cm" svg:y="4.6cm">
          <draw:text-box>
            <text:p>new Interval</text:p>
          </draw:text-box>
        </draw:frame>
        <draw:frame draw:style-name="gr58" draw:text-style-name="P18" draw:layer="layout" svg:width="3.918cm" svg:height="0.962cm" svg:x="8.4cm" svg:y="4.6cm">
          <draw:text-box>
            <text:p>new Interval</text:p>
          </draw:text-box>
        </draw:frame>
        <draw:frame draw:style-name="gr59" draw:text-style-name="P18" draw:layer="layout" svg:width="5.4cm" svg:height="0.962cm" svg:x="5.901cm" svg:y="7.6cm">
          <draw:text-box>
            <text:p>Interval.prototype</text:p>
          </draw:text-box>
        </draw:frame>
        <draw:frame draw:style-name="gr60" draw:text-style-name="P18" draw:layer="layout" svg:width="5.154cm" svg:height="0.962cm" svg:x="5.901cm" svg:y="11.4cm">
          <draw:text-box>
            <text:p>Object.prototype</text:p>
          </draw:text-box>
        </draw:frame>
        <draw:line draw:style-name="gr61" draw:text-style-name="P19" draw:layer="layout" svg:x1="8.2cm" svg:y1="8.562cm" svg:x2="8.2cm" svg:y2="11.4cm">
          <text:p/>
        </draw:line>
        <draw:line draw:style-name="gr61" draw:text-style-name="P19" draw:layer="layout" svg:x1="3.8cm" svg:y1="5.562cm" svg:x2="8cm" svg:y2="7.6cm">
          <text:p/>
        </draw:line>
        <draw:line draw:style-name="gr61" draw:text-style-name="P19" draw:layer="layout" svg:x1="10.6cm" svg:y1="5.8cm" svg:x2="9.4cm" svg:y2="7.6cm">
          <text:p/>
        </draw:line>
        <draw:line draw:style-name="gr61" draw:text-style-name="P19" draw:layer="layout" svg:x1="15cm" svg:y1="3.162cm" svg:x2="16.8cm" svg:y2="4.6cm">
          <text:p/>
        </draw:line>
        <draw:line draw:style-name="gr61" draw:text-style-name="P19" draw:layer="layout" svg:x1="20cm" svg:y1="3.162cm" svg:x2="18.2cm" svg:y2="4.6cm">
          <text:p/>
        </draw:line>
        <draw:line draw:style-name="gr61" draw:text-style-name="P19" draw:layer="layout" svg:x1="17.6cm" svg:y1="5.562cm" svg:x2="10.6cm" svg:y2="7.6cm">
          <text:p/>
        </draw:line>
        <draw:frame draw:style-name="gr62" draw:text-style-name="P21" draw:layer="layout" svg:width="8.325cm" svg:height="3.4cm" svg:x="18.025cm" svg:y="8.859cm">
          <draw:text-box>
            <text:p text:style-name="P20"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(</text:span><text:span text:style-name="T2">x</text:span><text:span text:style-name="T2">,</text:span><text:span text:style-name="T2"> </text:span><text:span text:style-name="T2">y</text:span><text:span text:style-name="T2">)</text:span><text:span text:style-name="T2"> </text:span><text:span text:style-name="T2">{</text:span></text:p>
            <text:p text:style-name="P20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h</text:span><text:span text:style-name="T2">i</text:span><text:span text:style-name="T2">s</text:span><text:span text:style-name="T2">.</text:span><text:span text:style-name="T2">m</text:span><text:span text:style-name="T2">x</text:span><text:span text:style-name="T2">=</text:span><text:span text:style-name="T2"> </text:span><text:span text:style-name="T2">x</text:span><text:span text:style-name="T2">;</text:span></text:p>
            <text:p text:style-name="P20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t</text:span><text:span text:style-name="T2">h</text:span><text:span text:style-name="T2">i</text:span><text:span text:style-name="T2">s</text:span><text:span text:style-name="T2">.</text:span><text:span text:style-name="T2">m</text:span><text:span text:style-name="T2">y</text:span><text:span text:style-name="T2">=</text:span><text:span text:style-name="T2"> </text:span><text:span text:style-name="T2">y</text:span><text:span text:style-name="T2">;</text:span><text:span text:style-name="T2"> </text:span><text:span text:style-name="T2">}</text:span><text:span text:style-name="T2"> </text:span><text:span text:style-name="T2"><text:s/></text:span><text:span text:style-name="T2">/</text:span><text:span text:style-name="T2">/</text:span><text:span text:style-name="T2"> </text:span><text:span text:style-name="T31">c</text:span><text:span text:style-name="T31">l</text:span><text:span text:style-name="T31">a</text:span><text:span text:style-name="T31">s</text:span><text:span text:style-name="T31">a</text:span></text:p>
            <text:p text:style-name="P20"><text:span text:style-name="T2"/></text:p>
          </draw:text-box>
        </draw:frame>
        <draw:frame draw:style-name="gr63" draw:text-style-name="P18" draw:layer="layout" svg:width="0.853cm" svg:height="0.962cm" svg:x="8.5cm" svg:y="9.5cm">
          <draw:text-box>
            <text:p>p</text:p>
          </draw:text-box>
        </draw:frame>
        <draw:frame draw:style-name="gr63" draw:text-style-name="P18" draw:layer="layout" svg:width="0.853cm" svg:height="0.962cm" svg:x="4.701cm" svg:y="6.4cm">
          <draw:text-box>
            <text:p>p</text:p>
          </draw:text-box>
        </draw:frame>
        <draw:frame draw:style-name="gr63" draw:text-style-name="P18" draw:layer="layout" svg:width="0.853cm" svg:height="0.962cm" svg:x="9.201cm" svg:y="5.9cm">
          <draw:text-box>
            <text:p>p</text:p>
          </draw:text-box>
        </draw:frame>
        <draw:frame draw:style-name="gr63" draw:text-style-name="P18" draw:layer="layout" svg:width="0.853cm" svg:height="0.962cm" svg:x="14.201cm" svg:y="6.5cm">
          <draw:text-box>
            <text:p>p</text:p>
          </draw:text-box>
        </draw:frame>
        <draw:frame draw:style-name="gr63" draw:text-style-name="P18" draw:layer="layout" svg:width="0.853cm" svg:height="0.962cm" svg:x="14.901cm" svg:y="3.4cm">
          <draw:text-box>
            <text:p>p</text:p>
          </draw:text-box>
        </draw:frame>
        <draw:frame draw:style-name="gr63" draw:text-style-name="P18" draw:layer="layout" svg:width="0.853cm" svg:height="0.962cm" svg:x="19.301cm" svg:y="3.3cm">
          <draw:text-box>
            <text:p>p</text:p>
          </draw:text-box>
        </draw:frame>
        <draw:frame draw:style-name="gr64" draw:text-style-name="P22" draw:layer="layout" svg:width="6.81cm" svg:height="0.962cm" svg:x="1.9cm" svg:y="2.4cm">
          <draw:text-box>
            <text:p><text:span text:style-name="T43">O</text:span><text:span text:style-name="T43">b</text:span><text:span text:style-name="T43">i</text:span><text:span text:style-name="T43">e</text:span><text:span text:style-name="T43">c</text:span><text:span text:style-name="T43">t</text:span><text:span text:style-name="T43">e</text:span><text:span text:style-name="T43"> </text:span><text:span text:style-name="T43">c</text:span><text:span text:style-name="T43">r</text:span><text:span text:style-name="T43">e</text:span><text:span text:style-name="T43">a</text:span><text:span text:style-name="T43">t</text:span><text:span text:style-name="T43">e</text:span><text:span text:style-name="T43"> </text:span><text:span text:style-name="T43">c</text:span><text:span text:style-name="T43">u</text:span><text:span text:style-name="T43"> </text:span><text:span text:style-name="T43">n</text:span><text:span text:style-name="T43">e</text:span><text:span text:style-name="T43">w</text:span></text:p>
          </draw:text-box>
        </draw:frame>
        <draw:line draw:style-name="gr61" draw:text-style-name="P19" draw:layer="layout" svg:x1="3.6cm" svg:y1="3.2cm" svg:x2="3.8cm" svg:y2="4.6cm">
          <text:p/>
        </draw:line>
        <draw:line draw:style-name="gr61" draw:text-style-name="P19" draw:layer="layout" svg:x1="6.2cm" svg:y1="3.2cm" svg:x2="9.8cm" svg:y2="4.4cm">
          <text:p/>
        </draw:line>
        <draw:frame draw:style-name="gr64" draw:text-style-name="P22" draw:layer="layout" svg:width="6.81cm" svg:height="0.962cm" svg:x="19.1cm" svg:y="0.5cm">
          <draw:text-box>
            <text:p><text:span text:style-name="T43">O</text:span><text:span text:style-name="T43">b</text:span><text:span text:style-name="T43">i</text:span><text:span text:style-name="T43">e</text:span><text:span text:style-name="T43">c</text:span><text:span text:style-name="T43">t</text:span><text:span text:style-name="T43">e</text:span><text:span text:style-name="T43"> </text:span><text:span text:style-name="T43">c</text:span><text:span text:style-name="T43">r</text:span><text:span text:style-name="T43">e</text:span><text:span text:style-name="T43">a</text:span><text:span text:style-name="T43">t</text:span><text:span text:style-name="T43">e</text:span><text:span text:style-name="T43"> </text:span><text:span text:style-name="T43">c</text:span><text:span text:style-name="T43">u</text:span><text:span text:style-name="T43"> </text:span><text:span text:style-name="T43">n</text:span><text:span text:style-name="T43">e</text:span><text:span text:style-name="T43">w</text:span></text:p>
          </draw:text-box>
        </draw:frame>
        <draw:line draw:style-name="gr61" draw:text-style-name="P19" draw:layer="layout" svg:x1="20cm" svg:y1="1.462cm" svg:x2="15.8cm" svg:y2="2cm">
          <text:p/>
        </draw:line>
        <draw:line draw:style-name="gr61" draw:text-style-name="P19" draw:layer="layout" svg:x1="23cm" svg:y1="1.2cm" svg:x2="21cm" svg:y2="2.2cm">
          <text:p/>
        </draw:line>
        <draw:frame draw:style-name="gr65" draw:text-style-name="P24" draw:layer="layout" svg:width="17.626cm" svg:height="4.034cm" svg:x="8.774cm" svg:y="14.335cm">
          <draw:text-box>
            <text:p text:style-name="P23"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(</text:span><text:span text:style-name="T38">x</text:span><text:span text:style-name="T38">,</text:span><text:span text:style-name="T38">y</text:span><text:span text:style-name="T38">)</text:span><text:span text:style-name="T38"> </text:span><text:span text:style-name="T38">{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c</text:span><text:span text:style-name="T38">a</text:span><text:span text:style-name="T38">l</text:span><text:span text:style-name="T38">l</text:span><text:span text:style-name="T38">(</text:span><text:span text:style-name="T38">t</text:span><text:span text:style-name="T38">h</text:span><text:span text:style-name="T38">i</text:span><text:span text:style-name="T38">s</text:span><text:span text:style-name="T38">,</text:span><text:span text:style-name="T38">x</text:span><text:span text:style-name="T38">,</text:span><text:span text:style-name="T38">y</text:span><text:span text:style-name="T38">)</text:span><text:span text:style-name="T38">;</text:span><text:span text:style-name="T38"> </text:span><text:span text:style-name="T38"><text:s/></text:span><text:span text:style-name="T38">}</text:span></text:p>
            <text:p text:style-name="P23"><text:span text:style-name="T35"/></text:p>
            <text:p text:style-name="P23"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D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 </text:span><text:span text:style-name="T38">=</text:span><text:span text:style-name="T38"> </text:span><text:span text:style-name="T38">O</text:span><text:span text:style-name="T38">b</text:span><text:span text:style-name="T38">j</text:span><text:span text:style-name="T38">e</text:span><text:span text:style-name="T38">c</text:span><text:span text:style-name="T38">t</text:span><text:span text:style-name="T38">.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(</text:span><text:span text:style-name="T38">I</text:span><text:span text:style-name="T38">n</text:span><text:span text:style-name="T38">t</text:span><text:span text:style-name="T38">e</text:span><text:span text:style-name="T38">r</text:span><text:span text:style-name="T38">v</text:span><text:span text:style-name="T38">a</text:span><text:span text:style-name="T38">l</text:span><text:span text:style-name="T38">.</text:span><text:span text:style-name="T38">p</text:span><text:span text:style-name="T38">r</text:span><text:span text:style-name="T38">o</text:span><text:span text:style-name="T38">t</text:span><text:span text:style-name="T38">o</text:span><text:span text:style-name="T38">t</text:span><text:span text:style-name="T38">y</text:span><text:span text:style-name="T38">p</text:span><text:span text:style-name="T38">e</text:span><text:span text:style-name="T38">)</text:span><text:span text:style-name="T38">;</text:span></text:p>
            <text:p text:style-name="P23"><text:span text:style-name="T44">/</text:span><text:span text:style-name="T44">/</text:span><text:span text:style-name="T44">s</text:span><text:span text:style-name="T44">u</text:span><text:span text:style-name="T44">b</text:span><text:span text:style-name="T44">c</text:span><text:span text:style-name="T44">l</text:span><text:span text:style-name="T44">a</text:span><text:span text:style-name="T44">s</text:span><text:span text:style-name="T44">a</text:span></text:p>
            <text:p text:style-name="P23"/>
          </draw:text-box>
        </draw:frame>
        <draw:frame draw:style-name="gr66" draw:text-style-name="P18" draw:layer="layout" svg:width="6.382cm" svg:height="1.195cm" svg:x="0.8cm" svg:y="0.6cm">
          <draw:text-box>
            <text:p text:style-name="P23"><text:span text:style-name="T36">P</text:span><text:span text:style-name="T36">r</text:span><text:span text:style-name="T36">o</text:span><text:span text:style-name="T36">t</text:span><text:span text:style-name="T36">o</text:span><text:span text:style-name="T36">t</text:span><text:span text:style-name="T36">y</text:span><text:span text:style-name="T36">p</text:span><text:span text:style-name="T36">e</text:span><text:span text:style-name="T36"> </text:span><text:span text:style-name="T36">c</text:span><text:span text:style-name="T36">h</text:span><text:span text:style-name="T36">a</text:span><text:span text:style-name="T36">i</text:span><text:span text:style-name="T3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Expresii regulate<text:line-break/>(RegExp)</text:p>
          </draw:text-box>
        </draw:frame>
        <draw:frame presentation:style-name="pr2" draw:text-style-name="P26" draw:layer="layout" svg:width="25.199cm" svg:height="12.179cm" svg:x="1.4cm" svg:y="4.914cm" presentation:class="subtitle" presentation:user-transformed="true">
          <draw:text-box>
            <text:p text:style-name="P25"><text:span text:style-name="T15">s</text:span><text:span text:style-name="T15">u</text:span><text:span text:style-name="T15">n</text:span><text:span text:style-name="T15">t</text:span><text:span text:style-name="T15"> </text:span><text:span text:style-name="T15">f</text:span><text:span text:style-name="T15">o</text:span><text:span text:style-name="T15">l</text:span><text:span text:style-name="T15">o</text:span><text:span text:style-name="T15">s</text:span><text:span text:style-name="T15">i</text:span><text:span text:style-name="T15">t</text:span><text:span text:style-name="T15">e</text:span><text:span text:style-name="T15"> </text:span><text:span text:style-name="T15">î</text:span><text:span text:style-name="T15">n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o</text:span><text:span text:style-name="T15">a</text:span><text:span text:style-name="T15">s</text:span><text:span text:style-name="T15">e</text:span><text:span text:style-name="T15"> </text:span><text:span text:style-name="T15">l</text:span><text:span text:style-name="T15">i</text:span><text:span text:style-name="T15">m</text:span><text:span text:style-name="T15">b</text:span><text:span text:style-name="T15">a</text:span><text:span text:style-name="T15">j</text:span><text:span text:style-name="T15">e</text:span><text:span text:style-name="T15"> </text:span><text:span text:style-name="T15">d</text:span><text:span text:style-name="T15">e</text:span><text:span text:style-name="T15">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text:span text:style-name="T15">a</text:span><text:span text:style-name="T15">r</text:span><text:span text:style-name="T15">e</text:span><text:span text:style-name="T15"> </text:span><text:span text:style-name="T15">p</text:span><text:span text:style-name="T15">e</text:span><text:span text:style-name="T15">n</text:span><text:span text:style-name="T15">t</text:span><text:span text:style-name="T15">r</text:span><text:span text:style-name="T15">u</text:span></text:p>
            <text:p text:style-name="P25"><text:span text:style-name="T15"/></text:p>
            <text:p text:style-name="P25"><text:span text:style-name="T15"><text:s/></text:span><text:span text:style-name="T15">v</text:span><text:span text:style-name="T15">a</text:span><text:span text:style-name="T15">l</text:span><text:span text:style-name="T15">i</text:span><text:span text:style-name="T15">d</text:span><text:span text:style-name="T15">ă</text:span><text:span text:style-name="T15">r</text:span><text:span text:style-name="T15">i</text:span><text:span text:style-name="T15">,</text:span><text:span text:style-name="T15"> </text:span><text:span text:style-name="T15">p</text:span><text:span text:style-name="T15">a</text:span><text:span text:style-name="T15">r</text:span><text:span text:style-name="T15">s</text:span><text:span text:style-name="T15">ă</text:span><text:span text:style-name="T15">r</text:span><text:span text:style-name="T15">i</text:span><text:span text:style-name="T15">,</text:span><text:span text:style-name="T15"> </text:span><text:span text:style-name="T15">c</text:span><text:span text:style-name="T15">ă</text:span><text:span text:style-name="T15">u</text:span><text:span text:style-name="T15">t</text:span><text:span text:style-name="T15">ă</text:span><text:span text:style-name="T15">r</text:span><text:span text:style-name="T15">i</text:span><text:span text:style-name="T15"> </text:span><text:span text:style-name="T15">ș</text:span><text:span text:style-name="T15">i</text:span><text:span text:style-name="T15"> </text:span><text:span text:style-name="T15">î</text:span><text:span text:style-name="T15">n</text:span><text:span text:style-name="T15">l</text:span><text:span text:style-name="T15">o</text:span><text:span text:style-name="T15">c</text:span><text:span text:style-name="T15">u</text:span><text:span text:style-name="T15">i</text:span><text:span text:style-name="T15">r</text:span><text:span text:style-name="T15">i</text:span><text:span text:style-name="T15"> </text:span><text:span text:style-name="T15">î</text:span><text:span text:style-name="T15">n</text:span><text:span text:style-name="T15"> </text:span><text:span text:style-name="T15">t</text:span><text:span text:style-name="T15">e</text:span><text:span text:style-name="T15">x</text:span><text:span text:style-name="T15">t</text:span><text:span text:style-name="T15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custom-shape draw:name="TextBox 1" draw:style-name="gr67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6" draw:layer="layout" svg:width="25.742cm" svg:height="28.009cm" svg:x="0.466cm" svg:y="-0.104cm">
          <text:p text:style-name="P5"><text:span text:style-name="T4"/></text:p>
          <text:p text:style-name="P5"><text:span text:style-name="T4"><text:s text:c="4"/></text:span><text:span text:style-name="T4">Ce sunt expresiile regulate?</text:span></text:p>
          <text:p text:style-name="P5"><text:span text:style-name="T4"/></text:p>
          <text:p text:style-name="P5"><text:span text:style-name="T27"><text:s text:c="2"/></text:span><text:span text:style-name="T8">- sunt siruri speciale de caractere care reprezintă un <text:s/></text:span><text:span text:style-name="T8"><text:tab/></text:span><text:span text:style-name="T8"> <text:s text:c="4"/>sablon de căutare</text:span></text:p>
          <text:p text:style-name="P5"><text:span text:style-name="T8"><text:s text:c="2"/></text:span><text:span text:style-name="T8">- sunt un tip de obiect</text:span></text:p>
          <text:p text:style-name="P5"><text:span text:style-name="T8"/></text:p>
          <text:p text:style-name="P5"><text:span text:style-name="T27"/></text:p>
          <text:p text:style-name="P5"><text:span text:style-name="T27"><text:s text:c="4"/></text:span><text:span text:style-name="T27">La ce folosesc?</text:span></text:p>
          <text:p text:style-name="P5"><text:span text:style-name="T27"/></text:p>
          <text:p text:style-name="P5"><text:span text:style-name="T8"><text:s text:c="2"/></text:span><text:span text:style-name="T8">- sunt folosite în special pentru validarea datelor</text:span></text:p>
          <text:p text:style-name="P5"><text:span text:style-name="T8"><text:s text:c="2"/></text:span><text:span text:style-name="T8">- pentru cautare/inlocuire/potrivire a unui sir într-un <text:s text:c="4"/></text:span><text:span text:style-name="T8"><text:tab/></text:span><text:span text:style-name="T8"> <text:s/></text:span><text:span text:style-name="T8"><text:tab/></text:span><text:span text:style-name="T8">anumit format în cadrul altui sir <text:s text:c="2"/></text:span></text:p>
          <text:p text:style-name="P5"><text:span text:style-name="T8"/></text:p>
          <text:p text:style-name="P5"><text:span text:style-name="T27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9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4cm" svg:y="2.256cm" draw:page-number="15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custom-shape draw:name="TextBox 1" draw:style-name="gr7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1" draw:text-style-name="P6" draw:layer="layout" svg:width="25.742cm" svg:height="4.313cm" svg:x="0.964cm" svg:y="0.966cm">
          <text:p text:style-name="P5"><text:span text:style-name="T4"><text:s/></text:span><text:span text:style-name="T4">Crearea unei expresii regulate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2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28" draw:layer="layout" svg:width="26.4cm" svg:height="17.356cm" svg:x="1cm" svg:y="2.744cm">
          <draw:text-box>
            <text:p><text:span text:style-name="T45">-</text:span><text:span text:style-name="T45"> </text:span><text:span text:style-name="T45">f</text:span><text:span text:style-name="T45">o</text:span><text:span text:style-name="T45">l</text:span><text:span text:style-name="T45">o</text:span><text:span text:style-name="T45">s</text:span><text:span text:style-name="T45">i</text:span><text:span text:style-name="T45">n</text:span><text:span text:style-name="T45">d</text:span><text:span text:style-name="T45"> </text:span><text:span text:style-name="T45">c</text:span><text:span text:style-name="T45">o</text:span><text:span text:style-name="T45">n</text:span><text:span text:style-name="T45">s</text:span><text:span text:style-name="T45">t</text:span><text:span text:style-name="T45">r</text:span><text:span text:style-name="T45">u</text:span><text:span text:style-name="T45">c</text:span><text:span text:style-name="T45">t</text:span><text:span text:style-name="T45">o</text:span><text:span text:style-name="T45">r</text:span><text:span text:style-name="T45">u</text:span><text:span text:style-name="T45">l</text:span><text:span text:style-name="T45"> </text:span><text:span text:style-name="T45">o</text:span><text:span text:style-name="T45">b</text:span><text:span text:style-name="T45">i</text:span><text:span text:style-name="T45">e</text:span><text:span text:style-name="T45">c</text:span><text:span text:style-name="T45">t</text:span><text:span text:style-name="T45">u</text:span><text:span text:style-name="T45">l</text:span><text:span text:style-name="T45">u</text:span><text:span text:style-name="T45">i</text:span><text:span text:style-name="T45"> </text:span><text:span text:style-name="T46">R</text:span><text:span text:style-name="T46">e</text:span><text:span text:style-name="T46">g</text:span><text:span text:style-name="T46">E</text:span><text:span text:style-name="T46">x</text:span><text:span text:style-name="T46">p</text:span></text:p>
            <text:p><text:span text:style-name="T47"><text:s/></text:span><text:span text:style-name="T47"><text:s/></text:span><text:span text:style-name="T47"><text:s/></text:span><text:span text:style-name="T47"><text:s/></text:span><text:span text:style-name="T47">n</text:span><text:span text:style-name="T47">e</text:span><text:span text:style-name="T47">w</text:span><text:span text:style-name="T47"> </text:span><text:span text:style-name="T47">R</text:span><text:span text:style-name="T47">e</text:span><text:span text:style-name="T47">g</text:span><text:span text:style-name="T47">E</text:span><text:span text:style-name="T47">x</text:span><text:span text:style-name="T47">p</text:span><text:span text:style-name="T47">(</text:span><text:span text:style-name="T46">”</text:span><text:span text:style-name="T46">s</text:span><text:span text:style-name="T46">i</text:span><text:span text:style-name="T46">r</text:span><text:span text:style-name="T46">”</text:span><text:span text:style-name="T46">,</text:span><text:span text:style-name="T46">”</text:span><text:span text:style-name="T46">m</text:span><text:span text:style-name="T46">o</text:span><text:span text:style-name="T46">d</text:span><text:span text:style-name="T46">i</text:span><text:span text:style-name="T46">f</text:span><text:span text:style-name="T46">i</text:span><text:span text:style-name="T46">c</text:span><text:span text:style-name="T46">a</text:span><text:span text:style-name="T46">t</text:span><text:span text:style-name="T46">o</text:span><text:span text:style-name="T46">r</text:span><text:span text:style-name="T46">i</text:span><text:span text:style-name="T46">”</text:span><text:span text:style-name="T46">)</text:span></text:p>
            <text:p><text:span text:style-name="T48">-</text:span><text:span text:style-name="T48"> </text:span><text:span text:style-name="T48">p</text:span><text:span text:style-name="T48">r</text:span><text:span text:style-name="T48">i</text:span><text:span text:style-name="T48">n</text:span><text:span text:style-name="T48"> </text:span><text:span text:style-name="T48">v</text:span><text:span text:style-name="T48">a</text:span><text:span text:style-name="T48">l</text:span><text:span text:style-name="T48">o</text:span><text:span text:style-name="T48">a</text:span><text:span text:style-name="T48">r</text:span><text:span text:style-name="T48">e</text:span><text:span text:style-name="T48"> </text:span><text:span text:style-name="T48">l</text:span><text:span text:style-name="T48">i</text:span><text:span text:style-name="T48">t</text:span><text:span text:style-name="T48">e</text:span><text:span text:style-name="T48">r</text:span><text:span text:style-name="T48">a</text:span><text:span text:style-name="T48">l</text:span><text:span text:style-name="T48">a</text:span><text:span text:style-name="T48">,</text:span><text:span text:style-name="T48"> </text:span><text:span text:style-name="T48">s</text:span><text:span text:style-name="T48">i</text:span><text:span text:style-name="T48">r</text:span><text:span text:style-name="T48">u</text:span><text:span text:style-name="T48">l</text:span><text:span text:style-name="T48"> </text:span><text:span text:style-name="T48">f</text:span><text:span text:style-name="T48">i</text:span><text:span text:style-name="T48">i</text:span><text:span text:style-name="T48">n</text:span><text:span text:style-name="T48">d</text:span><text:span text:style-name="T48"> </text:span><text:span text:style-name="T48">i</text:span><text:span text:style-name="T48">n</text:span><text:span text:style-name="T48">c</text:span><text:span text:style-name="T48">a</text:span><text:span text:style-name="T48">d</text:span><text:span text:style-name="T48">r</text:span><text:span text:style-name="T48">a</text:span><text:span text:style-name="T48">t</text:span><text:span text:style-name="T48"> </text:span><text:span text:style-name="T48">i</text:span><text:span text:style-name="T48">n</text:span><text:span text:style-name="T48">t</text:span><text:span text:style-name="T48">r</text:span><text:span text:style-name="T48">e</text:span><text:span text:style-name="T48"> </text:span><text:span text:style-name="T48">c</text:span><text:span text:style-name="T48">a</text:span><text:span text:style-name="T48">r</text:span><text:span text:style-name="T48">a</text:span><text:span text:style-name="T48">c</text:span><text:span text:style-name="T48">t</text:span><text:span text:style-name="T48">e</text:span><text:span text:style-name="T48">r</text:span><text:span text:style-name="T48">u</text:span><text:span text:style-name="T48">l</text:span><text:span text:style-name="T48"> </text:span><text:span text:style-name="T48"><text:s/></text:span><text:span text:style-name="T48">„</text:span><text:span text:style-name="T48">/</text:span><text:span text:style-name="T48">”</text:span><text:span text:style-name="T48"> </text:span><text:span text:style-name="T45"><text:s/></text:span></text:p>
            <text:p text:style-name="P9"><text:span text:style-name="T46"><text:s/></text:span><text:span text:style-name="T46"><text:s/></text:span><text:span text:style-name="T46"><text:s/></text:span><text:span text:style-name="T46"><text:s/></text:span><text:span text:style-name="T49">/</text:span><text:span text:style-name="T50">s</text:span><text:span text:style-name="T50">i</text:span><text:span text:style-name="T50">r</text:span><text:span text:style-name="T49">/</text:span><text:span text:style-name="T50">m</text:span><text:span text:style-name="T50">o</text:span><text:span text:style-name="T50">d</text:span><text:span text:style-name="T50">i</text:span><text:span text:style-name="T50">f</text:span><text:span text:style-name="T50">i</text:span><text:span text:style-name="T50">c</text:span><text:span text:style-name="T50">a</text:span><text:span text:style-name="T50">t</text:span><text:span text:style-name="T50">o</text:span><text:span text:style-name="T50">r</text:span><text:span text:style-name="T50">i</text:span><text:span text:style-name="T46"> </text:span><text:span text:style-name="T46"><text:s/></text:span><text:span text:style-name="T46"><text:s/></text:span></text:p>
            <text:p text:style-name="P9"><text:span text:style-name="T46"/></text:p>
            <text:p text:style-name="P9"><text:span text:style-name="T51">M</text:span><text:span text:style-name="T51">o</text:span><text:span text:style-name="T51">d</text:span><text:span text:style-name="T51">i</text:span><text:span text:style-name="T51">f</text:span><text:span text:style-name="T51">i</text:span><text:span text:style-name="T51">c</text:span><text:span text:style-name="T51">a</text:span><text:span text:style-name="T51">t</text:span><text:span text:style-name="T51">o</text:span><text:span text:style-name="T51">r</text:span><text:span text:style-name="T51">i</text:span><text:span text:style-name="T51">i</text:span><text:span text:style-name="T51"> </text:span><text:span text:style-name="T51">s</text:span><text:span text:style-name="T51">u</text:span><text:span text:style-name="T51">n</text:span><text:span text:style-name="T51">t</text:span><text:span text:style-name="T51"> </text:span><text:span text:style-name="T51">u</text:span><text:span text:style-name="T51">t</text:span><text:span text:style-name="T51">i</text:span><text:span text:style-name="T51">l</text:span><text:span text:style-name="T51">i</text:span><text:span text:style-name="T51">z</text:span><text:span text:style-name="T51">a</text:span><text:span text:style-name="T51">t</text:span><text:span text:style-name="T51">i</text:span><text:span text:style-name="T51"> </text:span><text:span text:style-name="T51">p</text:span><text:span text:style-name="T51">e</text:span><text:span text:style-name="T51">n</text:span><text:span text:style-name="T51">t</text:span><text:span text:style-name="T51">r</text:span><text:span text:style-name="T51">u</text:span><text:span text:style-name="T51"> </text:span><text:span text:style-name="T51">a</text:span><text:span text:style-name="T51"> </text:span><text:span text:style-name="T51">e</text:span><text:span text:style-name="T51">f</text:span><text:span text:style-name="T51">e</text:span><text:span text:style-name="T51">c</text:span><text:span text:style-name="T51">t</text:span><text:span text:style-name="T51">u</text:span><text:span text:style-name="T51">a</text:span><text:span text:style-name="T51"> </text:span><text:span text:style-name="T51">c</text:span><text:span text:style-name="T51">a</text:span><text:span text:style-name="T51">u</text:span><text:span text:style-name="T51">t</text:span><text:span text:style-name="T51">a</text:span><text:span text:style-name="T51">r</text:span><text:span text:style-name="T51">i</text:span><text:span text:style-name="T51"> </text:span><text:span text:style-name="T51">g</text:span><text:span text:style-name="T51">l</text:span><text:span text:style-name="T51">o</text:span><text:span text:style-name="T51">b</text:span><text:span text:style-name="T51">a</text:span><text:span text:style-name="T51">l</text:span><text:span text:style-name="T51">e</text:span><text:span text:style-name="T51"> </text:span><text:span text:style-name="T51">s</text:span><text:span text:style-name="T51">i</text:span><text:span text:style-name="T51"> </text:span><text:span text:style-name="T51">c</text:span><text:span text:style-name="T51">a</text:span><text:span text:style-name="T51">r</text:span><text:span text:style-name="T51">e</text:span><text:span text:style-name="T51"> </text:span><text:span text:style-name="T51">n</text:span><text:span text:style-name="T51">u</text:span><text:span text:style-name="T51"> </text:span><text:span text:style-name="T51">t</text:span><text:span text:style-name="T51">i</text:span><text:span text:style-name="T51">n</text:span><text:span text:style-name="T51"> </text:span><text:span text:style-name="T51">c</text:span><text:span text:style-name="T51">o</text:span><text:span text:style-name="T51">n</text:span><text:span text:style-name="T51">t</text:span><text:span text:style-name="T51"> </text:span><text:span text:style-name="T51">d</text:span><text:span text:style-name="T51">e</text:span><text:span text:style-name="T51"> </text:span><text:span text:style-name="T51">m</text:span><text:span text:style-name="T51">a</text:span><text:span text:style-name="T51">j</text:span><text:span text:style-name="T51">u</text:span><text:span text:style-name="T51">s</text:span><text:span text:style-name="T51">c</text:span><text:span text:style-name="T51">u</text:span><text:span text:style-name="T51">l</text:span><text:span text:style-name="T51">e</text:span><text:span text:style-name="T51"> </text:span><text:span text:style-name="T51">s</text:span><text:span text:style-name="T51">i</text:span><text:span text:style-name="T51"> </text:span><text:span text:style-name="T51">m</text:span><text:span text:style-name="T51">i</text:span><text:span text:style-name="T51">n</text:span><text:span text:style-name="T51">u</text:span><text:span text:style-name="T51">s</text:span><text:span text:style-name="T51">c</text:span><text:span text:style-name="T51">u</text:span><text:span text:style-name="T51">l</text:span><text:span text:style-name="T51">e</text:span></text:p>
            <text:p text:style-name="P9"><text:span text:style-name="T51"/></text:p>
            <text:p text:style-name="P9"><text:span text:style-name="T51"><text:s/></text:span><text:span text:style-name="T51">g</text:span><text:span text:style-name="T51"> </text:span><text:span text:style-name="T51"><text:s/></text:span><text:span text:style-name="T51">-</text:span><text:span text:style-name="T51"> </text:span><text:span text:style-name="T51">c</text:span><text:span text:style-name="T51">ă</text:span><text:span text:style-name="T51">u</text:span><text:span text:style-name="T51">t</text:span><text:span text:style-name="T51">a</text:span><text:span text:style-name="T51">r</text:span><text:span text:style-name="T51">e</text:span><text:span text:style-name="T51"> </text:span><text:span text:style-name="T51">g</text:span><text:span text:style-name="T51">l</text:span><text:span text:style-name="T51">o</text:span><text:span text:style-name="T51">b</text:span><text:span text:style-name="T51">a</text:span><text:span text:style-name="T51">l</text:span><text:span text:style-name="T51">a</text:span></text:p>
            <text:p text:style-name="P9"><text:span text:style-name="T51"><text:s/></text:span><text:span text:style-name="T51"><text:s/></text:span><text:span text:style-name="T51">i</text:span><text:span text:style-name="T51"> </text:span><text:span text:style-name="T51"><text:s/></text:span><text:span text:style-name="T51">-</text:span><text:span text:style-name="T51"> </text:span><text:span text:style-name="T51">n</text:span><text:span text:style-name="T51">u</text:span><text:span text:style-name="T51"> </text:span><text:span text:style-name="T51">f</text:span><text:span text:style-name="T51">a</text:span><text:span text:style-name="T51">c</text:span><text:span text:style-name="T51">e</text:span><text:span text:style-name="T51"> </text:span><text:span text:style-name="T51">d</text:span><text:span text:style-name="T51">i</text:span><text:span text:style-name="T51">f</text:span><text:span text:style-name="T51">e</text:span><text:span text:style-name="T51">r</text:span><text:span text:style-name="T51">e</text:span><text:span text:style-name="T51">n</text:span><text:span text:style-name="T51">ț</text:span><text:span text:style-name="T51">a</text:span><text:span text:style-name="T51"> </text:span><text:span text:style-name="T51">i</text:span><text:span text:style-name="T51">n</text:span><text:span text:style-name="T51">t</text:span><text:span text:style-name="T51">r</text:span><text:span text:style-name="T51">e</text:span><text:span text:style-name="T51"> </text:span><text:span text:style-name="T51">l</text:span><text:span text:style-name="T51">i</text:span><text:span text:style-name="T51">t</text:span><text:span text:style-name="T51">e</text:span><text:span text:style-name="T51">r</text:span><text:span text:style-name="T51">e</text:span><text:span text:style-name="T51">l</text:span><text:span text:style-name="T51">e</text:span><text:span text:style-name="T51"> </text:span><text:span text:style-name="T51">m</text:span><text:span text:style-name="T51">i</text:span><text:span text:style-name="T51">c</text:span><text:span text:style-name="T51">i</text:span><text:span text:style-name="T51"> </text:span><text:span text:style-name="T51">ș</text:span><text:span text:style-name="T51">i</text:span><text:span text:style-name="T51"> </text:span><text:span text:style-name="T51">m</text:span><text:span text:style-name="T51">a</text:span><text:span text:style-name="T51">r</text:span><text:span text:style-name="T51">i</text:span><text:span text:style-name="T51"> </text:span></text:p>
            <text:p text:style-name="P9"><text:span text:style-name="T51"><text:s/></text:span><text:span text:style-name="T51">m</text:span><text:span text:style-name="T51"> </text:span><text:span text:style-name="T51">-</text:span><text:span text:style-name="T51"> </text:span><text:span text:style-name="T51">f</text:span><text:span text:style-name="T51">o</text:span><text:span text:style-name="T51">r</text:span><text:span text:style-name="T51">m</text:span><text:span text:style-name="T51">a</text:span><text:span text:style-name="T51"> </text:span><text:span text:style-name="T51">s</text:span><text:span text:style-name="T51">i</text:span><text:span text:style-name="T51">r</text:span><text:span text:style-name="T51">u</text:span><text:span text:style-name="T51">l</text:span><text:span text:style-name="T51">u</text:span><text:span text:style-name="T51">i</text:span><text:span text:style-name="T51"> </text:span><text:span text:style-name="T51">s</text:span><text:span text:style-name="T51">e</text:span><text:span text:style-name="T51"> </text:span><text:span text:style-name="T51">a</text:span><text:span text:style-name="T51">p</text:span><text:span text:style-name="T51">l</text:span><text:span text:style-name="T51">i</text:span><text:span text:style-name="T51">c</text:span><text:span text:style-name="T51">a</text:span><text:span text:style-name="T51"> </text:span><text:span text:style-name="T51">p</text:span><text:span text:style-name="T51">e</text:span><text:span text:style-name="T51">n</text:span><text:span text:style-name="T51">t</text:span><text:span text:style-name="T51">r</text:span><text:span text:style-name="T51">u</text:span><text:span text:style-name="T51"> </text:span><text:span text:style-name="T51">f</text:span><text:span text:style-name="T51">i</text:span><text:span text:style-name="T51">e</text:span><text:span text:style-name="T51">c</text:span><text:span text:style-name="T51">a</text:span><text:span text:style-name="T51">r</text:span><text:span text:style-name="T51">e</text:span><text:span text:style-name="T51"> </text:span><text:span text:style-name="T51">l</text:span><text:span text:style-name="T51">i</text:span><text:span text:style-name="T51">n</text:span><text:span text:style-name="T51">i</text:span><text:span text:style-name="T51">e</text:span></text:p>
            <text:p text:style-name="P9"><text:span text:style-name="T51"><text:s/></text:span><text:span text:style-name="T51">d</text:span><text:span text:style-name="T51"> </text:span><text:span text:style-name="T51"><text:s/></text:span><text:span text:style-name="T51">-</text:span><text:span text:style-name="T51"> </text:span><text:span text:style-name="T51">g</text:span><text:span text:style-name="T51">e</text:span><text:span text:style-name="T51">n</text:span><text:span text:style-name="T51">e</text:span><text:span text:style-name="T51">r</text:span><text:span text:style-name="T51">e</text:span><text:span text:style-name="T51">a</text:span><text:span text:style-name="T51">z</text:span><text:span text:style-name="T51">a</text:span><text:span text:style-name="T51"> </text:span><text:span text:style-name="T51">u</text:span><text:span text:style-name="T51">n</text:span><text:span text:style-name="T51"> </text:span><text:span text:style-name="T51">v</text:span><text:span text:style-name="T51">e</text:span><text:span text:style-name="T51">c</text:span><text:span text:style-name="T51">t</text:span><text:span text:style-name="T51">o</text:span><text:span text:style-name="T51">r</text:span><text:span text:style-name="T51"> </text:span><text:span text:style-name="T51">d</text:span><text:span text:style-name="T51">e</text:span><text:span text:style-name="T51"> </text:span><text:span text:style-name="T51">i</text:span><text:span text:style-name="T51">n</text:span><text:span text:style-name="T51">d</text:span><text:span text:style-name="T51">i</text:span><text:span text:style-name="T51">c</text:span><text:span text:style-name="T51">i</text:span><text:span text:style-name="T51"> </text:span><text:span text:style-name="T51">d</text:span><text:span text:style-name="T51">a</text:span><text:span text:style-name="T51">c</text:span><text:span text:style-name="T51">ă</text:span><text:span text:style-name="T51"> </text:span><text:span text:style-name="T51">s</text:span><text:span text:style-name="T51">e</text:span><text:span text:style-name="T51"> </text:span><text:span text:style-name="T51">g</text:span><text:span text:style-name="T51">ă</text:span><text:span text:style-name="T51">s</text:span><text:span text:style-name="T51">e</text:span><text:span text:style-name="T51">s</text:span><text:span text:style-name="T51">c</text:span><text:span text:style-name="T51"> </text:span><text:span text:style-name="T51">m</text:span><text:span text:style-name="T51">a</text:span><text:span text:style-name="T51">i</text:span><text:span text:style-name="T51"> </text:span><text:span text:style-name="T51">m</text:span><text:span text:style-name="T51">u</text:span><text:span text:style-name="T51">l</text:span><text:span text:style-name="T51">t</text:span><text:span text:style-name="T51">e</text:span><text:span text:style-name="T51"> </text:span><text:span text:style-name="T51">s</text:span><text:span text:style-name="T51">u</text:span><text:span text:style-name="T51">b</text:span><text:span text:style-name="T51">s</text:span><text:span text:style-name="T51">i</text:span><text:span text:style-name="T51">r</text:span><text:span text:style-name="T51">u</text:span><text:span text:style-name="T51">r</text:span><text:span text:style-name="T51">i</text:span><text:span text:style-name="T51"> </text:span><text:span text:style-name="T51">c</text:span><text:span text:style-name="T51">a</text:span><text:span text:style-name="T51">r</text:span><text:span text:style-name="T51">e</text:span><text:span text:style-name="T51"> </text:span><text:span text:style-name="T51">s</text:span><text:span text:style-name="T51">e</text:span><text:span text:style-name="T51"> </text:span><text:span text:style-name="T51">p</text:span><text:span text:style-name="T51">o</text:span><text:span text:style-name="T51">t</text:span><text:span text:style-name="T51">r</text:span><text:span text:style-name="T51">i</text:span><text:span text:style-name="T51">v</text:span><text:span text:style-name="T51">e</text:span><text:span text:style-name="T51">s</text:span><text:span text:style-name="T51">c</text:span><text:span text:style-name="T51"> </text:span><text:span text:style-name="T51">c</text:span><text:span text:style-name="T51">u</text:span><text:span text:style-name="T51"> </text:span><text:span text:style-name="T51">e</text:span><text:span text:style-name="T51">x</text:span><text:span text:style-name="T51">p</text:span><text:span text:style-name="T51">r</text:span><text:span text:style-name="T51">e</text:span><text:span text:style-name="T51">s</text:span><text:span text:style-name="T51">i</text:span><text:span text:style-name="T51">a</text:span><text:span text:style-name="T51"> </text:span><text:span text:style-name="T51">r</text:span><text:span text:style-name="T51">e</text:span><text:span text:style-name="T51">g</text:span><text:span text:style-name="T51">u</text:span><text:span text:style-name="T51">l</text:span><text:span text:style-name="T51">a</text:span><text:span text:style-name="T51">t</text:span><text:span text:style-name="T51">a</text:span></text:p>
            <text:p text:style-name="P9"><text:span text:style-name="T51"/></text:p>
            <text:p text:style-name="P9"><text:span text:style-name="T51"/></text:p>
          </draw:text-box>
        </draw:frame>
        <draw:frame draw:style-name="gr74" draw:text-style-name="P29" draw:layer="layout" svg:width="17.338cm" svg:height="2.67cm" svg:x="1.462cm" svg:y="17.53cm">
          <draw:text-box>
            <text:p><text:span text:style-name="T52"><text:s/></text:span><text:span text:style-name="T52">l</text:span><text:span text:style-name="T52">e</text:span><text:span text:style-name="T52">t</text:span><text:span text:style-name="T52"> </text:span><text:span text:style-name="T52">e</text:span><text:span text:style-name="T52">1</text:span><text:span text:style-name="T52"> </text:span><text:span text:style-name="T52">=</text:span><text:span text:style-name="T52"> </text:span><text:span text:style-name="T52">n</text:span><text:span text:style-name="T52">e</text:span><text:span text:style-name="T52">w</text:span><text:span text:style-name="T52"> </text:span><text:span text:style-name="T52">R</text:span><text:span text:style-name="T52">e</text:span><text:span text:style-name="T52">g</text:span><text:span text:style-name="T52">E</text:span><text:span text:style-name="T52">x</text:span><text:span text:style-name="T52">p</text:span><text:span text:style-name="T52">(</text:span><text:span text:style-name="T53">”</text:span><text:span text:style-name="T53">a</text:span><text:span text:style-name="T53">b</text:span><text:span text:style-name="T53">c</text:span><text:span text:style-name="T53">”</text:span><text:span text:style-name="T53">)</text:span><text:span text:style-name="T53">;</text:span></text:p>
            <text:p><text:span text:style-name="T53"><text:s/></text:span><text:span text:style-name="T53">l</text:span><text:span text:style-name="T53">e</text:span><text:span text:style-name="T53">t</text:span><text:span text:style-name="T53"> </text:span><text:span text:style-name="T53">e</text:span><text:span text:style-name="T53">2</text:span><text:span text:style-name="T53">=</text:span><text:span text:style-name="T53"> </text:span><text:span text:style-name="T54">/</text:span><text:span text:style-name="T54">a</text:span><text:span text:style-name="T54">b</text:span><text:span text:style-name="T54">c</text:span><text:span text:style-name="T54">/</text:span><text:span text:style-name="T54">;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16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75" draw:text-style-name="P32" draw:layer="layout" svg:width="24.95cm" svg:height="29.991cm" svg:x="2.45cm" svg:y="1.208cm">
          <draw:text-box>
            <text:p text:style-name="P30"><text:span text:style-name="T55"><text:s/></text:span><text:span text:style-name="T55">M</text:span><text:span text:style-name="T55">e</text:span><text:span text:style-name="T55">t</text:span><text:span text:style-name="T55">a</text:span><text:span text:style-name="T55">c</text:span><text:span text:style-name="T55">a</text:span><text:span text:style-name="T55">r</text:span><text:span text:style-name="T55">a</text:span><text:span text:style-name="T55">c</text:span><text:span text:style-name="T55">t</text:span><text:span text:style-name="T55">e</text:span><text:span text:style-name="T55">r</text:span><text:span text:style-name="T55">e</text:span><text:span text:style-name="T55"> </text:span></text:p>
            <text:p text:style-name="P30"><text:span text:style-name="T55">-</text:span><text:span text:style-name="T55"> </text:span><text:span text:style-name="T56">s</text:span><text:span text:style-name="T56">u</text:span><text:span text:style-name="T56">n</text:span><text:span text:style-name="T56">t</text:span><text:span text:style-name="T56"> </text:span><text:span text:style-name="T56">c</text:span><text:span text:style-name="T56">a</text:span><text:span text:style-name="T56">r</text:span><text:span text:style-name="T56">a</text:span><text:span text:style-name="T56">c</text:span><text:span text:style-name="T56">t</text:span><text:span text:style-name="T56">e</text:span><text:span text:style-name="T56">r</text:span><text:span text:style-name="T56">e</text:span><text:span text:style-name="T56"> </text:span><text:span text:style-name="T56">s</text:span><text:span text:style-name="T56">p</text:span><text:span text:style-name="T56">e</text:span><text:span text:style-name="T56">c</text:span><text:span text:style-name="T56">i</text:span><text:span text:style-name="T56">a</text:span><text:span text:style-name="T56">l</text:span><text:span text:style-name="T56">e</text:span><text:span text:style-name="T56"> </text:span><text:span text:style-name="T56">c</text:span><text:span text:style-name="T56">u</text:span><text:span text:style-name="T56"> </text:span><text:span text:style-name="T56">f</text:span><text:span text:style-name="T56">u</text:span><text:span text:style-name="T56">n</text:span><text:span text:style-name="T56">c</text:span><text:span text:style-name="T56">ț</text:span><text:span text:style-name="T56">i</text:span><text:span text:style-name="T56">o</text:span><text:span text:style-name="T56">n</text:span><text:span text:style-name="T56">a</text:span><text:span text:style-name="T56">l</text:span><text:span text:style-name="T56">i</text:span><text:span text:style-name="T56">t</text:span><text:span text:style-name="T56">a</text:span><text:span text:style-name="T56">t</text:span><text:span text:style-name="T56">e</text:span><text:span text:style-name="T56"> </text:span><text:span text:style-name="T56">p</text:span><text:span text:style-name="T56">r</text:span><text:span text:style-name="T56">e</text:span><text:span text:style-name="T56">d</text:span><text:span text:style-name="T56">e</text:span><text:span text:style-name="T56">f</text:span><text:span text:style-name="T56">i</text:span><text:span text:style-name="T56">n</text:span><text:span text:style-name="T56">i</text:span><text:span text:style-name="T56">t</text:span><text:span text:style-name="T56">ă</text:span></text:p>
            <text:p text:style-name="P31"><text:span text:style-name="T57"><text:s/></text:span><text:span text:style-name="T57"><text:s/></text:span><text:span text:style-name="T57">.</text:span><text:span text:style-name="T58"> </text:span><text:span text:style-name="T58"><text:s/></text:span><text:span text:style-name="T58">-</text:span><text:span text:style-name="T58"> </text:span><text:span text:style-name="T58">o</text:span><text:span text:style-name="T58">r</text:span><text:span text:style-name="T58">i</text:span><text:span text:style-name="T58">c</text:span><text:span text:style-name="T58">e</text:span><text:span text:style-name="T58"> </text:span><text:span text:style-name="T58">c</text:span><text:span text:style-name="T58">a</text:span><text:span text:style-name="T58">r</text:span><text:span text:style-name="T58">a</text:span><text:span text:style-name="T58">c</text:span><text:span text:style-name="T58">t</text:span><text:span text:style-name="T58">e</text:span><text:span text:style-name="T58">r</text:span><text:span text:style-name="T58"> </text:span><text:span text:style-name="T58">(</text:span><text:span text:style-name="T58">e</text:span><text:span text:style-name="T58">x</text:span><text:span text:style-name="T58">c</text:span><text:span text:style-name="T58">e</text:span><text:span text:style-name="T58">p</text:span><text:span text:style-name="T58">t</text:span><text:span text:style-name="T58">â</text:span><text:span text:style-name="T58">n</text:span><text:span text:style-name="T58">d</text:span><text:span text:style-name="T58"> </text:span><text:span text:style-name="T58">n</text:span><text:span text:style-name="T58">e</text:span><text:span text:style-name="T58">w</text:span><text:span text:style-name="T58">l</text:span><text:span text:style-name="T58">i</text:span><text:span text:style-name="T58">n</text:span><text:span text:style-name="T58">e</text:span><text:span text:style-name="T58">-</text:span><text:span text:style-name="T58">u</text:span><text:span text:style-name="T58">l</text:span><text:span text:style-name="T58">)</text:span></text:p>
            <text:p text:style-name="P31"><text:span text:style-name="T57"><text:s/></text:span><text:span text:style-name="T57">^</text:span><text:span text:style-name="T58"> </text:span><text:span text:style-name="T58"><text:s/></text:span><text:span text:style-name="T58">-</text:span><text:span text:style-name="T58"> </text:span><text:span text:style-name="T58">i</text:span><text:span text:style-name="T58">n</text:span><text:span text:style-name="T58">c</text:span><text:span text:style-name="T58">e</text:span><text:span text:style-name="T58">p</text:span><text:span text:style-name="T58">u</text:span><text:span text:style-name="T58">t</text:span><text:span text:style-name="T58">u</text:span><text:span text:style-name="T58">l</text:span><text:span text:style-name="T58"> </text:span><text:span text:style-name="T58">ș</text:span><text:span text:style-name="T58">i</text:span><text:span text:style-name="T58">r</text:span><text:span text:style-name="T58">u</text:span><text:span text:style-name="T58">l</text:span><text:span text:style-name="T58">u</text:span><text:span text:style-name="T58">i</text:span></text:p>
            <text:p text:style-name="P31"><text:span text:style-name="T57"><text:s/></text:span><text:span text:style-name="T57">$</text:span><text:span text:style-name="T58"> </text:span><text:span text:style-name="T58">-</text:span><text:span text:style-name="T58"> </text:span><text:span text:style-name="T58"><text:s/></text:span><text:span text:style-name="T58">s</text:span><text:span text:style-name="T58">f</text:span><text:span text:style-name="T58">â</text:span><text:span text:style-name="T58">r</text:span><text:span text:style-name="T58">ș</text:span><text:span text:style-name="T58">i</text:span><text:span text:style-name="T58">t</text:span><text:span text:style-name="T58">u</text:span><text:span text:style-name="T58">l</text:span><text:span text:style-name="T58"> </text:span><text:span text:style-name="T58">ș</text:span><text:span text:style-name="T58">i</text:span><text:span text:style-name="T58">r</text:span><text:span text:style-name="T58">u</text:span><text:span text:style-name="T58">l</text:span><text:span text:style-name="T58">u</text:span><text:span text:style-name="T58">i</text:span></text:p>
            <text:p text:style-name="P31"><text:span text:style-name="T57"><text:s/></text:span><text:span text:style-name="T57">|</text:span><text:span text:style-name="T58"> </text:span><text:span text:style-name="T58">-</text:span><text:span text:style-name="T58"> </text:span><text:span text:style-name="T58"><text:s/></text:span><text:span text:style-name="T58">s</text:span><text:span text:style-name="T58">a</text:span><text:span text:style-name="T58">u</text:span><text:span text:style-name="T58"> </text:span><text:span text:style-name="T58">(</text:span><text:span text:style-name="T58">a</text:span><text:span text:style-name="T58">l</text:span><text:span text:style-name="T58">t</text:span><text:span text:style-name="T58">e</text:span><text:span text:style-name="T58">r</text:span><text:span text:style-name="T58">n</text:span><text:span text:style-name="T58">a</text:span><text:span text:style-name="T58">t</text:span><text:span text:style-name="T58">i</text:span><text:span text:style-name="T58">v</text:span><text:span text:style-name="T58">ă</text:span><text:span text:style-name="T58">)</text:span></text:p>
            <text:p text:style-name="P31"><text:span text:style-name="T57"><text:s/></text:span><text:span text:style-name="T57">(</text:span><text:span text:style-name="T57"> </text:span><text:span text:style-name="T57">)</text:span><text:span text:style-name="T58"> </text:span><text:span text:style-name="T58">-</text:span><text:span text:style-name="T58"> </text:span><text:span text:style-name="T58">g</text:span><text:span text:style-name="T58">r</text:span><text:span text:style-name="T58">u</text:span><text:span text:style-name="T58">p</text:span><text:span text:style-name="T58">a</text:span><text:span text:style-name="T58">r</text:span><text:span text:style-name="T58">e</text:span></text:p>
            <text:p text:style-name="P31"><text:span text:style-name="T57"><text:s/></text:span><text:span text:style-name="T57">[</text:span><text:span text:style-name="T57"> </text:span><text:span text:style-name="T57">]</text:span><text:span text:style-name="T58"> </text:span><text:span text:style-name="T58">–</text:span><text:span text:style-name="T58"> </text:span><text:span text:style-name="T58">c</text:span><text:span text:style-name="T58">l</text:span><text:span text:style-name="T58">a</text:span><text:span text:style-name="T58">s</text:span><text:span text:style-name="T58">e</text:span><text:span text:style-name="T58"> </text:span><text:span text:style-name="T58">d</text:span><text:span text:style-name="T58">e</text:span><text:span text:style-name="T58"> </text:span><text:span text:style-name="T58">c</text:span><text:span text:style-name="T58">a</text:span><text:span text:style-name="T58">r</text:span><text:span text:style-name="T58">a</text:span><text:span text:style-name="T58">c</text:span><text:span text:style-name="T58">t</text:span><text:span text:style-name="T58">e</text:span><text:span text:style-name="T58">r</text:span><text:span text:style-name="T58">e</text:span></text:p>
            <text:p text:style-name="P31"><text:span text:style-name="T57"><text:s/></text:span><text:span text:style-name="T57">{</text:span><text:span text:style-name="T57"> </text:span><text:span text:style-name="T57">}</text:span><text:span text:style-name="T58"> </text:span><text:span text:style-name="T58">–</text:span><text:span text:style-name="T58"> </text:span><text:span text:style-name="T58">s</text:span><text:span text:style-name="T58">p</text:span><text:span text:style-name="T58">e</text:span><text:span text:style-name="T58">c</text:span><text:span text:style-name="T58">i</text:span><text:span text:style-name="T58">f</text:span><text:span text:style-name="T58">i</text:span><text:span text:style-name="T58">c</text:span><text:span text:style-name="T58">ă</text:span><text:span text:style-name="T58"> </text:span><text:span text:style-name="T58">n</text:span><text:span text:style-name="T58">u</text:span><text:span text:style-name="T58">m</text:span><text:span text:style-name="T58">ă</text:span><text:span text:style-name="T58">r</text:span><text:span text:style-name="T58">u</text:span><text:span text:style-name="T58">l</text:span><text:span text:style-name="T58"> </text:span><text:span text:style-name="T58">d</text:span><text:span text:style-name="T58">e</text:span><text:span text:style-name="T58"> </text:span><text:span text:style-name="T58">a</text:span><text:span text:style-name="T58">p</text:span><text:span text:style-name="T58">a</text:span><text:span text:style-name="T58">r</text:span><text:span text:style-name="T58">i</text:span><text:span text:style-name="T58">ț</text:span><text:span text:style-name="T58">i</text:span><text:span text:style-name="T58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3" draw:style-name="gr76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7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33" draw:layer="layout" svg:width="24.9cm" svg:height="17.605cm" svg:x="1.5cm" svg:y="2.099cm">
          <draw:text-box>
            <text:p text:style-name="P30"><text:span text:style-name="T57">C</text:span><text:span text:style-name="T57">l</text:span><text:span text:style-name="T57">a</text:span><text:span text:style-name="T57">s</text:span><text:span text:style-name="T57">e</text:span><text:span text:style-name="T57"> </text:span><text:span text:style-name="T57">d</text:span><text:span text:style-name="T57">e</text:span><text:span text:style-name="T57"> </text:span><text:span text:style-name="T57">c</text:span><text:span text:style-name="T57">a</text:span><text:span text:style-name="T57">r</text:span><text:span text:style-name="T57">a</text:span><text:span text:style-name="T57">c</text:span><text:span text:style-name="T57">t</text:span><text:span text:style-name="T57">e</text:span><text:span text:style-name="T57">r</text:span><text:span text:style-name="T57">e</text:span></text:p>
            <text:p text:style-name="P31"><text:span text:style-name="T58"><text:s/></text:span><text:span text:style-name="T59">-</text:span><text:span text:style-name="T59"> </text:span><text:span text:style-name="T59">d</text:span><text:span text:style-name="T59">e</text:span><text:span text:style-name="T59">f</text:span><text:span text:style-name="T59">i</text:span><text:span text:style-name="T59">n</text:span><text:span text:style-name="T59">e</text:span><text:span text:style-name="T59">s</text:span><text:span text:style-name="T59">c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r</text:span><text:span text:style-name="T59">i</text:span><text:span text:style-name="T59"> </text:span><text:span text:style-name="T59">d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e</text:span><text:span text:style-name="T59"> </text:span><text:span text:style-name="T59">c</text:span><text:span text:style-name="T59">a</text:span><text:span text:style-name="T59">r</text:span><text:span text:style-name="T59">e</text:span><text:span text:style-name="T59"> </text:span><text:span text:style-name="T59">p</text:span><text:span text:style-name="T59">o</text:span><text:span text:style-name="T59">t</text:span><text:span text:style-name="T59"> </text:span><text:span text:style-name="T59">a</text:span><text:span text:style-name="T59">p</text:span><text:span text:style-name="T59">ă</text:span><text:span text:style-name="T59">r</text:span><text:span text:style-name="T59">e</text:span><text:span text:style-name="T59">a</text:span><text:span text:style-name="T59"> </text:span><text:span text:style-name="T59">î</text:span><text:span text:style-name="T59">n</text:span><text:span text:style-name="T59">t</text:span><text:span text:style-name="T59">r</text:span><text:span text:style-name="T59">-</text:span><text:span text:style-name="T59">o</text:span><text:span text:style-name="T59"> </text:span><text:span text:style-name="T59"><text:s/></text:span><text:span text:style-name="T59"><text:s/></text:span><text:span text:style-name="T59"><text:s/></text:span><text:span text:style-name="T59"><text:tab/></text:span><text:span text:style-name="T59"><text:tab/></text:span><text:span text:style-name="T59"> 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a</text:span><text:span text:style-name="T59">n</text:span><text:span text:style-name="T59">u</text:span><text:span text:style-name="T59">m</text:span><text:span text:style-name="T59">i</text:span><text:span text:style-name="T59">t</text:span><text:span text:style-name="T59">ă</text:span><text:span text:style-name="T59"> </text:span><text:span text:style-name="T59">p</text:span><text:span text:style-name="T59">o</text:span><text:span text:style-name="T59">z</text:span><text:span text:style-name="T59">i</text:span><text:span text:style-name="T59">ț</text:span><text:span text:style-name="T59">i</text:span><text:span text:style-name="T59">e</text:span><text:span text:style-name="T59"> </text:span><text:span text:style-name="T59">d</text:span><text:span text:style-name="T59">i</text:span><text:span text:style-name="T59">n</text:span><text:span text:style-name="T59"> </text:span><text:span text:style-name="T59">t</text:span><text:span text:style-name="T59">e</text:span><text:span text:style-name="T59">x</text:span><text:span text:style-name="T59">t</text:span><text:span text:style-name="T59">:</text:span></text:p>
            <text:p text:style-name="P31"><text:span text:style-name="T60">[</text:span><text:span text:style-name="T60">a</text:span><text:span text:style-name="T60">b</text:span><text:span text:style-name="T60">c</text:span><text:span text:style-name="T60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a</text:span><text:span text:style-name="T59">r</text:span><text:span text:style-name="T59">e</text:span><text:span text:style-name="T59"> </text:span><text:span text:style-name="T59">d</text:span><text:span text:style-name="T59">i</text:span><text:span text:style-name="T59">n</text:span><text:span text:style-name="T59">t</text:span><text:span text:style-name="T59">r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e</text:span><text:span text:style-name="T59">l</text:span><text:span text:style-name="T59">e</text:span><text:span text:style-name="T59"> </text:span><text:span text:style-name="T59">a</text:span><text:span text:style-name="T59">,</text:span><text:span text:style-name="T59"> </text:span><text:span text:style-name="T59">b</text:span><text:span text:style-name="T59"> </text:span><text:span text:style-name="T59">s</text:span><text:span text:style-name="T59">a</text:span><text:span text:style-name="T59">u</text:span><text:span text:style-name="T59"> </text:span><text:span text:style-name="T59">c</text:span></text:p>
            <text:p text:style-name="P31"><text:span text:style-name="T60">[</text:span><text:span text:style-name="T60">^</text:span><text:span text:style-name="T60">a</text:span><text:span text:style-name="T60">b</text:span><text:span text:style-name="T60">c</text:span><text:span text:style-name="T60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a</text:span><text:span text:style-name="T59">r</text:span><text:span text:style-name="T59">e</text:span><text:span text:style-name="T59"> </text:span><text:span text:style-name="T59">a</text:span><text:span text:style-name="T59">l</text:span><text:span text:style-name="T59">t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,</text:span><text:span text:style-name="T59"> </text:span><text:span text:style-name="T59">c</text:span><text:span text:style-name="T59">u</text:span><text:span text:style-name="T59"> </text:span><text:span text:style-name="T59">e</text:span><text:span text:style-name="T59">x</text:span><text:span text:style-name="T59">c</text:span><text:span text:style-name="T59">e</text:span><text:span text:style-name="T59">p</text:span><text:span text:style-name="T59">ț</text:span><text:span text:style-name="T59">i</text:span><text:span text:style-name="T59">a</text:span><text:span text:style-name="T59"> </text:span><text:span text:style-name="T59">c</text:span><text:span text:style-name="T59">e</text:span><text:span text:style-name="T59">l</text:span><text:span text:style-name="T59">o</text:span><text:span text:style-name="T59">r</text:span><text:span text:style-name="T59"> </text:span><text:span text:style-name="T59">d</text:span><text:span text:style-name="T59">i</text:span><text:span text:style-name="T59">n</text:span><text:span text:style-name="T59"> </text:span><text:span text:style-name="T59">c</text:span><text:span text:style-name="T59">l</text:span><text:span text:style-name="T59">a</text:span><text:span text:style-name="T59">s</text:span><text:span text:style-name="T59">ă</text:span></text:p>
            <text:p text:style-name="P31"><text:span text:style-name="T60">[</text:span><text:span text:style-name="T60">a</text:span><text:span text:style-name="T60">-</text:span><text:span text:style-name="T60">z</text:span><text:span text:style-name="T60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l</text:span><text:span text:style-name="T59">i</text:span><text:span text:style-name="T59">t</text:span><text:span text:style-name="T59">e</text:span><text:span text:style-name="T59">r</text:span><text:span text:style-name="T59">ă</text:span><text:span text:style-name="T59"> </text:span><text:span text:style-name="T59">m</text:span><text:span text:style-name="T59">i</text:span><text:span text:style-name="T59">c</text:span><text:span text:style-name="T59">ă</text:span><text:span text:style-name="T59"> </text:span><text:span text:style-name="T59">d</text:span><text:span text:style-name="T59">i</text:span><text:span text:style-name="T59">n</text:span><text:span text:style-name="T59"> </text:span><text:span text:style-name="T59">a</text:span><text:span text:style-name="T59">l</text:span><text:span text:style-name="T59">f</text:span><text:span text:style-name="T59">a</text:span><text:span text:style-name="T59">b</text:span><text:span text:style-name="T59">e</text:span><text:span text:style-name="T59">t</text:span></text:p>
            <text:p text:style-name="P31"><text:span text:style-name="T60">[</text:span><text:span text:style-name="T60">A</text:span><text:span text:style-name="T60">-</text:span><text:span text:style-name="T60">Z</text:span><text:span text:style-name="T60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l</text:span><text:span text:style-name="T59">i</text:span><text:span text:style-name="T59">t</text:span><text:span text:style-name="T59">e</text:span><text:span text:style-name="T59">r</text:span><text:span text:style-name="T59">ă</text:span><text:span text:style-name="T59"> </text:span><text:span text:style-name="T59">m</text:span><text:span text:style-name="T59">a</text:span><text:span text:style-name="T59">r</text:span><text:span text:style-name="T59">e</text:span><text:span text:style-name="T59"> </text:span><text:span text:style-name="T59">d</text:span><text:span text:style-name="T59">i</text:span><text:span text:style-name="T59">n</text:span><text:span text:style-name="T59"> </text:span><text:span text:style-name="T59">a</text:span><text:span text:style-name="T59">l</text:span><text:span text:style-name="T59">f</text:span><text:span text:style-name="T59">a</text:span><text:span text:style-name="T59">b</text:span><text:span text:style-name="T59">e</text:span><text:span text:style-name="T59">t</text:span></text:p>
            <text:p text:style-name="P31"><text:span text:style-name="T61">[</text:span><text:span text:style-name="T61">0</text:span><text:span text:style-name="T61">-</text:span><text:span text:style-name="T61">9</text:span><text:span text:style-name="T61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i</text:span><text:span text:style-name="T59">f</text:span><text:span text:style-name="T59">r</text:span><text:span text:style-name="T59">ă</text:span></text:p>
            <text:p text:style-name="P31"><text:span text:style-name="T61">[</text:span><text:span text:style-name="T61">a</text:span><text:span text:style-name="T61">-</text:span><text:span text:style-name="T61">z</text:span><text:span text:style-name="T61">A</text:span><text:span text:style-name="T61">-</text:span><text:span text:style-name="T61">Z</text:span><text:span text:style-name="T61">0</text:span><text:span text:style-name="T61">-</text:span><text:span text:style-name="T61">9</text:span><text:span text:style-name="T61">_</text:span><text:span text:style-name="T61">]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 </text:span><text:span text:style-name="T59">a</text:span><text:span text:style-name="T59">l</text:span><text:span text:style-name="T59">f</text:span><text:span text:style-name="T59">a</text:span><text:span text:style-name="T59">n</text:span><text:span text:style-name="T59">u</text:span><text:span text:style-name="T59">m</text:span><text:span text:style-name="T59">e</text:span><text:span text:style-name="T59">r</text:span><text:span text:style-name="T59">i</text:span><text:span text:style-name="T59">c</text:span><text:span text:style-name="T59"> </text:span><text:span text:style-name="T59">ș</text:span><text:span text:style-name="T59">i</text:span><text:span text:style-name="T59"> </text:span><text:span text:style-name="T59">u</text:span><text:span text:style-name="T59">n</text:span><text:span text:style-name="T59">d</text:span><text:span text:style-name="T59">e</text:span><text:span text:style-name="T59">r</text:span><text:span text:style-name="T59">s</text:span><text:span text:style-name="T59">c</text:span><text:span text:style-name="T59">o</text:span><text:span text:style-name="T59">r</text:span><text:span text:style-name="T59">e</text:span><text:span text:style-name="T59"> </text:span><text:span text:style-name="T59">(</text:span><text:span text:style-name="T59">_</text:span><text:span text:style-name="T59">)</text:span><text:span text:style-name="T59"> </text:span></text:p>
            <text:p text:style-name="P31"><text:span text:style-name="T59"/></text:p>
          </draw:text-box>
        </draw:frame>
        <presentation:notes draw:style-name="dp2">
          <draw:page-thumbnail draw:style-name="gr1" draw:layer="layout" svg:width="14.848cm" svg:height="11.136cm" svg:x="3.074cm" svg:y="2.256cm" draw:page-number="18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custom-shape draw:name="TextBox 4" draw:style-name="gr79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0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34" draw:layer="layout" svg:width="26cm" svg:height="17.84cm" svg:x="1.2cm" svg:y="1.16cm">
          <draw:text-box>
            <text:p text:style-name="P31"><text:span text:style-name="T55">C</text:span><text:span text:style-name="T55">l</text:span><text:span text:style-name="T55">a</text:span><text:span text:style-name="T55">s</text:span><text:span text:style-name="T55">e</text:span><text:span text:style-name="T55"> </text:span><text:span text:style-name="T55">p</text:span><text:span text:style-name="T55">r</text:span><text:span text:style-name="T55">e</text:span><text:span text:style-name="T55">d</text:span><text:span text:style-name="T55">e</text:span><text:span text:style-name="T55">f</text:span><text:span text:style-name="T55">i</text:span><text:span text:style-name="T55">n</text:span><text:span text:style-name="T55">i</text:span><text:span text:style-name="T55">t</text:span><text:span text:style-name="T55">e</text:span></text:p>
            <text:p text:style-name="P31"><text:span text:style-name="T59"/></text:p>
            <text:p text:style-name="P31"><text:span text:style-name="T62">\</text:span><text:span text:style-name="T62">d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i</text:span><text:span text:style-name="T59">f</text:span><text:span text:style-name="T59">r</text:span><text:span text:style-name="T59">ă</text:span><text:span text:style-name="T59"> </text:span><text:span text:style-name="T59">(</text:span><text:span text:style-name="T59">[</text:span><text:span text:style-name="T59">0</text:span><text:span text:style-name="T59">-</text:span><text:span text:style-name="T59">9</text:span><text:span text:style-name="T59">]</text:span><text:span text:style-name="T59">)</text:span></text:p>
            <text:p text:style-name="P31"><text:span text:style-name="T62">\</text:span><text:span text:style-name="T62">D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 </text:span><text:span text:style-name="T59">c</text:span><text:span text:style-name="T59">a</text:span><text:span text:style-name="T59">r</text:span><text:span text:style-name="T59">e</text:span><text:span text:style-name="T59"> </text:span><text:span text:style-name="T59">n</text:span><text:span text:style-name="T59">u</text:span><text:span text:style-name="T59"> </text:span><text:span text:style-name="T59">e</text:span><text:span text:style-name="T59">s</text:span><text:span text:style-name="T59">t</text:span><text:span text:style-name="T59">e</text:span><text:span text:style-name="T59"> </text:span><text:span text:style-name="T59">o</text:span><text:span text:style-name="T59"> </text:span><text:span text:style-name="T59">c</text:span><text:span text:style-name="T59">i</text:span><text:span text:style-name="T59">f</text:span><text:span text:style-name="T59">r</text:span><text:span text:style-name="T59">ă</text:span><text:span text:style-name="T59"> </text:span><text:span text:style-name="T59">(</text:span><text:span text:style-name="T59">[</text:span><text:span text:style-name="T59">^</text:span><text:span text:style-name="T59">0</text:span><text:span text:style-name="T59">-</text:span><text:span text:style-name="T59">9</text:span><text:span text:style-name="T59">]</text:span><text:span text:style-name="T59">)</text:span></text:p>
            <text:p text:style-name="P31"><text:span text:style-name="T62">\</text:span><text:span text:style-name="T62">w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 </text:span><text:span text:style-name="T59">a</text:span><text:span text:style-name="T59">l</text:span><text:span text:style-name="T59">f</text:span><text:span text:style-name="T59">a</text:span><text:span text:style-name="T59">n</text:span><text:span text:style-name="T59">u</text:span><text:span text:style-name="T59">m</text:span><text:span text:style-name="T59">e</text:span><text:span text:style-name="T59">r</text:span><text:span text:style-name="T59">i</text:span><text:span text:style-name="T59">c</text:span><text:span text:style-name="T59"> </text:span><text:span text:style-name="T59">s</text:span><text:span text:style-name="T59">a</text:span><text:span text:style-name="T59">u</text:span><text:span text:style-name="T59"> </text:span><text:span text:style-name="T59">_</text:span><text:span text:style-name="T59"> </text:span><text:span text:style-name="T59">(</text:span><text:span text:style-name="T59">[</text:span><text:span text:style-name="T59">a</text:span><text:span text:style-name="T59">-</text:span><text:span text:style-name="T59">z</text:span><text:span text:style-name="T59">A</text:span><text:span text:style-name="T59">-</text:span><text:span text:style-name="T59">Z</text:span><text:span text:style-name="T59">0</text:span><text:span text:style-name="T59">-</text:span><text:span text:style-name="T59">9</text:span><text:span text:style-name="T59">_</text:span><text:span text:style-name="T59">]</text:span><text:span text:style-name="T59">)</text:span></text:p>
            <text:p text:style-name="P31"><text:span text:style-name="T62">\</text:span><text:span text:style-name="T62">W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 </text:span><text:span text:style-name="T59">c</text:span><text:span text:style-name="T59">a</text:span><text:span text:style-name="T59">r</text:span><text:span text:style-name="T59">e</text:span><text:span text:style-name="T59"> </text:span><text:span text:style-name="T59">n</text:span><text:span text:style-name="T59">u</text:span><text:span text:style-name="T59"> </text:span><text:span text:style-name="T59">e</text:span><text:span text:style-name="T59">s</text:span><text:span text:style-name="T59">t</text:span><text:span text:style-name="T59">e</text:span><text:span text:style-name="T59"> </text:span><text:span text:style-name="T59">a</text:span><text:span text:style-name="T59">l</text:span><text:span text:style-name="T59">f</text:span><text:span text:style-name="T59">a</text:span><text:span text:style-name="T59">n</text:span><text:span text:style-name="T59">u</text:span><text:span text:style-name="T59">m</text:span><text:span text:style-name="T59">e</text:span><text:span text:style-name="T59">r</text:span><text:span text:style-name="T59">i</text:span><text:span text:style-name="T59">c</text:span><text:span text:style-name="T59"> </text:span><text:span text:style-name="T59">(</text:span><text:span text:style-name="T59">[</text:span><text:span text:style-name="T59">^</text:span><text:span text:style-name="T59">a</text:span><text:span text:style-name="T59">-</text:span><text:span text:style-name="T59">z</text:span><text:span text:style-name="T59">A</text:span><text:span text:style-name="T59">-</text:span><text:span text:style-name="T59">Z</text:span><text:span text:style-name="T59">0</text:span><text:span text:style-name="T59">-</text:span><text:span text:style-name="T59">9</text:span><text:span text:style-name="T59">_</text:span><text:span text:style-name="T59">]</text:span><text:span text:style-name="T59">)</text:span></text:p>
            <text:p text:style-name="P31"><text:span text:style-name="T62">\</text:span><text:span text:style-name="T62">s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s</text:span><text:span text:style-name="T59">p</text:span><text:span text:style-name="T59">a</text:span><text:span text:style-name="T59">ț</text:span><text:span text:style-name="T59">i</text:span><text:span text:style-name="T59">u</text:span><text:span text:style-name="T59"> </text:span><text:span text:style-name="T59">a</text:span><text:span text:style-name="T59">l</text:span><text:span text:style-name="T59">b</text:span><text:span text:style-name="T59"> </text:span><text:span text:style-name="T59">(</text:span><text:span text:style-name="T59">i</text:span><text:span text:style-name="T59">n</text:span><text:span text:style-name="T59">c</text:span><text:span text:style-name="T59">l</text:span><text:span text:style-name="T59">u</text:span><text:span text:style-name="T59">s</text:span><text:span text:style-name="T59">i</text:span><text:span text:style-name="T59">v</text:span><text:span text:style-name="T59"> </text:span><text:span text:style-name="T59">t</text:span><text:span text:style-name="T59">a</text:span><text:span text:style-name="T59">b</text:span><text:span text:style-name="T59"> </text:span><text:span text:style-name="T59">ș</text:span><text:span text:style-name="T59">i</text:span><text:span text:style-name="T59"> </text:span><text:span text:style-name="T59">n</text:span><text:span text:style-name="T59">e</text:span><text:span text:style-name="T59">w</text:span><text:span text:style-name="T59">l</text:span><text:span text:style-name="T59">i</text:span><text:span text:style-name="T59">n</text:span><text:span text:style-name="T59">e</text:span><text:span text:style-name="T59">)</text:span></text:p>
            <text:p text:style-name="P31"><text:span text:style-name="T62">\</text:span><text:span text:style-name="T62">S</text:span><text:span text:style-name="T59"> </text:span><text:span text:style-name="T59">-</text:span><text:span text:style-name="T59"> </text:span><text:span text:style-name="T59">o</text:span><text:span text:style-name="T59">r</text:span><text:span text:style-name="T59">i</text:span><text:span text:style-name="T59">c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 </text:span><text:span text:style-name="T59">c</text:span><text:span text:style-name="T59">a</text:span><text:span text:style-name="T59">r</text:span><text:span text:style-name="T59">e</text:span><text:span text:style-name="T59"> </text:span><text:span text:style-name="T59">n</text:span><text:span text:style-name="T59">u</text:span><text:span text:style-name="T59"> </text:span><text:span text:style-name="T59">e</text:span><text:span text:style-name="T59">s</text:span><text:span text:style-name="T59">t</text:span><text:span text:style-name="T59">e</text:span><text:span text:style-name="T59"> </text:span><text:span text:style-name="T59">s</text:span><text:span text:style-name="T59">p</text:span><text:span text:style-name="T59">a</text:span><text:span text:style-name="T59">ț</text:span><text:span text:style-name="T59">i</text:span><text:span text:style-name="T59">u</text:span><text:span text:style-name="T59"> </text:span><text:span text:style-name="T59">a</text:span><text:span text:style-name="T59">l</text:span><text:span text:style-name="T59">b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19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custom-shape draw:name="TextBox 1_7" draw:style-name="gr82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6" draw:style-name="gr83" draw:text-style-name="P6" draw:layer="layout" svg:width="25.742cm" svg:height="4.313cm" svg:x="0.964cm" svg:y="0.966cm"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6" draw:style-name="gr84" draw:text-style-name="P6" draw:layer="layout" svg:width="0.503cm" svg:height="2.959cm" svg:x="17.53cm" svg:y="14.349cm"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5" draw:layer="layout" svg:width="26.4cm" svg:height="20.645cm" svg:x="0.8cm" svg:y="1.375cm">
          <draw:text-box>
            <text:p text:style-name="P30"><text:span text:style-name="T55">C</text:span><text:span text:style-name="T55">u</text:span><text:span text:style-name="T55">a</text:span><text:span text:style-name="T55">n</text:span><text:span text:style-name="T55">t</text:span><text:span text:style-name="T55">i</text:span><text:span text:style-name="T55">f</text:span><text:span text:style-name="T55">i</text:span><text:span text:style-name="T55">c</text:span><text:span text:style-name="T55">a</text:span><text:span text:style-name="T55">t</text:span><text:span text:style-name="T55">o</text:span><text:span text:style-name="T55">r</text:span><text:span text:style-name="T55">i</text:span><text:span text:style-name="T55">:</text:span><text:span text:style-name="T55"> </text:span><text:span text:style-name="T63"><text:s/></text:span><text:span text:style-name="T63">s</text:span><text:span text:style-name="T63">p</text:span><text:span text:style-name="T63">e</text:span><text:span text:style-name="T63">c</text:span><text:span text:style-name="T63">i</text:span><text:span text:style-name="T63">f</text:span><text:span text:style-name="T63">i</text:span><text:span text:style-name="T63">c</text:span><text:span text:style-name="T63">ă</text:span><text:span text:style-name="T63"> </text:span><text:span text:style-name="T63">d</text:span><text:span text:style-name="T63">e</text:span><text:span text:style-name="T63"> </text:span><text:span text:style-name="T63">c</text:span><text:span text:style-name="T63">â</text:span><text:span text:style-name="T63">t</text:span><text:span text:style-name="T63">e</text:span><text:span text:style-name="T63"> </text:span><text:span text:style-name="T63">o</text:span><text:span text:style-name="T63">r</text:span><text:span text:style-name="T63">i</text:span><text:span text:style-name="T63"> </text:span><text:span text:style-name="T63">t</text:span><text:span text:style-name="T63">r</text:span><text:span text:style-name="T63">e</text:span><text:span text:style-name="T63">b</text:span><text:span text:style-name="T63">u</text:span><text:span text:style-name="T63">i</text:span><text:span text:style-name="T63">e</text:span><text:span text:style-name="T63"> </text:span><text:span text:style-name="T63">s</text:span><text:span text:style-name="T63">ă</text:span><text:span text:style-name="T63"> </text:span><text:span text:style-name="T63">a</text:span><text:span text:style-name="T63">p</text:span><text:span text:style-name="T63">a</text:span><text:span text:style-name="T63">r</text:span><text:span text:style-name="T63">ă</text:span><text:span text:style-name="T63"> </text:span><text:span text:style-name="T63">u</text:span><text:span text:style-name="T63">n</text:span><text:span text:style-name="T63"> </text:span><text:span text:style-name="T63">e</text:span><text:span text:style-name="T63">l</text:span><text:span text:style-name="T63">e</text:span><text:span text:style-name="T63">m</text:span><text:span text:style-name="T63">e</text:span><text:span text:style-name="T63">n</text:span><text:span text:style-name="T63">t</text:span></text:p>
            <text:p text:style-name="P31"><text:span text:style-name="T59"><text:s/></text:span><text:span text:style-name="T59">a</text:span><text:span text:style-name="T55">*</text:span><text:span text:style-name="T59"> </text:span><text:span text:style-name="T59"><text:s/></text:span><text:span text:style-name="T59">-</text:span><text:span text:style-name="T59"> </text:span><text:span text:style-name="T59">z</text:span><text:span text:style-name="T59">e</text:span><text:span text:style-name="T59">r</text:span><text:span text:style-name="T59">o</text:span><text:span text:style-name="T59"> </text:span><text:span text:style-name="T59">s</text:span><text:span text:style-name="T59">a</text:span><text:span text:style-name="T59">u</text:span><text:span text:style-name="T59"> </text:span><text:span text:style-name="T59">m</text:span><text:span text:style-name="T59">a</text:span><text:span text:style-name="T59">i</text:span><text:span text:style-name="T59"> </text:span><text:span text:style-name="T59">m</text:span><text:span text:style-name="T59">u</text:span><text:span text:style-name="T59">l</text:span><text:span text:style-name="T59">t</text:span><text:span text:style-name="T59">e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i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text:span text:style-name="T59"> </text:span><text:span text:style-name="T59"><text:s/></text:span><text:span text:style-name="T59"><text:s/></text:span><text:span text:style-name="T59"><text:tab/></text:span><text:span text:style-name="T59"><text:tab/></text:span><text:span text:style-name="T59">a</text:span><text:span text:style-name="T59">n</text:span><text:span text:style-name="T59">t</text:span><text:span text:style-name="T59">e</text:span><text:span text:style-name="T59">r</text:span><text:span text:style-name="T59">i</text:span><text:span text:style-name="T59">o</text:span><text:span text:style-name="T59">r</text:span><text:span text:style-name="T59"> </text:span></text:p>
            <text:p text:style-name="P31"><text:span text:style-name="T59"><text:s/></text:span><text:span text:style-name="T59">a</text:span><text:span text:style-name="T55">+</text:span><text:span text:style-name="T59"> </text:span><text:span text:style-name="T59"><text:s/></text:span><text:span text:style-name="T59">-</text:span><text:span text:style-name="T59"> </text:span><text:span text:style-name="T59">u</text:span><text:span text:style-name="T59">n</text:span><text:span text:style-name="T59">a</text:span><text:span text:style-name="T59"> </text:span><text:span text:style-name="T59">s</text:span><text:span text:style-name="T59">a</text:span><text:span text:style-name="T59">u</text:span><text:span text:style-name="T59"> </text:span><text:span text:style-name="T59">m</text:span><text:span text:style-name="T59">a</text:span><text:span text:style-name="T59">i</text:span><text:span text:style-name="T59"> </text:span><text:span text:style-name="T59">m</text:span><text:span text:style-name="T59">u</text:span><text:span text:style-name="T59">l</text:span><text:span text:style-name="T59">t</text:span><text:span text:style-name="T59">e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i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text:span text:style-name="T59"> </text:span><text:span text:style-name="T59"><text:tab/></text:span></text:p>
            <text:p text:style-name="P31"><text:span text:style-name="T59"><text:s/></text:span><text:span text:style-name="T59">a</text:span><text:span text:style-name="T55">?</text:span><text:span text:style-name="T59"> </text:span><text:span text:style-name="T59"><text:s/></text:span><text:span text:style-name="T59">-</text:span><text:span text:style-name="T59"> </text:span><text:span text:style-name="T59">z</text:span><text:span text:style-name="T59">e</text:span><text:span text:style-name="T59">r</text:span><text:span text:style-name="T59">o</text:span><text:span text:style-name="T59"> </text:span><text:span text:style-name="T59">s</text:span><text:span text:style-name="T59">a</text:span><text:span text:style-name="T59">u</text:span><text:span text:style-name="T59"> </text:span><text:span text:style-name="T59">o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e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text:span text:style-name="T59"> </text:span></text:p>
            <text:p text:style-name="P31"><text:span text:style-name="T59"><text:s/></text:span><text:span text:style-name="T59">a</text:span><text:span text:style-name="T55">{</text:span><text:span text:style-name="T55">n</text:span><text:span text:style-name="T55">}</text:span><text:span text:style-name="T59"> </text:span><text:span text:style-name="T59">-</text:span><text:span text:style-name="T59"> </text:span><text:span text:style-name="T59">e</text:span><text:span text:style-name="T59">x</text:span><text:span text:style-name="T59">a</text:span><text:span text:style-name="T59">c</text:span><text:span text:style-name="T59">t</text:span><text:span text:style-name="T59"> </text:span><text:span text:style-name="T59">n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i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/text:p>
            <text:p text:style-name="P31"><text:span text:style-name="T59"><text:s/></text:span><text:span text:style-name="T59">a</text:span><text:span text:style-name="T55">{</text:span><text:span text:style-name="T55">n</text:span><text:span text:style-name="T55">,</text:span><text:span text:style-name="T55">}</text:span><text:span text:style-name="T59"> </text:span><text:span text:style-name="T59">-</text:span><text:span text:style-name="T59"> </text:span><text:span text:style-name="T59">c</text:span><text:span text:style-name="T59">e</text:span><text:span text:style-name="T59">l</text:span><text:span text:style-name="T59"> </text:span><text:span text:style-name="T59">p</text:span><text:span text:style-name="T59">u</text:span><text:span text:style-name="T59">ț</text:span><text:span text:style-name="T59">i</text:span><text:span text:style-name="T59">n</text:span><text:span text:style-name="T59"> </text:span><text:span text:style-name="T59">n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i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/text:p>
            <text:p text:style-name="P31"><text:span text:style-name="T59"><text:s/></text:span><text:span text:style-name="T59">a</text:span><text:span text:style-name="T55">{</text:span><text:span text:style-name="T55">n</text:span><text:span text:style-name="T55">,</text:span><text:span text:style-name="T55">m</text:span><text:span text:style-name="T55">}</text:span><text:span text:style-name="T59"> </text:span><text:span text:style-name="T59">-</text:span><text:span text:style-name="T59"> </text:span><text:span text:style-name="T59">i</text:span><text:span text:style-name="T59">n</text:span><text:span text:style-name="T59">t</text:span><text:span text:style-name="T59">r</text:span><text:span text:style-name="T59">e</text:span><text:span text:style-name="T59"> </text:span><text:span text:style-name="T59">n</text:span><text:span text:style-name="T59"> </text:span><text:span text:style-name="T59">s</text:span><text:span text:style-name="T59">i</text:span><text:span text:style-name="T59"> </text:span><text:span text:style-name="T59">m</text:span><text:span text:style-name="T59"> </text:span><text:span text:style-name="T59">a</text:span><text:span text:style-name="T59">p</text:span><text:span text:style-name="T59">a</text:span><text:span text:style-name="T59">r</text:span><text:span text:style-name="T59">i</text:span><text:span text:style-name="T59">ț</text:span><text:span text:style-name="T59">i</text:span><text:span text:style-name="T59">i</text:span><text:span text:style-name="T59"> </text:span><text:span text:style-name="T59">a</text:span><text:span text:style-name="T59">l</text:span><text:span text:style-name="T59">e</text:span><text:span text:style-name="T59"> </text:span><text:span text:style-name="T59">c</text:span><text:span text:style-name="T59">a</text:span><text:span text:style-name="T59">r</text:span><text:span text:style-name="T59">a</text:span><text:span text:style-name="T59">c</text:span><text:span text:style-name="T59">t</text:span><text:span text:style-name="T59">e</text:span><text:span text:style-name="T59">r</text:span><text:span text:style-name="T59">u</text:span><text:span text:style-name="T59">l</text:span><text:span text:style-name="T59">u</text:span><text:span text:style-name="T59">i</text:span><text:span text:style-name="T59"> </text:span><text:span text:style-name="T59">s</text:span><text:span text:style-name="T59">a</text:span><text:span text:style-name="T59">u</text:span><text:span text:style-name="T59"> </text:span><text:span text:style-name="T59">g</text:span><text:span text:style-name="T59">r</text:span><text:span text:style-name="T59">u</text:span><text:span text:style-name="T59">p</text:span><text:span text:style-name="T59">u</text:span><text:span text:style-name="T59">l</text:span><text:span text:style-name="T59">u</text:span><text:span text:style-name="T59">i</text:span></text:p>
            <text:p text:style-name="P31"><text:span text:style-name="T59"><text:s/></text:span><text:span text:style-name="T63">a</text:span><text:span text:style-name="T59">(</text:span><text:span text:style-name="T55">?</text:span><text:span text:style-name="T55">=</text:span><text:span text:style-name="T55">b</text:span><text:span text:style-name="T55">)</text:span><text:span text:style-name="T59"> </text:span><text:span text:style-name="T59"><text:s/></text:span><text:span text:style-name="T59">-</text:span><text:span text:style-name="T59"> </text:span><text:span text:style-name="T59"><text:s/></text:span><text:span text:style-name="T59">r</text:span><text:span text:style-name="T59">e</text:span><text:span text:style-name="T59">c</text:span><text:span text:style-name="T59">u</text:span><text:span text:style-name="T59">n</text:span><text:span text:style-name="T59">o</text:span><text:span text:style-name="T59">a</text:span><text:span text:style-name="T59">ș</text:span><text:span text:style-name="T59">t</text:span><text:span text:style-name="T59">e</text:span><text:span text:style-name="T59"> </text:span><text:span text:style-name="T59">a</text:span><text:span text:style-name="T59"> </text:span><text:span text:style-name="T59">d</text:span><text:span text:style-name="T59">a</text:span><text:span text:style-name="T59">c</text:span><text:span text:style-name="T59">ă</text:span><text:span text:style-name="T59"> </text:span><text:span text:style-name="T59">e</text:span><text:span text:style-name="T59">s</text:span><text:span text:style-name="T59">t</text:span><text:span text:style-name="T59">e</text:span><text:span text:style-name="T59"> </text:span><text:span text:style-name="T59">u</text:span><text:span text:style-name="T59">r</text:span><text:span text:style-name="T59">m</text:span><text:span text:style-name="T59">a</text:span><text:span text:style-name="T59">t</text:span><text:span text:style-name="T59"> </text:span><text:span text:style-name="T59">i</text:span><text:span text:style-name="T59">m</text:span><text:span text:style-name="T59">e</text:span><text:span text:style-name="T59">d</text:span><text:span text:style-name="T59">i</text:span><text:span text:style-name="T59">a</text:span><text:span text:style-name="T59">t</text:span><text:span text:style-name="T59"> </text:span><text:span text:style-name="T59">d</text:span><text:span text:style-name="T59">e</text:span><text:span text:style-name="T59"> </text:span><text:span text:style-name="T59">b</text:span><text:span text:style-name="T59"> </text:span><text:span text:style-name="T59">(</text:span><text:span text:style-name="T59">f</text:span><text:span text:style-name="T59">ă</text:span><text:span text:style-name="T59">r</text:span><text:span text:style-name="T59">ă</text:span><text:span text:style-name="T59"> </text:span><text:span text:style-name="T59">a</text:span><text:span text:style-name="T59">-</text:span><text:span text:style-name="T59">l</text:span><text:span text:style-name="T59"> </text:span></text:p>
            <text:p text:style-name="P31"><text:span text:style-name="T59"><text:s/></text:span><text:span text:style-name="T59">c</text:span><text:span text:style-name="T59">o</text:span><text:span text:style-name="T59">n</text:span><text:span text:style-name="T59">s</text:span><text:span text:style-name="T59">u</text:span><text:span text:style-name="T59">m</text:span><text:span text:style-name="T59">a</text:span><text:span text:style-name="T59"> </text:span><text:span text:style-name="T59">p</text:span><text:span text:style-name="T59">e</text:span><text:span text:style-name="T59"> </text:span><text:span text:style-name="T59">b</text:span><text:span text:style-name="T59">)</text:span></text:p>
            <text:p text:style-name="P31"><text:span text:style-name="T59"/></text:p>
            <text:p text:style-name="P31"><text:span text:style-name="T64"/></text:p>
          </draw:text-box>
        </draw:frame>
        <presentation:notes draw:style-name="dp2">
          <draw:page-thumbnail draw:style-name="gr1" draw:layer="layout" svg:width="14.848cm" svg:height="11.136cm" svg:x="3.074cm" svg:y="2.256cm" draw:page-number="20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frame draw:style-name="gr86" draw:text-style-name="P18" draw:layer="layout" svg:width="25.4cm" svg:height="4.116cm" svg:x="1.6cm" svg:y="0.826cm">
          <draw:text-box>
            <text:p><text:span text:style-name="T65">M</text:span><text:span text:style-name="T65">e</text:span><text:span text:style-name="T65">t</text:span><text:span text:style-name="T65">o</text:span><text:span text:style-name="T65">d</text:span><text:span text:style-name="T65">a</text:span><text:span text:style-name="T65"> </text:span><text:span text:style-name="T65">t</text:span><text:span text:style-name="T65">e</text:span><text:span text:style-name="T65">s</text:span><text:span text:style-name="T65">t</text:span><text:span text:style-name="T65">(</text:span><text:span text:style-name="T65">)</text:span></text:p>
            <text:p/>
            <text:p><text:span text:style-name="T66">-</text:span><text:span text:style-name="T66"> </text:span><text:span text:style-name="T66">e</text:span><text:span text:style-name="T66">x</text:span><text:span text:style-name="T66">e</text:span><text:span text:style-name="T66">c</text:span><text:span text:style-name="T66">u</text:span><text:span text:style-name="T66">t</text:span><text:span text:style-name="T66">a</text:span><text:span text:style-name="T66"> </text:span><text:span text:style-name="T66">o</text:span><text:span text:style-name="T66"> </text:span><text:span text:style-name="T66">c</text:span><text:span text:style-name="T66">ă</text:span><text:span text:style-name="T66">u</text:span><text:span text:style-name="T66">t</text:span><text:span text:style-name="T66">a</text:span><text:span text:style-name="T66">r</text:span><text:span text:style-name="T66">e</text:span><text:span text:style-name="T66"> </text:span><text:span text:style-name="T66">a</text:span><text:span text:style-name="T66"> </text:span><text:span text:style-name="T66">e</text:span><text:span text:style-name="T66">x</text:span><text:span text:style-name="T66">p</text:span><text:span text:style-name="T66">r</text:span><text:span text:style-name="T66">e</text:span><text:span text:style-name="T66">s</text:span><text:span text:style-name="T66">i</text:span><text:span text:style-name="T66">e</text:span><text:span text:style-name="T66">i</text:span><text:span text:style-name="T66"> </text:span><text:span text:style-name="T66">r</text:span><text:span text:style-name="T66">e</text:span><text:span text:style-name="T66">g</text:span><text:span text:style-name="T66">u</text:span><text:span text:style-name="T66">l</text:span><text:span text:style-name="T66">a</text:span><text:span text:style-name="T66">t</text:span><text:span text:style-name="T66">e</text:span><text:span text:style-name="T66"> </text:span><text:span text:style-name="T66">î</text:span><text:span text:style-name="T66">n</text:span><text:span text:style-name="T66">t</text:span><text:span text:style-name="T66">r</text:span><text:span text:style-name="T66">-</text:span><text:span text:style-name="T66">u</text:span><text:span text:style-name="T66">n</text:span><text:span text:style-name="T66"> </text:span><text:span text:style-name="T66">s</text:span><text:span text:style-name="T66">i</text:span><text:span text:style-name="T66">r</text:span><text:span text:style-name="T66"> </text:span><text:span text:style-name="T66">ș</text:span><text:span text:style-name="T66">i</text:span><text:span text:style-name="T66"> </text:span><text:span text:style-name="T66">î</text:span><text:span text:style-name="T66">n</text:span><text:span text:style-name="T66">t</text:span><text:span text:style-name="T66">o</text:span><text:span text:style-name="T66">a</text:span><text:span text:style-name="T66">r</text:span><text:span text:style-name="T66">c</text:span><text:span text:style-name="T66">e</text:span><text:span text:style-name="T66"> </text:span><text:span text:style-name="T66">t</text:span><text:span text:style-name="T66">r</text:span><text:span text:style-name="T66">u</text:span><text:span text:style-name="T66">e</text:span><text:span text:style-name="T66"> </text:span><text:span text:style-name="T66">s</text:span><text:span text:style-name="T66">a</text:span><text:span text:style-name="T66">u</text:span><text:span text:style-name="T66"> </text:span><text:span text:style-name="T66">f</text:span><text:span text:style-name="T66">a</text:span><text:span text:style-name="T66">l</text:span><text:span text:style-name="T66">s</text:span><text:span text:style-name="T66">e</text:span></text:p>
          </draw:text-box>
        </draw:frame>
        <draw:frame draw:style-name="gr87" draw:text-style-name="P36" draw:layer="layout" svg:width="22.466cm" svg:height="7.977cm" svg:x="1.934cm" svg:y="5.523cm">
          <draw:text-box>
            <text:p><text:span text:style-name="T51"><text:s/></text:span><text:span text:style-name="T51">/</text:span><text:span text:style-name="T51">h</text:span><text:span text:style-name="T51">e</text:span><text:span text:style-name="T51">l</text:span><text:span text:style-name="T51">l</text:span><text:span text:style-name="T51">o</text:span><text:span text:style-name="T51">/</text:span><text:span text:style-name="T51">.</text:span><text:span text:style-name="T51">t</text:span><text:span text:style-name="T51">e</text:span><text:span text:style-name="T51">s</text:span><text:span text:style-name="T51">t</text:span><text:span text:style-name="T51">(</text:span><text:span text:style-name="T51">"</text:span><text:span text:style-name="T51">H</text:span><text:span text:style-name="T51">e</text:span><text:span text:style-name="T51">l</text:span><text:span text:style-name="T51">l</text:span><text:span text:style-name="T51">o</text:span><text:span text:style-name="T51"> </text:span><text:span text:style-name="T51">w</text:span><text:span text:style-name="T51">o</text:span><text:span text:style-name="T51">r</text:span><text:span text:style-name="T51">l</text:span><text:span text:style-name="T51">d</text:span><text:span text:style-name="T51">"</text:span><text:span text:style-name="T51">)</text:span><text:span text:style-name="T51">;</text:span><text:span text:style-name="T51"> </text:span><text:span text:style-name="T67">/</text:span><text:span text:style-name="T67">/</text:span><text:span text:style-name="T67">f</text:span><text:span text:style-name="T67">a</text:span><text:span text:style-name="T67">l</text:span><text:span text:style-name="T67">s</text:span><text:span text:style-name="T67">e</text:span></text:p>
            <text:p text:style-name="P9"><text:span text:style-name="T68"><text:s/></text:span><text:span text:style-name="T68">/</text:span><text:span text:style-name="T68">h</text:span><text:span text:style-name="T68">e</text:span><text:span text:style-name="T68">l</text:span><text:span text:style-name="T68">l</text:span><text:span text:style-name="T68">o</text:span><text:span text:style-name="T68">/</text:span><text:span text:style-name="T68">i</text:span><text:span text:style-name="T68">.</text:span><text:span text:style-name="T68">t</text:span><text:span text:style-name="T68">e</text:span><text:span text:style-name="T68">s</text:span><text:span text:style-name="T68">t</text:span><text:span text:style-name="T68">(</text:span><text:span text:style-name="T68">"</text:span><text:span text:style-name="T68">H</text:span><text:span text:style-name="T68">e</text:span><text:span text:style-name="T68">l</text:span><text:span text:style-name="T68">l</text:span><text:span text:style-name="T68">o</text:span><text:span text:style-name="T68"> </text:span><text:span text:style-name="T68">w</text:span><text:span text:style-name="T68">o</text:span><text:span text:style-name="T68">r</text:span><text:span text:style-name="T68">l</text:span><text:span text:style-name="T68">d</text:span><text:span text:style-name="T68">"</text:span><text:span text:style-name="T68">)</text:span><text:span text:style-name="T68">;</text:span><text:span text:style-name="T68"> </text:span><text:span text:style-name="T54">/</text:span><text:span text:style-name="T54">/</text:span><text:span text:style-name="T54">t</text:span><text:span text:style-name="T54">r</text:span><text:span text:style-name="T54">u</text:span><text:span text:style-name="T54">e</text:span></text:p>
            <text:p text:style-name="P9"><text:span text:style-name="T69"><text:s/></text:span><text:span text:style-name="T51">/</text:span><text:span text:style-name="T51">[</text:span><text:span text:style-name="T51">0</text:span><text:span text:style-name="T51">1</text:span><text:span text:style-name="T51">2</text:span><text:span text:style-name="T51">3</text:span><text:span text:style-name="T51">4</text:span><text:span text:style-name="T51">5</text:span><text:span text:style-name="T51">6</text:span><text:span text:style-name="T51">7</text:span><text:span text:style-name="T51">8</text:span><text:span text:style-name="T51">9</text:span><text:span text:style-name="T51">]</text:span><text:span text:style-name="T51">/</text:span><text:span text:style-name="T51">.</text:span><text:span text:style-name="T51">t</text:span><text:span text:style-name="T51">e</text:span><text:span text:style-name="T51">s</text:span><text:span text:style-name="T51">t</text:span><text:span text:style-name="T51">(</text:span><text:span text:style-name="T51">"</text:span><text:span text:style-name="T51">i</text:span><text:span text:style-name="T51">n</text:span><text:span text:style-name="T51"> </text:span><text:span text:style-name="T51">1</text:span><text:span text:style-name="T51">9</text:span><text:span text:style-name="T51">9</text:span><text:span text:style-name="T51">2</text:span><text:span text:style-name="T51">"</text:span><text:span text:style-name="T51">)</text:span><text:span text:style-name="T51">;</text:span><text:span text:style-name="T51"> </text:span><text:span text:style-name="T53">/</text:span><text:span text:style-name="T53">/</text:span><text:span text:style-name="T53">t</text:span><text:span text:style-name="T53">r</text:span><text:span text:style-name="T53">u</text:span><text:span text:style-name="T53">e</text:span></text:p>
            <text:p><text:span text:style-name="T53"/></text:p>
            <text:p><text:span text:style-name="T51">l</text:span><text:span text:style-name="T51">e</text:span><text:span text:style-name="T51">t</text:span><text:span text:style-name="T51"> </text:span><text:span text:style-name="T51">d</text:span><text:span text:style-name="T51">a</text:span><text:span text:style-name="T51">t</text:span><text:span text:style-name="T51">e</text:span><text:span text:style-name="T51">T</text:span><text:span text:style-name="T51">i</text:span><text:span text:style-name="T51">m</text:span><text:span text:style-name="T51">e</text:span><text:span text:style-name="T51"> </text:span><text:span text:style-name="T51">=</text:span><text:span text:style-name="T51"> </text:span><text:span text:style-name="T51">/</text:span><text:span text:style-name="T51">\</text:span><text:span text:style-name="T51">d</text:span><text:span text:style-name="T51">\</text:span><text:span text:style-name="T51">d</text:span><text:span text:style-name="T51">-</text:span><text:span text:style-name="T51">\</text:span><text:span text:style-name="T51">d</text:span><text:span text:style-name="T51">\</text:span><text:span text:style-name="T51">d</text:span><text:span text:style-name="T51">-</text:span><text:span text:style-name="T51">\</text:span><text:span text:style-name="T51">d</text:span><text:span text:style-name="T51">\</text:span><text:span text:style-name="T51">d</text:span><text:span text:style-name="T51">\</text:span><text:span text:style-name="T51">d</text:span><text:span text:style-name="T51">\</text:span><text:span text:style-name="T51">d</text:span><text:span text:style-name="T51"> </text:span><text:span text:style-name="T51">\</text:span><text:span text:style-name="T51">d</text:span><text:span text:style-name="T51">\</text:span><text:span text:style-name="T51">d</text:span><text:span text:style-name="T51">:</text:span><text:span text:style-name="T51">\</text:span><text:span text:style-name="T51">d</text:span><text:span text:style-name="T51">\</text:span><text:span text:style-name="T51">d</text:span><text:span text:style-name="T51">/</text:span><text:span text:style-name="T51">;</text:span></text:p>
            <text:p><text:span text:style-name="T51">d</text:span><text:span text:style-name="T51">a</text:span><text:span text:style-name="T51">t</text:span><text:span text:style-name="T51">e</text:span><text:span text:style-name="T51">T</text:span><text:span text:style-name="T51">i</text:span><text:span text:style-name="T51">m</text:span><text:span text:style-name="T51">e</text:span><text:span text:style-name="T51">.</text:span><text:span text:style-name="T51">t</text:span><text:span text:style-name="T51">e</text:span><text:span text:style-name="T51">s</text:span><text:span text:style-name="T51">t</text:span><text:span text:style-name="T51">(</text:span><text:span text:style-name="T51">"</text:span><text:span text:style-name="T51">0</text:span><text:span text:style-name="T51">1</text:span><text:span text:style-name="T51">-</text:span><text:span text:style-name="T51">0</text:span><text:span text:style-name="T51">4</text:span><text:span text:style-name="T51">-</text:span><text:span text:style-name="T51">2</text:span><text:span text:style-name="T51">0</text:span><text:span text:style-name="T51">2</text:span><text:span text:style-name="T51">4</text:span><text:span text:style-name="T51"> </text:span><text:span text:style-name="T51">1</text:span><text:span text:style-name="T51">5</text:span><text:span text:style-name="T51">:</text:span><text:span text:style-name="T51">2</text:span><text:span text:style-name="T51">0</text:span><text:span text:style-name="T51">"</text:span><text:span text:style-name="T51">)</text:span><text:span text:style-name="T51">;</text:span><text:span text:style-name="T51"> </text:span><text:span text:style-name="T51"><text:s/></text:span><text:span text:style-name="T53">/</text:span><text:span text:style-name="T53">/</text:span><text:span text:style-name="T53">t</text:span><text:span text:style-name="T53">r</text:span><text:span text:style-name="T53">u</text:span><text:span text:style-name="T53">e</text:span></text:p>
            <text:p><text:span text:style-name="T51">d</text:span><text:span text:style-name="T51">a</text:span><text:span text:style-name="T51">t</text:span><text:span text:style-name="T51">e</text:span><text:span text:style-name="T51">T</text:span><text:span text:style-name="T51">i</text:span><text:span text:style-name="T51">m</text:span><text:span text:style-name="T51">e</text:span><text:span text:style-name="T51">.</text:span><text:span text:style-name="T51">t</text:span><text:span text:style-name="T51">e</text:span><text:span text:style-name="T51">s</text:span><text:span text:style-name="T51">t</text:span><text:span text:style-name="T51">(</text:span><text:span text:style-name="T51">"</text:span><text:span text:style-name="T51">2</text:span><text:span text:style-name="T51">9</text:span><text:span text:style-name="T51">-</text:span><text:span text:style-name="T51">a</text:span><text:span text:style-name="T51">p</text:span><text:span text:style-name="T51">r</text:span><text:span text:style-name="T51">i</text:span><text:span text:style-name="T51">l</text:span><text:span text:style-name="T51">i</text:span><text:span text:style-name="T51">e</text:span><text:span text:style-name="T51">-</text:span><text:span text:style-name="T51">2</text:span><text:span text:style-name="T51">0</text:span><text:span text:style-name="T51">2</text:span><text:span text:style-name="T51">4</text:span><text:span text:style-name="T51"> </text:span><text:span text:style-name="T51">1</text:span><text:span text:style-name="T51">5</text:span><text:span text:style-name="T51">:</text:span><text:span text:style-name="T51">2</text:span><text:span text:style-name="T51">0</text:span><text:span text:style-name="T51">"</text:span><text:span text:style-name="T51">)</text:span><text:span text:style-name="T51">;</text:span><text:span text:style-name="T51"> </text:span><text:span text:style-name="T67">/</text:span><text:span text:style-name="T67">/</text:span><text:span text:style-name="T67">f</text:span><text:span text:style-name="T67">a</text:span><text:span text:style-name="T67">l</text:span><text:span text:style-name="T67">s</text:span><text:span text:style-name="T67">e</text:span></text:p>
          </draw:text-box>
        </draw:frame>
        <draw:frame draw:style-name="gr88" draw:text-style-name="P37" draw:layer="layout" svg:width="18.712cm" svg:height="5.756cm" svg:x="1.988cm" svg:y="14.323cm">
          <draw:text-box>
            <text:p><text:span text:style-name="T45">/</text:span><text:span text:style-name="T45">a</text:span><text:span text:style-name="T45">b</text:span><text:span text:style-name="T45">[</text:span><text:span text:style-name="T45">a</text:span><text:span text:style-name="T45">-</text:span><text:span text:style-name="T45">f</text:span><text:span text:style-name="T45">]</text:span><text:span text:style-name="T45">[</text:span><text:span text:style-name="T45">0</text:span><text:span text:style-name="T45">-</text:span><text:span text:style-name="T45">2</text:span><text:span text:style-name="T45">5</text:span><text:span text:style-name="T45">-</text:span><text:span text:style-name="T45">9</text:span><text:span text:style-name="T45">]</text:span><text:span text:style-name="T45">/</text:span><text:span text:style-name="T45">.</text:span><text:span text:style-name="T45">t</text:span><text:span text:style-name="T45">e</text:span><text:span text:style-name="T45">s</text:span><text:span text:style-name="T45">t</text:span><text:span text:style-name="T45">(</text:span><text:span text:style-name="T45">"</text:span><text:span text:style-name="T45">a</text:span><text:span text:style-name="T45">b</text:span><text:span text:style-name="T45">c</text:span><text:span text:style-name="T45">7</text:span><text:span text:style-name="T45">"</text:span><text:span text:style-name="T45">)</text:span><text:span text:style-name="T45">;</text:span><text:span text:style-name="T45"> </text:span><text:span text:style-name="T53">/</text:span><text:span text:style-name="T53">/</text:span><text:span text:style-name="T53">t</text:span><text:span text:style-name="T53">r</text:span><text:span text:style-name="T53">u</text:span><text:span text:style-name="T53">e</text:span></text:p>
            <text:p><text:span text:style-name="T45">/</text:span><text:span text:style-name="T45">a</text:span><text:span text:style-name="T45">b</text:span><text:span text:style-name="T45">[</text:span><text:span text:style-name="T45">a</text:span><text:span text:style-name="T45">-</text:span><text:span text:style-name="T45">f</text:span><text:span text:style-name="T45">]</text:span><text:span text:style-name="T45">[</text:span><text:span text:style-name="T45">0</text:span><text:span text:style-name="T45">-</text:span><text:span text:style-name="T45">2</text:span><text:span text:style-name="T45">5</text:span><text:span text:style-name="T45">-</text:span><text:span text:style-name="T45">9</text:span><text:span text:style-name="T45">]</text:span><text:span text:style-name="T45">/</text:span><text:span text:style-name="T45">.</text:span><text:span text:style-name="T45">t</text:span><text:span text:style-name="T45">e</text:span><text:span text:style-name="T45">s</text:span><text:span text:style-name="T45">t</text:span><text:span text:style-name="T45">(</text:span><text:span text:style-name="T45">"</text:span><text:span text:style-name="T45">a</text:span><text:span text:style-name="T45">b</text:span><text:span text:style-name="T45">c</text:span><text:span text:style-name="T45">3</text:span><text:span text:style-name="T45">4</text:span><text:span text:style-name="T45">"</text:span><text:span text:style-name="T45">)</text:span><text:span text:style-name="T45">;</text:span><text:span text:style-name="T45"> </text:span><text:span text:style-name="T67">/</text:span><text:span text:style-name="T67">/</text:span><text:span text:style-name="T67">f</text:span><text:span text:style-name="T67">a</text:span><text:span text:style-name="T67">l</text:span><text:span text:style-name="T67">s</text:span><text:span text:style-name="T67">e</text:span></text:p>
            <text:p><text:span text:style-name="T45"/></text:p>
            <text:p text:style-name="P9"><text:span text:style-name="T48"><text:s/></text:span><text:span text:style-name="T48">/</text:span><text:span text:style-name="T48">[</text:span><text:span text:style-name="T48">H</text:span><text:span text:style-name="T48">h</text:span><text:span text:style-name="T48">]</text:span><text:span text:style-name="T48">a</text:span><text:span text:style-name="T48">l</text:span><text:span text:style-name="T48">t</text:span><text:span text:style-name="T48">[</text:span><text:span text:style-name="T48">A</text:span><text:span text:style-name="T48">-</text:span><text:span text:style-name="T48">Z</text:span><text:span text:style-name="T48">]</text:span><text:span text:style-name="T48">/</text:span><text:span text:style-name="T48">.</text:span><text:span text:style-name="T48">t</text:span><text:span text:style-name="T48">e</text:span><text:span text:style-name="T48">s</text:span><text:span text:style-name="T48">t</text:span><text:span text:style-name="T48">(</text:span><text:span text:style-name="T45">"</text:span><text:span text:style-name="T45">H</text:span><text:span text:style-name="T45">a</text:span><text:span text:style-name="T45">l</text:span><text:span text:style-name="T45">t</text:span><text:span text:style-name="T45">A</text:span><text:span text:style-name="T45">"</text:span><text:span text:style-name="T45">)</text:span><text:span text:style-name="T45">;</text:span><text:span text:style-name="T45"> </text:span><text:span text:style-name="T45"><text:s/></text:span><text:span text:style-name="T53">/</text:span><text:span text:style-name="T53">/</text:span><text:span text:style-name="T53">t</text:span><text:span text:style-name="T53">r</text:span><text:span text:style-name="T53">u</text:span><text:span text:style-name="T53">e</text:span></text:p>
            <text:p text:style-name="P9"><text:span text:style-name="T48"><text:s/></text:span><text:span text:style-name="T48">/</text:span><text:span text:style-name="T48">[</text:span><text:span text:style-name="T48">H</text:span><text:span text:style-name="T48">h</text:span><text:span text:style-name="T48">]</text:span><text:span text:style-name="T48">a</text:span><text:span text:style-name="T48">l</text:span><text:span text:style-name="T48">t</text:span><text:span text:style-name="T48">[</text:span><text:span text:style-name="T48">A</text:span><text:span text:style-name="T48">-</text:span><text:span text:style-name="T48">Z</text:span><text:span text:style-name="T48">]</text:span><text:span text:style-name="T48">/</text:span><text:span text:style-name="T48">.</text:span><text:span text:style-name="T48">t</text:span><text:span text:style-name="T48">e</text:span><text:span text:style-name="T48">s</text:span><text:span text:style-name="T48">t</text:span><text:span text:style-name="T48">(</text:span><text:span text:style-name="T45">"</text:span><text:span text:style-name="T45">H</text:span><text:span text:style-name="T45">A</text:span><text:span text:style-name="T45">L</text:span><text:span text:style-name="T45">T</text:span><text:span text:style-name="T45">A</text:span><text:span text:style-name="T45">"</text:span><text:span text:style-name="T45">)</text:span><text:span text:style-name="T45">;</text:span><text:span text:style-name="T45"> </text:span><text:span text:style-name="T67">/</text:span><text:span text:style-name="T67">/</text:span><text:span text:style-name="T67">f</text:span><text:span text:style-name="T67">a</text:span><text:span text:style-name="T67">l</text:span><text:span text:style-name="T67">s</text:span><text:span text:style-name="T67">e</text:span><text:span text:style-name="T70"> 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21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frame draw:style-name="gr89" draw:text-style-name="P18" draw:layer="layout" svg:width="25.4cm" svg:height="2.461cm" svg:x="1.6cm" svg:y="0.826cm">
          <draw:text-box>
            <text:p><text:span text:style-name="T65">M</text:span><text:span text:style-name="T65">e</text:span><text:span text:style-name="T65">t</text:span><text:span text:style-name="T65">o</text:span><text:span text:style-name="T65">d</text:span><text:span text:style-name="T65">a</text:span><text:span text:style-name="T65"> </text:span><text:span text:style-name="T65">t</text:span><text:span text:style-name="T65">e</text:span><text:span text:style-name="T65">s</text:span><text:span text:style-name="T65">t</text:span><text:span text:style-name="T65">(</text:span><text:span text:style-name="T65">)</text:span><text:span text:style-name="T65"> </text:span><text:span text:style-name="T65">-</text:span><text:span text:style-name="T65"> </text:span><text:span text:style-name="T65">e</text:span><text:span text:style-name="T65">x</text:span><text:span text:style-name="T65">e</text:span><text:span text:style-name="T65">m</text:span><text:span text:style-name="T65">p</text:span><text:span text:style-name="T65">l</text:span><text:span text:style-name="T65">e</text:span></text:p>
            <text:p><text:span text:style-name="T66"/></text:p>
          </draw:text-box>
        </draw:frame>
        <draw:frame draw:style-name="gr90" draw:text-style-name="P38" draw:layer="layout" svg:width="22.824cm" svg:height="15.93cm" svg:x="1.576cm" svg:y="4.087cm">
          <draw:text-box>
            <text:p><text:span text:style-name="T59"><text:s/></text:span><text:span text:style-name="T59">l</text:span><text:span text:style-name="T59">e</text:span><text:span text:style-name="T59">t</text:span><text:span text:style-name="T59"> </text:span><text:span text:style-name="T59">n</text:span><text:span text:style-name="T59">u</text:span><text:span text:style-name="T59">m</text:span><text:span text:style-name="T59">e</text:span><text:span text:style-name="T59">1</text:span><text:span text:style-name="T59"> </text:span><text:span text:style-name="T59">=</text:span><text:span text:style-name="T59"> </text:span><text:span text:style-name="T59">/</text:span><text:span text:style-name="T59">^</text:span><text:span text:style-name="T59">[</text:span><text:span text:style-name="T59">A</text:span><text:span text:style-name="T59">-</text:span><text:span text:style-name="T59">Z</text:span><text:span text:style-name="T59">]</text:span><text:span text:style-name="T59">[</text:span><text:span text:style-name="T59">a</text:span><text:span text:style-name="T59">-</text:span><text:span text:style-name="T59">z</text:span><text:span text:style-name="T59">]</text:span><text:span text:style-name="T59">{</text:span><text:span text:style-name="T59">2</text:span><text:span text:style-name="T59">,</text:span><text:span text:style-name="T59">}</text:span><text:span text:style-name="T59">$</text:span><text:span text:style-name="T59">/</text:span><text:span text:style-name="T59">;</text:span></text:p>
            <text:p><text:span text:style-name="T59"/></text:p>
            <text:p><text:span text:style-name="T71"><text:s/></text:span><text:span text:style-name="T71">n</text:span><text:span text:style-name="T71">u</text:span><text:span text:style-name="T71">m</text:span><text:span text:style-name="T71">e</text:span><text:span text:style-name="T71">1</text:span><text:span text:style-name="T71">.</text:span><text:span text:style-name="T71">t</text:span><text:span text:style-name="T71">e</text:span><text:span text:style-name="T71">s</text:span><text:span text:style-name="T71">t</text:span><text:span text:style-name="T71">(</text:span><text:span text:style-name="T72">"</text:span><text:span text:style-name="T71">A</text:span><text:span text:style-name="T71">n</text:span><text:span text:style-name="T71">a</text:span><text:span text:style-name="T45">"</text:span><text:span text:style-name="T59">)</text:span><text:span text:style-name="T59">;</text:span><text:span text:style-name="T59"> </text:span><text:span text:style-name="T59"><text:s/></text:span><text:span text:style-name="T59"><text:s/></text:span><text:span text:style-name="T73">/</text:span><text:span text:style-name="T73">/</text:span><text:span text:style-name="T73">t</text:span><text:span text:style-name="T73">r</text:span><text:span text:style-name="T73">u</text:span><text:span text:style-name="T73">e</text:span></text:p>
            <text:p text:style-name="P9"><text:span text:style-name="T71"><text:s/></text:span><text:span text:style-name="T71">n</text:span><text:span text:style-name="T71">u</text:span><text:span text:style-name="T71">m</text:span><text:span text:style-name="T71">e</text:span><text:span text:style-name="T71">1</text:span><text:span text:style-name="T71">.</text:span><text:span text:style-name="T71">t</text:span><text:span text:style-name="T71">e</text:span><text:span text:style-name="T71">s</text:span><text:span text:style-name="T71">t</text:span><text:span text:style-name="T71">(</text:span><text:span text:style-name="T72">"</text:span><text:span text:style-name="T72">M</text:span><text:span text:style-name="T72">a</text:span><text:span text:style-name="T72">r</text:span><text:span text:style-name="T72">i</text:span><text:span text:style-name="T72">a</text:span><text:span text:style-name="T45">"</text:span><text:span text:style-name="T45">)</text:span><text:span text:style-name="T45">;</text:span><text:span text:style-name="T45"> </text:span><text:span text:style-name="T74">/</text:span><text:span text:style-name="T74">/</text:span><text:span text:style-name="T74">t</text:span><text:span text:style-name="T74">r</text:span><text:span text:style-name="T74">u</text:span><text:span text:style-name="T74">e</text:span></text:p>
            <text:p text:style-name="P9"><text:span text:style-name="T71"><text:s/></text:span><text:span text:style-name="T71">n</text:span><text:span text:style-name="T71">u</text:span><text:span text:style-name="T71">m</text:span><text:span text:style-name="T71">e</text:span><text:span text:style-name="T71">1</text:span><text:span text:style-name="T71">.</text:span><text:span text:style-name="T71">t</text:span><text:span text:style-name="T71">e</text:span><text:span text:style-name="T71">s</text:span><text:span text:style-name="T71">t</text:span><text:span text:style-name="T71">(</text:span><text:span text:style-name="T45">"</text:span><text:span text:style-name="T45">L</text:span><text:span text:style-name="T45">u</text:span><text:span text:style-name="T45">”</text:span><text:span text:style-name="T45">)</text:span><text:span text:style-name="T45">;</text:span><text:span text:style-name="T45"> </text:span><text:span text:style-name="T45"><text:s/></text:span><text:span text:style-name="T75">/</text:span><text:span text:style-name="T75">/</text:span><text:span text:style-name="T75">f</text:span><text:span text:style-name="T75">a</text:span><text:span text:style-name="T75">l</text:span><text:span text:style-name="T75">s</text:span><text:span text:style-name="T75">e</text:span></text:p>
            <text:p text:style-name="P9"><text:span text:style-name="T75"/></text:p>
            <text:p text:style-name="P9"><text:span text:style-name="T76"><text:s/></text:span><text:span text:style-name="T77">l</text:span><text:span text:style-name="T77">e</text:span><text:span text:style-name="T77">t</text:span><text:span text:style-name="T77"> </text:span><text:span text:style-name="T77">n</text:span><text:span text:style-name="T77">u</text:span><text:span text:style-name="T77">m</text:span><text:span text:style-name="T77">e</text:span><text:span text:style-name="T77">2</text:span><text:span text:style-name="T77"> </text:span><text:span text:style-name="T77">=</text:span><text:span text:style-name="T77"> </text:span><text:span text:style-name="T77"><text:s/></text:span><text:span text:style-name="T77">/</text:span><text:span text:style-name="T77">^</text:span><text:span text:style-name="T77">[</text:span><text:span text:style-name="T77">A</text:span><text:span text:style-name="T77">-</text:span><text:span text:style-name="T77">Z</text:span><text:span text:style-name="T77">]</text:span><text:span text:style-name="T77">[</text:span><text:span text:style-name="T77">a</text:span><text:span text:style-name="T77">-</text:span><text:span text:style-name="T77">z</text:span><text:span text:style-name="T77">]</text:span><text:span text:style-name="T77">{</text:span><text:span text:style-name="T77">2</text:span><text:span text:style-name="T77">,</text:span><text:span text:style-name="T77">}</text:span><text:span text:style-name="T77">(</text:span><text:span text:style-name="T77">-</text:span><text:span text:style-name="T77">[</text:span><text:span text:style-name="T77">A</text:span><text:span text:style-name="T77">-</text:span><text:span text:style-name="T77">Z</text:span><text:span text:style-name="T77">]</text:span><text:span text:style-name="T77">[</text:span><text:span text:style-name="T77">a</text:span><text:span text:style-name="T77">-</text:span><text:span text:style-name="T77">z</text:span><text:span text:style-name="T77">]</text:span><text:span text:style-name="T77">{</text:span><text:span text:style-name="T77">2</text:span><text:span text:style-name="T77">,</text:span><text:span text:style-name="T77">}</text:span><text:span text:style-name="T77">)</text:span><text:span text:style-name="T77">?</text:span><text:span text:style-name="T77">$</text:span><text:span text:style-name="T77">/</text:span><text:span text:style-name="T77">;</text:span><text:span text:style-name="T78"> </text:span><text:span text:style-name="T78"><text:s/></text:span></text:p>
            <text:p text:style-name="P9"><text:span text:style-name="T78"/></text:p>
            <text:p text:style-name="P9"><text:span text:style-name="T77"><text:s/></text:span><text:span text:style-name="T77">n</text:span><text:span text:style-name="T77">u</text:span><text:span text:style-name="T77">m</text:span><text:span text:style-name="T77">e</text:span><text:span text:style-name="T77">2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A</text:span><text:span text:style-name="T72">n</text:span><text:span text:style-name="T72">a</text:span><text:span text:style-name="T72">-</text:span><text:span text:style-name="T72">M</text:span><text:span text:style-name="T72">a</text:span><text:span text:style-name="T72">r</text:span><text:span text:style-name="T72">i</text:span><text:span text:style-name="T72">a</text:span><text:span text:style-name="T72">"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9"><text:s/></text:span><text:span text:style-name="T77">n</text:span><text:span text:style-name="T77">u</text:span><text:span text:style-name="T77">m</text:span><text:span text:style-name="T77">e</text:span><text:span text:style-name="T77">.</text:span><text:span text:style-name="T77">2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S</text:span><text:span text:style-name="T72">o</text:span><text:span text:style-name="T72">f</text:span><text:span text:style-name="T72">i</text:span><text:span text:style-name="T72">a</text:span><text:span text:style-name="T72">"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9"><text:s/></text:span><text:span text:style-name="T77">n</text:span><text:span text:style-name="T77">u</text:span><text:span text:style-name="T77">m</text:span><text:span text:style-name="T77">e</text:span><text:span text:style-name="T77">2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A</text:span><text:span text:style-name="T72">n</text:span><text:span text:style-name="T72">a</text:span><text:span text:style-name="T72">-</text:span><text:span text:style-name="T72">M</text:span><text:span text:style-name="T72">a</text:span><text:span text:style-name="T72">r</text:span><text:span text:style-name="T72">i</text:span><text:span text:style-name="T72">a</text:span><text:span text:style-name="T72">-</text:span><text:span text:style-name="T72">S</text:span><text:span text:style-name="T72">o</text:span><text:span text:style-name="T72">f</text:span><text:span text:style-name="T72">i</text:span><text:span text:style-name="T72">a</text:span><text:span text:style-name="T72">"</text:span><text:span text:style-name="T72">)</text:span><text:span text:style-name="T72">;</text:span><text:span text:style-name="T72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text:span text:style-name="T72"> </text:span></text:p>
            <text:p text:style-name="P9"><text:span text:style-name="T72"/></text:p>
            <text:p text:style-name="P9"><text:span text:style-name="T72"><text:s/></text:span><text:span text:style-name="T77">l</text:span><text:span text:style-name="T77">e</text:span><text:span text:style-name="T77">t</text:span><text:span text:style-name="T77"> </text:span><text:span text:style-name="T77">n</text:span><text:span text:style-name="T77">u</text:span><text:span text:style-name="T77">m</text:span><text:span text:style-name="T77">e</text:span><text:span text:style-name="T77">3</text:span><text:span text:style-name="T77"> </text:span><text:span text:style-name="T77">=</text:span><text:span text:style-name="T77"> </text:span><text:span text:style-name="T77"><text:s/></text:span><text:span text:style-name="T77">/</text:span><text:span text:style-name="T77">^</text:span><text:span text:style-name="T77">[</text:span><text:span text:style-name="T77">A</text:span><text:span text:style-name="T77">-</text:span><text:span text:style-name="T77">Z</text:span><text:span text:style-name="T77">]</text:span><text:span text:style-name="T77">[</text:span><text:span text:style-name="T77">a</text:span><text:span text:style-name="T77">-</text:span><text:span text:style-name="T77">z</text:span><text:span text:style-name="T77">]</text:span><text:span text:style-name="T77">{</text:span><text:span text:style-name="T77">2</text:span><text:span text:style-name="T77">,</text:span><text:span text:style-name="T77">}</text:span><text:span text:style-name="T77">(</text:span><text:span text:style-name="T77">-</text:span><text:span text:style-name="T77">[</text:span><text:span text:style-name="T77">A</text:span><text:span text:style-name="T77">-</text:span><text:span text:style-name="T77">Z</text:span><text:span text:style-name="T77">]</text:span><text:span text:style-name="T77">[</text:span><text:span text:style-name="T77">a</text:span><text:span text:style-name="T77">-</text:span><text:span text:style-name="T77">z</text:span><text:span text:style-name="T77">]</text:span><text:span text:style-name="T77">{</text:span><text:span text:style-name="T77">2</text:span><text:span text:style-name="T77">,</text:span><text:span text:style-name="T77">}</text:span><text:span text:style-name="T77">)</text:span><text:span text:style-name="T77">*</text:span><text:span text:style-name="T77">$</text:span><text:span text:style-name="T77">/</text:span><text:span text:style-name="T77">;</text:span><text:span text:style-name="T77"> </text:span><text:span text:style-name="T77"><text:s/></text:span></text:p>
            <text:p text:style-name="P9"><text:span text:style-name="T79"><text:s/></text:span><text:span text:style-name="T77">n</text:span><text:span text:style-name="T77">u</text:span><text:span text:style-name="T77">m</text:span><text:span text:style-name="T77">e</text:span><text:span text:style-name="T77">3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A</text:span><text:span text:style-name="T72">n</text:span><text:span text:style-name="T72">a</text:span><text:span text:style-name="T72">-</text:span><text:span text:style-name="T72">M</text:span><text:span text:style-name="T72">a</text:span><text:span text:style-name="T72">r</text:span><text:span text:style-name="T72">i</text:span><text:span text:style-name="T72">a</text:span><text:span text:style-name="T72">-</text:span><text:span text:style-name="T72">S</text:span><text:span text:style-name="T72">o</text:span><text:span text:style-name="T72">f</text:span><text:span text:style-name="T72">i</text:span><text:span text:style-name="T72">a</text:span><text:span text:style-name="T72">"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text:span text:style-name="T72"> </text:span></text:p>
            <text:p text:style-name="P9"><text:span text:style-name="T72"/></text:p>
          </draw:text-box>
        </draw:frame>
        <presentation:notes draw:style-name="dp2">
          <draw:page-thumbnail draw:style-name="gr1" draw:layer="layout" svg:width="14.848cm" svg:height="11.136cm" svg:x="3.074cm" svg:y="2.256cm" draw:page-number="22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style-name="gr89" draw:text-style-name="P18" draw:layer="layout" svg:width="25.4cm" svg:height="2.461cm" svg:x="0.6cm" svg:y="0.826cm">
          <draw:text-box>
            <text:p><text:span text:style-name="T65">M</text:span><text:span text:style-name="T65">e</text:span><text:span text:style-name="T65">t</text:span><text:span text:style-name="T65">o</text:span><text:span text:style-name="T65">d</text:span><text:span text:style-name="T65">a</text:span><text:span text:style-name="T65"> </text:span><text:span text:style-name="T65">t</text:span><text:span text:style-name="T65">e</text:span><text:span text:style-name="T65">s</text:span><text:span text:style-name="T65">t</text:span><text:span text:style-name="T65">(</text:span><text:span text:style-name="T65">)</text:span><text:span text:style-name="T65"> </text:span><text:span text:style-name="T65">-</text:span><text:span text:style-name="T65"> </text:span><text:span text:style-name="T65">e</text:span><text:span text:style-name="T65">x</text:span><text:span text:style-name="T65">e</text:span><text:span text:style-name="T65">m</text:span><text:span text:style-name="T65">p</text:span><text:span text:style-name="T65">l</text:span><text:span text:style-name="T65">e</text:span></text:p>
            <text:p><text:span text:style-name="T66"/></text:p>
          </draw:text-box>
        </draw:frame>
        <draw:frame draw:style-name="gr91" draw:text-style-name="P38" draw:layer="layout" svg:width="25.568cm" svg:height="13.414cm" svg:x="0.544cm" svg:y="3.987cm">
          <draw:text-box>
            <text:p><text:span text:style-name="T59">l</text:span><text:span text:style-name="T59">e</text:span><text:span text:style-name="T59">t</text:span><text:span text:style-name="T59"> </text:span><text:span text:style-name="T72">u</text:span><text:span text:style-name="T72">s</text:span><text:span text:style-name="T72">e</text:span><text:span text:style-name="T72">r</text:span><text:span text:style-name="T72"> </text:span><text:span text:style-name="T72">=</text:span><text:span text:style-name="T72"> </text:span><text:span text:style-name="T72"><text:s/></text:span><text:span text:style-name="T72">/</text:span><text:span text:style-name="T72">^</text:span><text:span text:style-name="T72">[</text:span><text:span text:style-name="T72">a</text:span><text:span text:style-name="T72">-</text:span><text:span text:style-name="T72">z</text:span><text:span text:style-name="T72">A</text:span><text:span text:style-name="T72">-</text:span><text:span text:style-name="T72">Z</text:span><text:span text:style-name="T72">]</text:span><text:span text:style-name="T72">[</text:span><text:span text:style-name="T72">a</text:span><text:span text:style-name="T72">-</text:span><text:span text:style-name="T72">z</text:span><text:span text:style-name="T72">A</text:span><text:span text:style-name="T72">-</text:span><text:span text:style-name="T72">Z</text:span><text:span text:style-name="T72">0</text:span><text:span text:style-name="T72">-</text:span><text:span text:style-name="T72">9</text:span><text:span text:style-name="T72">_</text:span><text:span text:style-name="T72">]</text:span><text:span text:style-name="T72">{</text:span><text:span text:style-name="T72">2</text:span><text:span text:style-name="T72">,</text:span><text:span text:style-name="T72">}</text:span><text:span text:style-name="T72">$</text:span><text:span text:style-name="T72">/</text:span><text:span text:style-name="T72">;</text:span></text:p>
            <text:p><text:span text:style-name="T72"/></text:p>
            <text:p text:style-name="P9"><text:span text:style-name="T72">u</text:span><text:span text:style-name="T72">s</text:span><text:span text:style-name="T72">e</text:span><text:span text:style-name="T72">r</text:span><text:span text:style-name="T72">.</text:span><text:span text:style-name="T72">t</text:span><text:span text:style-name="T72">e</text:span><text:span text:style-name="T72">s</text:span><text:span text:style-name="T72">t</text:span><text:span text:style-name="T72">(</text:span><text:span text:style-name="T72">"</text:span><text:span text:style-name="T72">a</text:span><text:span text:style-name="T72">b</text:span><text:span text:style-name="T72">c</text:span><text:span text:style-name="T72">1</text:span><text:span text:style-name="T72">2</text:span><text:span text:style-name="T72">3</text:span><text:span text:style-name="T72">”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7">u</text:span><text:span text:style-name="T77">s</text:span><text:span text:style-name="T77">e</text:span><text:span text:style-name="T77">r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1</text:span><text:span text:style-name="T72">2</text:span><text:span text:style-name="T72">a</text:span><text:span text:style-name="T72">b</text:span><text:span text:style-name="T72">c</text:span><text:span text:style-name="T72">"</text:span><text:span text:style-name="T72">)</text:span><text:span text:style-name="T72">;</text:span><text:span text:style-name="T72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7">u</text:span><text:span text:style-name="T77">s</text:span><text:span text:style-name="T77">e</text:span><text:span text:style-name="T77">r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a</text:span><text:span text:style-name="T72">b</text:span><text:span text:style-name="T72">_</text:span><text:span text:style-name="T72">2</text:span><text:span text:style-name="T72">4</text:span><text:span text:style-name="T72">"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9"/></text:p>
            <text:p text:style-name="P9"><text:span text:style-name="T80">l</text:span><text:span text:style-name="T80">e</text:span><text:span text:style-name="T80">t</text:span><text:span text:style-name="T80"> </text:span><text:span text:style-name="T80">p</text:span><text:span text:style-name="T80">a</text:span><text:span text:style-name="T80">r</text:span><text:span text:style-name="T80">o</text:span><text:span text:style-name="T80">l</text:span><text:span text:style-name="T80">a</text:span><text:span text:style-name="T80"> </text:span><text:span text:style-name="T80">=</text:span><text:span text:style-name="T80"> </text:span><text:span text:style-name="T80">/</text:span><text:span text:style-name="T80">^</text:span><text:span text:style-name="T80">(</text:span><text:span text:style-name="T80">?</text:span><text:span text:style-name="T80">=</text:span><text:span text:style-name="T80">.</text:span><text:span text:style-name="T80">*</text:span><text:span text:style-name="T80">[</text:span><text:span text:style-name="T80">a</text:span><text:span text:style-name="T80">-</text:span><text:span text:style-name="T80">z</text:span><text:span text:style-name="T80">]</text:span><text:span text:style-name="T80">)</text:span><text:span text:style-name="T80">(</text:span><text:span text:style-name="T80">?</text:span><text:span text:style-name="T80">=</text:span><text:span text:style-name="T80">.</text:span><text:span text:style-name="T80">*</text:span><text:span text:style-name="T80">[</text:span><text:span text:style-name="T80">A</text:span><text:span text:style-name="T80">-</text:span><text:span text:style-name="T80">Z</text:span><text:span text:style-name="T80">]</text:span><text:span text:style-name="T80">)</text:span><text:span text:style-name="T80">(</text:span><text:span text:style-name="T80">?</text:span><text:span text:style-name="T80">=</text:span><text:span text:style-name="T80">.</text:span><text:span text:style-name="T80">*</text:span><text:span text:style-name="T80">\</text:span><text:span text:style-name="T80">d</text:span><text:span text:style-name="T80">)</text:span><text:span text:style-name="T80">(</text:span><text:span text:style-name="T80">?</text:span><text:span text:style-name="T80">=</text:span><text:span text:style-name="T80">.</text:span><text:span text:style-name="T80">*</text:span><text:span text:style-name="T80">[</text:span><text:span text:style-name="T80">?</text:span><text:span text:style-name="T80">!</text:span><text:span text:style-name="T80">$</text:span><text:span text:style-name="T80">%</text:span><text:span text:style-name="T80">&amp;</text:span><text:span text:style-name="T80">#</text:span><text:span text:style-name="T80">@</text:span><text:span text:style-name="T80">]</text:span><text:span text:style-name="T80">)</text:span><text:span text:style-name="T80">.</text:span><text:span text:style-name="T80">{</text:span><text:span text:style-name="T80">8</text:span><text:span text:style-name="T80">,</text:span><text:span text:style-name="T80">}</text:span><text:span text:style-name="T80">$</text:span><text:span text:style-name="T80">/</text:span><text:span text:style-name="T80">;</text:span></text:p>
            <text:p text:style-name="P9"><text:span text:style-name="T80"/></text:p>
            <text:p text:style-name="P9"><text:span text:style-name="T77">p</text:span><text:span text:style-name="T77">a</text:span><text:span text:style-name="T77">r</text:span><text:span text:style-name="T77">o</text:span><text:span text:style-name="T77">l</text:span><text:span text:style-name="T77">a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A</text:span><text:span text:style-name="T77">b</text:span><text:span text:style-name="T77">c</text:span><text:span text:style-name="T77">d</text:span><text:span text:style-name="T77">e</text:span><text:span text:style-name="T77">f</text:span><text:span text:style-name="T77">1</text:span><text:span text:style-name="T77">$</text:span><text:span text:style-name="T77">"</text:span><text:span text:style-name="T77">)</text:span><text:span text:style-name="T77">;</text:span><text:span text:style-name="T77"> </text:span><text:span text:style-name="T77"><text:s/>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7">p</text:span><text:span text:style-name="T77">a</text:span><text:span text:style-name="T77">r</text:span><text:span text:style-name="T77">o</text:span><text:span text:style-name="T77">l</text:span><text:span text:style-name="T77">a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a</text:span><text:span text:style-name="T77">b</text:span><text:span text:style-name="T77">c</text:span><text:span text:style-name="T77">d</text:span><text:span text:style-name="T77">e</text:span><text:span text:style-name="T77">f</text:span><text:span text:style-name="T77">g</text:span><text:span text:style-name="T77">1</text:span><text:span text:style-name="T77">"</text:span><text:span text:style-name="T77">)</text:span><text:span text:style-name="T77">;</text:span><text:span text:style-name="T79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7">p</text:span><text:span text:style-name="T77">a</text:span><text:span text:style-name="T77">r</text:span><text:span text:style-name="T77">o</text:span><text:span text:style-name="T77">l</text:span><text:span text:style-name="T77">a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1</text:span><text:span text:style-name="T77">2</text:span><text:span text:style-name="T77">a</text:span><text:span text:style-name="T77">b</text:span><text:span text:style-name="T77">_</text:span><text:span text:style-name="T77">C</text:span><text:span text:style-name="T77">!</text:span><text:span text:style-name="T77">x</text:span><text:span text:style-name="T77">"</text:span><text:span text:style-name="T77">)</text:span><text:span text:style-name="T77">;</text:span><text:span text:style-name="T77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9"/></text:p>
            <text:p text:style-name="P9"><text:span text:style-name="T79"/></text:p>
          </draw:text-box>
        </draw:frame>
        <presentation:notes draw:style-name="dp2">
          <draw:page-thumbnail draw:style-name="gr1" draw:layer="layout" svg:width="14.848cm" svg:height="11.136cm" svg:x="3.074cm" svg:y="2.256cm" draw:page-number="23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89" draw:text-style-name="P18" draw:layer="layout" svg:width="25.4cm" svg:height="2.461cm" svg:x="0.6cm" svg:y="0.826cm">
          <draw:text-box>
            <text:p><text:span text:style-name="T65">M</text:span><text:span text:style-name="T65">e</text:span><text:span text:style-name="T65">t</text:span><text:span text:style-name="T65">o</text:span><text:span text:style-name="T65">d</text:span><text:span text:style-name="T65">a</text:span><text:span text:style-name="T65"> </text:span><text:span text:style-name="T65">t</text:span><text:span text:style-name="T65">e</text:span><text:span text:style-name="T65">s</text:span><text:span text:style-name="T65">t</text:span><text:span text:style-name="T65">(</text:span><text:span text:style-name="T65">)</text:span><text:span text:style-name="T65"> </text:span><text:span text:style-name="T65">-</text:span><text:span text:style-name="T65"> </text:span><text:span text:style-name="T65">e</text:span><text:span text:style-name="T65">x</text:span><text:span text:style-name="T65">e</text:span><text:span text:style-name="T65">m</text:span><text:span text:style-name="T65">p</text:span><text:span text:style-name="T65">l</text:span><text:span text:style-name="T65">e</text:span></text:p>
            <text:p><text:span text:style-name="T66"/></text:p>
          </draw:text-box>
        </draw:frame>
        <draw:frame draw:style-name="gr92" draw:text-style-name="P38" draw:layer="layout" svg:width="25.964cm" svg:height="19.564cm" svg:x="0.148cm" svg:y="3.987cm">
          <draw:text-box>
            <text:p><text:span text:style-name="T77">l</text:span><text:span text:style-name="T77">e</text:span><text:span text:style-name="T77">t</text:span><text:span text:style-name="T77"> </text:span><text:span text:style-name="T77">t</text:span><text:span text:style-name="T77">e</text:span><text:span text:style-name="T77">l</text:span><text:span text:style-name="T77">e</text:span><text:span text:style-name="T77">f</text:span><text:span text:style-name="T77">o</text:span><text:span text:style-name="T77">n</text:span><text:span text:style-name="T77"> </text:span><text:span text:style-name="T77">=</text:span><text:span text:style-name="T77"> </text:span><text:span text:style-name="T77">/</text:span><text:span text:style-name="T77">^</text:span><text:span text:style-name="T77">\</text:span><text:span text:style-name="T77">+</text:span><text:span text:style-name="T77">4</text:span><text:span text:style-name="T77">0</text:span><text:span text:style-name="T77">\</text:span><text:span text:style-name="T77">d</text:span><text:span text:style-name="T77">{</text:span><text:span text:style-name="T77">9</text:span><text:span text:style-name="T77">}</text:span><text:span text:style-name="T77">$</text:span><text:span text:style-name="T77">/</text:span><text:span text:style-name="T77">;</text:span></text:p>
            <text:p text:style-name="P9"><text:span text:style-name="T77"><text:s/></text:span></text:p>
            <text:p text:style-name="P9"><text:span text:style-name="T77">t</text:span><text:span text:style-name="T77">e</text:span><text:span text:style-name="T77">l</text:span><text:span text:style-name="T77">e</text:span><text:span text:style-name="T77">f</text:span><text:span text:style-name="T77">o</text:span><text:span text:style-name="T77">n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+</text:span><text:span text:style-name="T72">4</text:span><text:span text:style-name="T72">0</text:span><text:span text:style-name="T72">1</text:span><text:span text:style-name="T72">1</text:span><text:span text:style-name="T72">1</text:span><text:span text:style-name="T72">2</text:span><text:span text:style-name="T72">2</text:span><text:span text:style-name="T72">2</text:span><text:span text:style-name="T72">3</text:span><text:span text:style-name="T72">3</text:span><text:span text:style-name="T72">3</text:span><text:span text:style-name="T72">"</text:span><text:span text:style-name="T72">)</text:span><text:span text:style-name="T72">;</text:span><text:span text:style-name="T72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7">t</text:span><text:span text:style-name="T77">e</text:span><text:span text:style-name="T77">l</text:span><text:span text:style-name="T77">e</text:span><text:span text:style-name="T77">f</text:span><text:span text:style-name="T77">o</text:span><text:span text:style-name="T77">n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2">"</text:span><text:span text:style-name="T72">4</text:span><text:span text:style-name="T72">0</text:span><text:span text:style-name="T72">1</text:span><text:span text:style-name="T72">1</text:span><text:span text:style-name="T72">1</text:span><text:span text:style-name="T72">2</text:span><text:span text:style-name="T72">2</text:span><text:span text:style-name="T72">2</text:span><text:span text:style-name="T72">3</text:span><text:span text:style-name="T72">3</text:span><text:span text:style-name="T72">3</text:span><text:span text:style-name="T72">"</text:span><text:span text:style-name="T72">)</text:span><text:span text:style-name="T72">;</text:span><text:span text:style-name="T72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6"/></text:p>
            <text:p text:style-name="P9"><text:span text:style-name="T80">l</text:span><text:span text:style-name="T80">e</text:span><text:span text:style-name="T80">t</text:span><text:span text:style-name="T80"> </text:span><text:span text:style-name="T80">e</text:span><text:span text:style-name="T80">m</text:span><text:span text:style-name="T80">a</text:span><text:span text:style-name="T80">i</text:span><text:span text:style-name="T80">l</text:span><text:span text:style-name="T80"> </text:span><text:span text:style-name="T80">=</text:span><text:span text:style-name="T80"> </text:span><text:span text:style-name="T80">/</text:span><text:span text:style-name="T80">^</text:span><text:span text:style-name="T80">[</text:span><text:span text:style-name="T80">a</text:span><text:span text:style-name="T80">-</text:span><text:span text:style-name="T80">z</text:span><text:span text:style-name="T80">A</text:span><text:span text:style-name="T80">-</text:span><text:span text:style-name="T80">Z</text:span><text:span text:style-name="T80">0</text:span><text:span text:style-name="T80">-</text:span><text:span text:style-name="T80">9</text:span><text:span text:style-name="T80">.</text:span><text:span text:style-name="T80">_</text:span><text:span text:style-name="T80">%</text:span><text:span text:style-name="T80">+</text:span><text:span text:style-name="T80">-</text:span><text:span text:style-name="T80">]</text:span><text:span text:style-name="T80">+</text:span><text:span text:style-name="T80">@</text:span><text:span text:style-name="T80">(</text:span><text:span text:style-name="T80">[</text:span><text:span text:style-name="T80">a</text:span><text:span text:style-name="T80">-</text:span><text:span text:style-name="T80">z</text:span><text:span text:style-name="T80">A</text:span><text:span text:style-name="T80">-</text:span><text:span text:style-name="T80">Z</text:span><text:span text:style-name="T80">0</text:span><text:span text:style-name="T80">-</text:span><text:span text:style-name="T80">9</text:span><text:span text:style-name="T80">-</text:span><text:span text:style-name="T80">]</text:span><text:span text:style-name="T80">+</text:span><text:span text:style-name="T80">\</text:span><text:span text:style-name="T80">.</text:span><text:span text:style-name="T80">)</text:span><text:span text:style-name="T80">+</text:span><text:span text:style-name="T80">[</text:span><text:span text:style-name="T80">a</text:span><text:span text:style-name="T80">-</text:span><text:span text:style-name="T80">z</text:span><text:span text:style-name="T80">A</text:span><text:span text:style-name="T80">-</text:span><text:span text:style-name="T80">Z</text:span><text:span text:style-name="T80">]</text:span><text:span text:style-name="T80">{</text:span><text:span text:style-name="T80">2</text:span><text:span text:style-name="T80">,</text:span><text:span text:style-name="T80">}</text:span><text:span text:style-name="T80">$</text:span><text:span text:style-name="T80">/</text:span><text:span text:style-name="T80">;</text:span></text:p>
            <text:p text:style-name="P9"><text:span text:style-name="T80"/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u</text:span><text:span text:style-name="T77">t</text:span><text:span text:style-name="T77">i</text:span><text:span text:style-name="T77">l</text:span><text:span text:style-name="T77">i</text:span><text:span text:style-name="T77">z</text:span><text:span text:style-name="T77">a</text:span><text:span text:style-name="T77">t</text:span><text:span text:style-name="T77">o</text:span><text:span text:style-name="T77">r</text:span><text:span text:style-name="T77">@</text:span><text:span text:style-name="T77">g</text:span><text:span text:style-name="T77">m</text:span><text:span text:style-name="T77">a</text:span><text:span text:style-name="T77">i</text:span><text:span text:style-name="T77">l</text:span><text:span text:style-name="T77">.</text:span><text:span text:style-name="T77">c</text:span><text:span text:style-name="T77">o</text:span><text:span text:style-name="T77">m</text:span><text:span text:style-name="T77">"</text:span><text:span text:style-name="T77">)</text:span><text:span text:style-name="T77">;</text:span><text:span text:style-name="T77"> </text:span><text:span text:style-name="T79">/</text:span><text:span text:style-name="T79">/</text:span><text:span text:style-name="T79"> </text:span><text:span text:style-name="T79">t</text:span><text:span text:style-name="T79">r</text:span><text:span text:style-name="T79">u</text:span><text:span text:style-name="T79">e</text:span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n</text:span><text:span text:style-name="T77">u</text:span><text:span text:style-name="T77">m</text:span><text:span text:style-name="T77">e</text:span><text:span text:style-name="T77">.</text:span><text:span text:style-name="T77">p</text:span><text:span text:style-name="T77">r</text:span><text:span text:style-name="T77">e</text:span><text:span text:style-name="T77">n</text:span><text:span text:style-name="T77">u</text:span><text:span text:style-name="T77">m</text:span><text:span text:style-name="T77">e</text:span><text:span text:style-name="T77">@</text:span><text:span text:style-name="T77">y</text:span><text:span text:style-name="T77">a</text:span><text:span text:style-name="T77">h</text:span><text:span text:style-name="T77">o</text:span><text:span text:style-name="T77">o</text:span><text:span text:style-name="T77">.</text:span><text:span text:style-name="T77">c</text:span><text:span text:style-name="T77">o</text:span><text:span text:style-name="T77">.</text:span><text:span text:style-name="T77">u</text:span><text:span text:style-name="T77">k</text:span><text:span text:style-name="T77">"</text:span><text:span text:style-name="T77">)</text:span><text:span text:style-name="T77">;</text:span><text:span text:style-name="T77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u</text:span><text:span text:style-name="T77">s</text:span><text:span text:style-name="T77">e</text:span><text:span text:style-name="T77">r</text:span><text:span text:style-name="T77">_</text:span><text:span text:style-name="T77">1</text:span><text:span text:style-name="T77">2</text:span><text:span text:style-name="T77">3</text:span><text:span text:style-name="T77">@</text:span><text:span text:style-name="T77">d</text:span><text:span text:style-name="T77">o</text:span><text:span text:style-name="T77">m</text:span><text:span text:style-name="T77">e</text:span><text:span text:style-name="T77">n</text:span><text:span text:style-name="T77">i</text:span><text:span text:style-name="T77">u</text:span><text:span text:style-name="T77">.</text:span><text:span text:style-name="T77">o</text:span><text:span text:style-name="T77">r</text:span><text:span text:style-name="T77">g</text:span><text:span text:style-name="T77">"</text:span><text:span text:style-name="T77">)</text:span><text:span text:style-name="T77">;</text:span><text:span text:style-name="T77"> </text:span><text:span text:style-name="T79">/</text:span><text:span text:style-name="T79">/</text:span><text:span text:style-name="T79">t</text:span><text:span text:style-name="T79">r</text:span><text:span text:style-name="T79">u</text:span><text:span text:style-name="T79">e</text:span></text:p>
            <text:p text:style-name="P9"><text:span text:style-name="T77"/></text:p>
            <text:p text:style-name="P9"><text:span text:style-name="T77"/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u</text:span><text:span text:style-name="T77">s</text:span><text:span text:style-name="T77">e</text:span><text:span text:style-name="T77">r</text:span><text:span text:style-name="T77">@</text:span><text:span text:style-name="T77">@</text:span><text:span text:style-name="T77">d</text:span><text:span text:style-name="T77">o</text:span><text:span text:style-name="T77">m</text:span><text:span text:style-name="T77">e</text:span><text:span text:style-name="T77">n</text:span><text:span text:style-name="T77">i</text:span><text:span text:style-name="T77">u</text:span><text:span text:style-name="T77">.</text:span><text:span text:style-name="T77">c</text:span><text:span text:style-name="T77">o</text:span><text:span text:style-name="T77">m</text:span><text:span text:style-name="T77">"</text:span><text:span text:style-name="T77">)</text:span><text:span text:style-name="T77">;</text:span><text:span text:style-name="T77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u</text:span><text:span text:style-name="T77">s</text:span><text:span text:style-name="T77">e</text:span><text:span text:style-name="T77">r</text:span><text:span text:style-name="T77">.</text:span><text:span text:style-name="T77">d</text:span><text:span text:style-name="T77">o</text:span><text:span text:style-name="T77">m</text:span><text:span text:style-name="T77">e</text:span><text:span text:style-name="T77">n</text:span><text:span text:style-name="T77">i</text:span><text:span text:style-name="T77">u</text:span><text:span text:style-name="T77">.</text:span><text:span text:style-name="T77">c</text:span><text:span text:style-name="T77">o</text:span><text:span text:style-name="T77">m</text:span><text:span text:style-name="T77">"</text:span><text:span text:style-name="T77">)</text:span><text:span text:style-name="T77">;</text:span><text:span text:style-name="T77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7">e</text:span><text:span text:style-name="T77">m</text:span><text:span text:style-name="T77">a</text:span><text:span text:style-name="T77">i</text:span><text:span text:style-name="T77">l</text:span><text:span text:style-name="T77">.</text:span><text:span text:style-name="T77">t</text:span><text:span text:style-name="T77">e</text:span><text:span text:style-name="T77">s</text:span><text:span text:style-name="T77">t</text:span><text:span text:style-name="T77">(</text:span><text:span text:style-name="T77">"</text:span><text:span text:style-name="T77">u</text:span><text:span text:style-name="T77">s</text:span><text:span text:style-name="T77">e</text:span><text:span text:style-name="T77">r</text:span><text:span text:style-name="T77">@</text:span><text:span text:style-name="T77">.</text:span><text:span text:style-name="T77">c</text:span><text:span text:style-name="T77">o</text:span><text:span text:style-name="T77">m</text:span><text:span text:style-name="T77">"</text:span><text:span text:style-name="T77">)</text:span><text:span text:style-name="T77">;</text:span><text:span text:style-name="T77"> </text:span><text:span text:style-name="T76">/</text:span><text:span text:style-name="T76">/</text:span><text:span text:style-name="T76">f</text:span><text:span text:style-name="T76">a</text:span><text:span text:style-name="T76">l</text:span><text:span text:style-name="T76">s</text:span><text:span text:style-name="T76">e</text:span></text:p>
            <text:p text:style-name="P9"><text:span text:style-name="T76"/></text:p>
            <text:p text:style-name="P9"><text:span text:style-name="T76"/></text:p>
            <text:p><text:span text:style-name="T79"/></text:p>
            <text:p text:style-name="P9"><text:span text:style-name="T79"/></text:p>
          </draw:text-box>
        </draw:frame>
        <presentation:notes draw:style-name="dp2">
          <draw:page-thumbnail draw:style-name="gr1" draw:layer="layout" svg:width="14.848cm" svg:height="11.136cm" svg:x="3.074cm" svg:y="2.256cm" draw:page-number="24" presentation:class="page"/>
          <draw:frame presentation:style-name="pr3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9c2f2c" draw:end-color="#cb3d39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o" fo:country="RO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2-08T15:24:43.292493586</dc:date>
    <meta:editing-cycles>1381</meta:editing-cycles>
    <meta:editing-duration>P9DT6H8M38S</meta:editing-duration>
    <meta:generator>LibreOffice/7.3.7.2$Linux_X86_64 LibreOffice_project/30$Build-2</meta:generator>
    <meta:document-statistic meta:object-count="211"/>
  </office:meta>
</office:document-meta>
</file>